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40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color="#ff0000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ff0000" style:text-outline="false" style:text-line-through-styl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ff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>
            <text:p>Sl. No</text:p>
          </table:table-cell>
          <table:table-cell table:style-name="ce1" office:value-type="string">
            <text:p>State/UT</text:p>
          </table:table-cell>
          <table:table-cell table:style-name="ce1" office:value-type="string">
            <text:p>Constituency</text:p>
          </table:table-cell>
          <table:table-cell table:style-name="ce1" office:value-type="string">
            <text:p>Party</text:p>
          </table:table-cell>
          <table:table-cell table:style-name="ce1" office:value-type="string">
            <text:p>Winner</text:p>
          </table:table-cell>
          <table:table-cell table:style-name="ce3" office:value-type="string">
            <text:p>Year</text:p>
          </table:table-cell>
          <table:table-cell table:number-columns-repeated="1018"/>
        </table:table-row>
        <table:table-row table:style-name="ro2" table:visibility="filter">
          <table:table-cell office:value-type="float" office:value="1">
            <text:p>1</text:p>
          </table:table-cell>
          <table:table-cell office:value-type="string">
            <text:p>Andhra Pradesh</text:p>
          </table:table-cell>
          <table:table-cell office:value-type="string">
            <text:p>Srikakulam</text:p>
          </table:table-cell>
          <table:table-cell office:value-type="string">
            <text:p>TDP</text:p>
          </table:table-cell>
          <table:table-cell office:value-type="string">
            <text:p>Yerrannaidu Kinjarap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2">
            <text:p>2</text:p>
          </table:table-cell>
          <table:table-cell office:value-type="string">
            <text:p>Andhra Pradesh</text:p>
          </table:table-cell>
          <table:table-cell office:value-type="string">
            <text:p>Parvathipuram</text:p>
          </table:table-cell>
          <table:table-cell office:value-type="string">
            <text:p>INC</text:p>
          </table:table-cell>
          <table:table-cell office:value-type="string">
            <text:p>Kishore Chandra Suryanarayana Deo Vyricherl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">
            <text:p>3</text:p>
          </table:table-cell>
          <table:table-cell office:value-type="string">
            <text:p>Andhra Pradesh</text:p>
          </table:table-cell>
          <table:table-cell office:value-type="string">
            <text:p>Bobbili</text:p>
          </table:table-cell>
          <table:table-cell office:value-type="string">
            <text:p>TDP</text:p>
          </table:table-cell>
          <table:table-cell office:value-type="string">
            <text:p>Kondapalli Pydithalli Naid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">
            <text:p>4</text:p>
          </table:table-cell>
          <table:table-cell office:value-type="string">
            <text:p>Andhra Pradesh</text:p>
          </table:table-cell>
          <table:table-cell office:value-type="string">
            <text:p>Visakhapatnam</text:p>
          </table:table-cell>
          <table:table-cell office:value-type="string">
            <text:p>INC</text:p>
          </table:table-cell>
          <table:table-cell office:value-type="string">
            <text:p>Janardhana Reddy Nedurumall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5">
            <text:p>5</text:p>
          </table:table-cell>
          <table:table-cell office:value-type="string">
            <text:p>Andhra Pradesh</text:p>
          </table:table-cell>
          <table:table-cell office:value-type="string">
            <text:p>Bhadrachalam</text:p>
          </table:table-cell>
          <table:table-cell office:value-type="string">
            <text:p>CPM</text:p>
          </table:table-cell>
          <table:table-cell office:value-type="string">
            <text:p>Midiyam Babu 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6">
            <text:p>6</text:p>
          </table:table-cell>
          <table:table-cell office:value-type="string">
            <text:p>Andhra Pradesh</text:p>
          </table:table-cell>
          <table:table-cell office:value-type="string">
            <text:p>Anakapalli</text:p>
          </table:table-cell>
          <table:table-cell office:value-type="string">
            <text:p>TDP</text:p>
          </table:table-cell>
          <table:table-cell office:value-type="string">
            <text:p>Chalapathirao Pappal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7">
            <text:p>7</text:p>
          </table:table-cell>
          <table:table-cell office:value-type="string">
            <text:p>Andhra Pradesh</text:p>
          </table:table-cell>
          <table:table-cell office:value-type="string">
            <text:p>Kakinada</text:p>
          </table:table-cell>
          <table:table-cell office:value-type="string">
            <text:p>INC</text:p>
          </table:table-cell>
          <table:table-cell office:value-type="string">
            <text:p>Mallipudi Mangapati Pallam Raj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8">
            <text:p>8</text:p>
          </table:table-cell>
          <table:table-cell office:value-type="string">
            <text:p>Andhra Pradesh</text:p>
          </table:table-cell>
          <table:table-cell office:value-type="string">
            <text:p>Rajahmundry</text:p>
          </table:table-cell>
          <table:table-cell office:value-type="string">
            <text:p>INC</text:p>
          </table:table-cell>
          <table:table-cell office:value-type="string">
            <text:p>Aruna Kumar Vundavall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9">
            <text:p>9</text:p>
          </table:table-cell>
          <table:table-cell office:value-type="string">
            <text:p>Andhra Pradesh</text:p>
          </table:table-cell>
          <table:table-cell office:value-type="string">
            <text:p>Amalapuram</text:p>
          </table:table-cell>
          <table:table-cell office:value-type="string">
            <text:p>INC</text:p>
          </table:table-cell>
          <table:table-cell office:value-type="string">
            <text:p>G.v. Harsha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string">
            <text:p>Andhra Pradesh</text:p>
          </table:table-cell>
          <table:table-cell office:value-type="string">
            <text:p>Narasapur</text:p>
          </table:table-cell>
          <table:table-cell office:value-type="string">
            <text:p>INC</text:p>
          </table:table-cell>
          <table:table-cell office:value-type="string">
            <text:p>Chegondi Venkata Harirama Jogaia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1">
            <text:p>11</text:p>
          </table:table-cell>
          <table:table-cell office:value-type="string">
            <text:p>Andhra Pradesh</text:p>
          </table:table-cell>
          <table:table-cell office:value-type="string">
            <text:p>Eluru</text:p>
          </table:table-cell>
          <table:table-cell office:value-type="string">
            <text:p>INC</text:p>
          </table:table-cell>
          <table:table-cell office:value-type="string">
            <text:p>Kavuru Samba Siva 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2">
            <text:p>12</text:p>
          </table:table-cell>
          <table:table-cell office:value-type="string">
            <text:p>Andhra Pradesh</text:p>
          </table:table-cell>
          <table:table-cell office:value-type="string">
            <text:p>Machilipatnam</text:p>
          </table:table-cell>
          <table:table-cell office:value-type="string">
            <text:p>INC</text:p>
          </table:table-cell>
          <table:table-cell office:value-type="string">
            <text:p>Badiga Ramakrish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3">
            <text:p>13</text:p>
          </table:table-cell>
          <table:table-cell office:value-type="string">
            <text:p>Andhra Pradesh</text:p>
          </table:table-cell>
          <table:table-cell office:value-type="string">
            <text:p>Vijayawada</text:p>
          </table:table-cell>
          <table:table-cell office:value-type="string">
            <text:p>INC</text:p>
          </table:table-cell>
          <table:table-cell office:value-type="string">
            <text:p>Rajagopal Lagadapat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4">
            <text:p>14</text:p>
          </table:table-cell>
          <table:table-cell office:value-type="string">
            <text:p>Andhra Pradesh</text:p>
          </table:table-cell>
          <table:table-cell office:value-type="string">
            <text:p>Tenali</text:p>
          </table:table-cell>
          <table:table-cell office:value-type="string">
            <text:p>INC</text:p>
          </table:table-cell>
          <table:table-cell office:value-type="string">
            <text:p>Balashowry Vallabhanen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5">
            <text:p>15</text:p>
          </table:table-cell>
          <table:table-cell office:value-type="string">
            <text:p>Andhra Pradesh</text:p>
          </table:table-cell>
          <table:table-cell office:value-type="string">
            <text:p>Guntur</text:p>
          </table:table-cell>
          <table:table-cell office:value-type="string">
            <text:p>INC</text:p>
          </table:table-cell>
          <table:table-cell office:value-type="string">
            <text:p>Rayapati Sambasiva 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6">
            <text:p>16</text:p>
          </table:table-cell>
          <table:table-cell office:value-type="string">
            <text:p>Andhra Pradesh</text:p>
          </table:table-cell>
          <table:table-cell office:value-type="string">
            <text:p>Bapatla</text:p>
          </table:table-cell>
          <table:table-cell office:value-type="string">
            <text:p>INC</text:p>
          </table:table-cell>
          <table:table-cell office:value-type="string">
            <text:p>Daggubati Purandareswar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7">
            <text:p>17</text:p>
          </table:table-cell>
          <table:table-cell office:value-type="string">
            <text:p>Andhra Pradesh</text:p>
          </table:table-cell>
          <table:table-cell office:value-type="string">
            <text:p>Narasaraopet</text:p>
          </table:table-cell>
          <table:table-cell office:value-type="string">
            <text:p>INC</text:p>
          </table:table-cell>
          <table:table-cell office:value-type="string">
            <text:p>Mekapati Rajamohan Redd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8">
            <text:p>18</text:p>
          </table:table-cell>
          <table:table-cell office:value-type="string">
            <text:p>Andhra Pradesh</text:p>
          </table:table-cell>
          <table:table-cell office:value-type="string">
            <text:p>Ongole</text:p>
          </table:table-cell>
          <table:table-cell office:value-type="string">
            <text:p>INC</text:p>
          </table:table-cell>
          <table:table-cell office:value-type="string">
            <text:p>Sreenivasulu Reddy Magunt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9">
            <text:p>19</text:p>
          </table:table-cell>
          <table:table-cell office:value-type="string">
            <text:p>Andhra Pradesh</text:p>
          </table:table-cell>
          <table:table-cell office:value-type="string">
            <text:p>Nellore</text:p>
          </table:table-cell>
          <table:table-cell office:value-type="string">
            <text:p>INC</text:p>
          </table:table-cell>
          <table:table-cell office:value-type="string">
            <text:p>Panabaka Lakshm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string">
            <text:p>Andhra Pradesh</text:p>
          </table:table-cell>
          <table:table-cell office:value-type="string">
            <text:p>Tirupathi</text:p>
          </table:table-cell>
          <table:table-cell office:value-type="string">
            <text:p>INC</text:p>
          </table:table-cell>
          <table:table-cell office:value-type="string">
            <text:p>Chinta Moh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">
            <text:p>21</text:p>
          </table:table-cell>
          <table:table-cell office:value-type="string">
            <text:p>Andhra Pradesh</text:p>
          </table:table-cell>
          <table:table-cell office:value-type="string">
            <text:p>Chittoor</text:p>
          </table:table-cell>
          <table:table-cell office:value-type="string">
            <text:p>TDP</text:p>
          </table:table-cell>
          <table:table-cell office:value-type="string">
            <text:p>D.k. Audikesavul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2">
            <text:p>22</text:p>
          </table:table-cell>
          <table:table-cell office:value-type="string">
            <text:p>Andhra Pradesh</text:p>
          </table:table-cell>
          <table:table-cell office:value-type="string">
            <text:p>Rajampet</text:p>
          </table:table-cell>
          <table:table-cell office:value-type="string">
            <text:p>INC</text:p>
          </table:table-cell>
          <table:table-cell office:value-type="string">
            <text:p>Annayyagari Sai Prathap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3">
            <text:p>23</text:p>
          </table:table-cell>
          <table:table-cell office:value-type="string">
            <text:p>Andhra Pradesh</text:p>
          </table:table-cell>
          <table:table-cell office:value-type="string">
            <text:p>Cuddapah</text:p>
          </table:table-cell>
          <table:table-cell office:value-type="string">
            <text:p>INC</text:p>
          </table:table-cell>
          <table:table-cell office:value-type="string">
            <text:p>Y.s. Vivekananda Redd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4">
            <text:p>24</text:p>
          </table:table-cell>
          <table:table-cell office:value-type="string">
            <text:p>Andhra Pradesh</text:p>
          </table:table-cell>
          <table:table-cell office:value-type="string">
            <text:p>Hindupur</text:p>
          </table:table-cell>
          <table:table-cell office:value-type="string">
            <text:p>INC</text:p>
          </table:table-cell>
          <table:table-cell office:value-type="string">
            <text:p>Nizamodd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5">
            <text:p>25</text:p>
          </table:table-cell>
          <table:table-cell office:value-type="string">
            <text:p>Andhra Pradesh</text:p>
          </table:table-cell>
          <table:table-cell office:value-type="string">
            <text:p>Anantapur</text:p>
          </table:table-cell>
          <table:table-cell office:value-type="string">
            <text:p>INC</text:p>
          </table:table-cell>
          <table:table-cell office:value-type="string">
            <text:p>Anantha Venkata Rami Redd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6">
            <text:p>26</text:p>
          </table:table-cell>
          <table:table-cell office:value-type="string">
            <text:p>Andhra Pradesh</text:p>
          </table:table-cell>
          <table:table-cell office:value-type="string">
            <text:p>Kurnool</text:p>
          </table:table-cell>
          <table:table-cell office:value-type="string">
            <text:p>INC</text:p>
          </table:table-cell>
          <table:table-cell office:value-type="string">
            <text:p>Kotla Jayasurya Prakasha Redd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7">
            <text:p>27</text:p>
          </table:table-cell>
          <table:table-cell office:value-type="string">
            <text:p>Andhra Pradesh</text:p>
          </table:table-cell>
          <table:table-cell office:value-type="string">
            <text:p>Nandyal</text:p>
          </table:table-cell>
          <table:table-cell office:value-type="string">
            <text:p>INC</text:p>
          </table:table-cell>
          <table:table-cell office:value-type="string">
            <text:p>S. P. Y. Redd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8">
            <text:p>28</text:p>
          </table:table-cell>
          <table:table-cell office:value-type="string">
            <text:p>Andhra Pradesh</text:p>
          </table:table-cell>
          <table:table-cell office:value-type="string">
            <text:p>Nagarkurnool</text:p>
          </table:table-cell>
          <table:table-cell office:value-type="string">
            <text:p>TDP</text:p>
          </table:table-cell>
          <table:table-cell office:value-type="string">
            <text:p>Dr.manda Jagannat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9">
            <text:p>29</text:p>
          </table:table-cell>
          <table:table-cell office:value-type="string">
            <text:p>Andhra Pradesh</text:p>
          </table:table-cell>
          <table:table-cell office:value-type="string">
            <text:p>Mahabubnagar</text:p>
          </table:table-cell>
          <table:table-cell office:value-type="string">
            <text:p>INC</text:p>
          </table:table-cell>
          <table:table-cell office:value-type="string">
            <text:p>D. Vittal 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string">
            <text:p>Andhra Pradesh</text:p>
          </table:table-cell>
          <table:table-cell office:value-type="string">
            <text:p>Hyderabad</text:p>
          </table:table-cell>
          <table:table-cell office:value-type="string">
            <text:p>AIMIM</text:p>
          </table:table-cell>
          <table:table-cell office:value-type="string">
            <text:p>Asaduddin Owais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1">
            <text:p>31</text:p>
          </table:table-cell>
          <table:table-cell office:value-type="string">
            <text:p>Andhra Pradesh</text:p>
          </table:table-cell>
          <table:table-cell office:value-type="string">
            <text:p>Secunderabad</text:p>
          </table:table-cell>
          <table:table-cell office:value-type="string">
            <text:p>INC</text:p>
          </table:table-cell>
          <table:table-cell office:value-type="string">
            <text:p>M. Anjan Kumar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2">
            <text:p>32</text:p>
          </table:table-cell>
          <table:table-cell office:value-type="string">
            <text:p>Andhra Pradesh</text:p>
          </table:table-cell>
          <table:table-cell office:value-type="string">
            <text:p>Siddipet</text:p>
          </table:table-cell>
          <table:table-cell office:value-type="string">
            <text:p>INC</text:p>
          </table:table-cell>
          <table:table-cell office:value-type="string">
            <text:p>Sarvey Sathyanaraya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3">
            <text:p>33</text:p>
          </table:table-cell>
          <table:table-cell office:value-type="string">
            <text:p>Andhra Pradesh</text:p>
          </table:table-cell>
          <table:table-cell office:value-type="string">
            <text:p>Medak</text:p>
          </table:table-cell>
          <table:table-cell office:value-type="string">
            <text:p>TRS</text:p>
          </table:table-cell>
          <table:table-cell office:value-type="string">
            <text:p>A. Narend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4">
            <text:p>34</text:p>
          </table:table-cell>
          <table:table-cell office:value-type="string">
            <text:p>Andhra Pradesh</text:p>
          </table:table-cell>
          <table:table-cell office:value-type="string">
            <text:p>Nizamabad</text:p>
          </table:table-cell>
          <table:table-cell office:value-type="string">
            <text:p>INC</text:p>
          </table:table-cell>
          <table:table-cell office:value-type="string">
            <text:p>Madhu Goud Yask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5">
            <text:p>35</text:p>
          </table:table-cell>
          <table:table-cell office:value-type="string">
            <text:p>Andhra Pradesh</text:p>
          </table:table-cell>
          <table:table-cell office:value-type="string">
            <text:p>Adilabad</text:p>
          </table:table-cell>
          <table:table-cell office:value-type="string">
            <text:p>TRS</text:p>
          </table:table-cell>
          <table:table-cell office:value-type="string">
            <text:p>Madhusudhan Reddy Takkal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6">
            <text:p>36</text:p>
          </table:table-cell>
          <table:table-cell office:value-type="string">
            <text:p>Andhra Pradesh</text:p>
          </table:table-cell>
          <table:table-cell office:value-type="string">
            <text:p>Peddapalli</text:p>
          </table:table-cell>
          <table:table-cell office:value-type="string">
            <text:p>INC</text:p>
          </table:table-cell>
          <table:table-cell office:value-type="string">
            <text:p>G. Venkat Swam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7">
            <text:p>37</text:p>
          </table:table-cell>
          <table:table-cell office:value-type="string">
            <text:p>Andhra Pradesh</text:p>
          </table:table-cell>
          <table:table-cell office:value-type="string">
            <text:p>Karimnagar</text:p>
          </table:table-cell>
          <table:table-cell office:value-type="string">
            <text:p>TRS</text:p>
          </table:table-cell>
          <table:table-cell office:value-type="string">
            <text:p>K. Chandra Shakher 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">
            <text:p>38</text:p>
          </table:table-cell>
          <table:table-cell office:value-type="string">
            <text:p>Andhra Pradesh</text:p>
          </table:table-cell>
          <table:table-cell office:value-type="string">
            <text:p>Hanamkonda</text:p>
          </table:table-cell>
          <table:table-cell office:value-type="string">
            <text:p>TRS</text:p>
          </table:table-cell>
          <table:table-cell office:value-type="string">
            <text:p>B.vinod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">
            <text:p>39</text:p>
          </table:table-cell>
          <table:table-cell office:value-type="string">
            <text:p>Andhra Pradesh</text:p>
          </table:table-cell>
          <table:table-cell office:value-type="string">
            <text:p>Warangal</text:p>
          </table:table-cell>
          <table:table-cell office:value-type="string">
            <text:p>TRS</text:p>
          </table:table-cell>
          <table:table-cell office:value-type="string">
            <text:p>Dharavath Ravinder Nai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">
            <text:p>40</text:p>
          </table:table-cell>
          <table:table-cell office:value-type="string">
            <text:p>Andhra Pradesh</text:p>
          </table:table-cell>
          <table:table-cell office:value-type="string">
            <text:p>Khammam</text:p>
          </table:table-cell>
          <table:table-cell office:value-type="string">
            <text:p>INC</text:p>
          </table:table-cell>
          <table:table-cell office:value-type="string">
            <text:p>Renuka Chowdhur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">
            <text:p>41</text:p>
          </table:table-cell>
          <table:table-cell office:value-type="string">
            <text:p>Andhra Pradesh</text:p>
          </table:table-cell>
          <table:table-cell office:value-type="string">
            <text:p>Nalgonda</text:p>
          </table:table-cell>
          <table:table-cell office:value-type="string">
            <text:p>CPI</text:p>
          </table:table-cell>
          <table:table-cell office:value-type="string">
            <text:p>Suravaram Sudhakar Redd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">
            <text:p>42</text:p>
          </table:table-cell>
          <table:table-cell office:value-type="string">
            <text:p>Andhra Pradesh</text:p>
          </table:table-cell>
          <table:table-cell office:value-type="string">
            <text:p>Miryalguda</text:p>
          </table:table-cell>
          <table:table-cell office:value-type="string">
            <text:p>INC</text:p>
          </table:table-cell>
          <table:table-cell office:value-type="string">
            <text:p>Jaipal Reddy Sudin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">
            <text:p>43</text:p>
          </table:table-cell>
          <table:table-cell office:value-type="string">
            <text:p>Arunachal Pradesh</text:p>
          </table:table-cell>
          <table:table-cell office:value-type="string">
            <text:p>Arunachal West</text:p>
          </table:table-cell>
          <table:table-cell office:value-type="string">
            <text:p>BJP</text:p>
          </table:table-cell>
          <table:table-cell office:value-type="string">
            <text:p>Khiren Rijij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">
            <text:p>44</text:p>
          </table:table-cell>
          <table:table-cell office:value-type="string">
            <text:p>Arunachal Pradesh</text:p>
          </table:table-cell>
          <table:table-cell office:value-type="string">
            <text:p>Arunachal East</text:p>
          </table:table-cell>
          <table:table-cell office:value-type="string">
            <text:p>BJP</text:p>
          </table:table-cell>
          <table:table-cell office:value-type="string">
            <text:p>Tapir G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">
            <text:p>45</text:p>
          </table:table-cell>
          <table:table-cell office:value-type="string">
            <text:p>Assam</text:p>
          </table:table-cell>
          <table:table-cell office:value-type="string">
            <text:p>Karimganj</text:p>
          </table:table-cell>
          <table:table-cell office:value-type="string">
            <text:p>INC</text:p>
          </table:table-cell>
          <table:table-cell office:value-type="string">
            <text:p>Lalit Mohan Suklabaid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string">
            <text:p>Assam</text:p>
          </table:table-cell>
          <table:table-cell office:value-type="string">
            <text:p>Silchar</text:p>
          </table:table-cell>
          <table:table-cell office:value-type="string">
            <text:p>INC</text:p>
          </table:table-cell>
          <table:table-cell office:value-type="string">
            <text:p>Sontosh Mohan De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7">
            <text:p>47</text:p>
          </table:table-cell>
          <table:table-cell office:value-type="string">
            <text:p>Assam</text:p>
          </table:table-cell>
          <table:table-cell office:value-type="string">
            <text:p>Autonomous District</text:p>
          </table:table-cell>
          <table:table-cell office:value-type="string">
            <text:p>INC</text:p>
          </table:table-cell>
          <table:table-cell office:value-type="string">
            <text:p>Biren Singh Engt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string">
            <text:p>Assam</text:p>
          </table:table-cell>
          <table:table-cell office:value-type="string">
            <text:p>Dhubri</text:p>
          </table:table-cell>
          <table:table-cell office:value-type="string">
            <text:p>INC</text:p>
          </table:table-cell>
          <table:table-cell office:value-type="string">
            <text:p>Anwar Hussa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9">
            <text:p>49</text:p>
          </table:table-cell>
          <table:table-cell office:value-type="string">
            <text:p>Assam</text:p>
          </table:table-cell>
          <table:table-cell office:value-type="string">
            <text:p>Kokrajhar</text:p>
          </table:table-cell>
          <table:table-cell office:value-type="string">
            <text:p>IND</text:p>
          </table:table-cell>
          <table:table-cell office:value-type="string">
            <text:p>Sansuma Khunggur Bwiswmuthiar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Assam</text:p>
          </table:table-cell>
          <table:table-cell office:value-type="string">
            <text:p>Barpeta</text:p>
          </table:table-cell>
          <table:table-cell office:value-type="string">
            <text:p>INC</text:p>
          </table:table-cell>
          <table:table-cell office:value-type="string">
            <text:p>A. F. Golam Osman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">
            <text:p>51</text:p>
          </table:table-cell>
          <table:table-cell office:value-type="string">
            <text:p>Assam</text:p>
          </table:table-cell>
          <table:table-cell office:value-type="string">
            <text:p>Gauhati</text:p>
          </table:table-cell>
          <table:table-cell office:value-type="string">
            <text:p>INC</text:p>
          </table:table-cell>
          <table:table-cell office:value-type="string">
            <text:p>Kirip Chalih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52">
            <text:p>52</text:p>
          </table:table-cell>
          <table:table-cell office:value-type="string">
            <text:p>Assam</text:p>
          </table:table-cell>
          <table:table-cell office:value-type="string">
            <text:p>Mangaldoi</text:p>
          </table:table-cell>
          <table:table-cell office:value-type="string">
            <text:p>BJP</text:p>
          </table:table-cell>
          <table:table-cell office:value-type="string">
            <text:p>Narayan Chandra Borkatak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3">
            <text:p>53</text:p>
          </table:table-cell>
          <table:table-cell office:value-type="string">
            <text:p>Assam</text:p>
          </table:table-cell>
          <table:table-cell office:value-type="string">
            <text:p>Tezpur</text:p>
          </table:table-cell>
          <table:table-cell office:value-type="string">
            <text:p>INC</text:p>
          </table:table-cell>
          <table:table-cell office:value-type="string">
            <text:p>Moni Kumar Subb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4">
            <text:p>54</text:p>
          </table:table-cell>
          <table:table-cell office:value-type="string">
            <text:p>Assam</text:p>
          </table:table-cell>
          <table:table-cell office:value-type="string">
            <text:p>Nowgong</text:p>
          </table:table-cell>
          <table:table-cell office:value-type="string">
            <text:p>BJP</text:p>
          </table:table-cell>
          <table:table-cell office:value-type="string">
            <text:p>Rajen Goha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string">
            <text:p>Assam</text:p>
          </table:table-cell>
          <table:table-cell office:value-type="string">
            <text:p>Kaliabor</text:p>
          </table:table-cell>
          <table:table-cell office:value-type="string">
            <text:p>INC</text:p>
          </table:table-cell>
          <table:table-cell office:value-type="string">
            <text:p>Dip Gogo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56">
            <text:p>56</text:p>
          </table:table-cell>
          <table:table-cell office:value-type="string">
            <text:p>Assam</text:p>
          </table:table-cell>
          <table:table-cell office:value-type="string">
            <text:p>Jorhat</text:p>
          </table:table-cell>
          <table:table-cell office:value-type="string">
            <text:p>INC</text:p>
          </table:table-cell>
          <table:table-cell office:value-type="string">
            <text:p>Bijoy Krishna Handiqu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string">
            <text:p>Assam</text:p>
          </table:table-cell>
          <table:table-cell office:value-type="string">
            <text:p>Dibrugarh</text:p>
          </table:table-cell>
          <table:table-cell office:value-type="string">
            <text:p>AGP</text:p>
          </table:table-cell>
          <table:table-cell office:value-type="string">
            <text:p>Sarbananda Sonow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58">
            <text:p>58</text:p>
          </table:table-cell>
          <table:table-cell office:value-type="string">
            <text:p>Assam</text:p>
          </table:table-cell>
          <table:table-cell office:value-type="string">
            <text:p>Lakhimpur</text:p>
          </table:table-cell>
          <table:table-cell office:value-type="string">
            <text:p>AGP</text:p>
          </table:table-cell>
          <table:table-cell office:value-type="string">
            <text:p>Dr. Arun Kumar Sarma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ihar</text:p>
          </table:table-cell>
          <table:table-cell office:value-type="string">
            <text:p>Bagaha</text:p>
          </table:table-cell>
          <table:table-cell office:value-type="string">
            <text:p>JD(U)</text:p>
          </table:table-cell>
          <table:table-cell office:value-type="string">
            <text:p>Kailash Baith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ihar</text:p>
          </table:table-cell>
          <table:table-cell office:value-type="string">
            <text:p>Bettiah</text:p>
          </table:table-cell>
          <table:table-cell office:value-type="string">
            <text:p>RJD</text:p>
          </table:table-cell>
          <table:table-cell office:value-type="string">
            <text:p>Raghunath Jh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ihar</text:p>
          </table:table-cell>
          <table:table-cell office:value-type="string">
            <text:p>Motihari</text:p>
          </table:table-cell>
          <table:table-cell office:value-type="string">
            <text:p>RJD</text:p>
          </table:table-cell>
          <table:table-cell office:value-type="string">
            <text:p>Akhiles Prasad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Bihar</text:p>
          </table:table-cell>
          <table:table-cell office:value-type="string">
            <text:p>Gopalganj</text:p>
          </table:table-cell>
          <table:table-cell office:value-type="string">
            <text:p>RJD</text:p>
          </table:table-cell>
          <table:table-cell office:value-type="string">
            <text:p>Anirudh Prasad Alias Sadhu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Bihar</text:p>
          </table:table-cell>
          <table:table-cell office:value-type="string">
            <text:p>Siwan</text:p>
          </table:table-cell>
          <table:table-cell office:value-type="string">
            <text:p>RJD</text:p>
          </table:table-cell>
          <table:table-cell office:value-type="string">
            <text:p>Mohammad Shahabudd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ihar</text:p>
          </table:table-cell>
          <table:table-cell office:value-type="string">
            <text:p>Maharajganj</text:p>
          </table:table-cell>
          <table:table-cell office:value-type="string">
            <text:p>JD(U)</text:p>
          </table:table-cell>
          <table:table-cell office:value-type="string">
            <text:p>Prabhunath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ihar</text:p>
          </table:table-cell>
          <table:table-cell office:value-type="string">
            <text:p>Chapra</text:p>
          </table:table-cell>
          <table:table-cell office:value-type="string">
            <text:p>RJD</text:p>
          </table:table-cell>
          <table:table-cell office:value-type="string">
            <text:p>Lalu Pras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ihar</text:p>
          </table:table-cell>
          <table:table-cell office:value-type="string">
            <text:p>Hajipur</text:p>
          </table:table-cell>
          <table:table-cell office:value-type="string">
            <text:p>LJNSP</text:p>
          </table:table-cell>
          <table:table-cell office:value-type="string">
            <text:p>Ram Vilas Pasw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Bihar</text:p>
          </table:table-cell>
          <table:table-cell office:value-type="string">
            <text:p>Vaishali</text:p>
          </table:table-cell>
          <table:table-cell office:value-type="string">
            <text:p>RJD</text:p>
          </table:table-cell>
          <table:table-cell office:value-type="string">
            <text:p>Raghubansh Prasad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Bihar</text:p>
          </table:table-cell>
          <table:table-cell office:value-type="string">
            <text:p>Muzaffarpur</text:p>
          </table:table-cell>
          <table:table-cell office:value-type="string">
            <text:p>JD(U)</text:p>
          </table:table-cell>
          <table:table-cell office:value-type="string">
            <text:p>George Fernandes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Bihar</text:p>
          </table:table-cell>
          <table:table-cell office:value-type="string">
            <text:p>Sitamarhi</text:p>
          </table:table-cell>
          <table:table-cell office:value-type="string">
            <text:p>RJD</text:p>
          </table:table-cell>
          <table:table-cell office:value-type="string">
            <text:p>Sitaram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Bihar</text:p>
          </table:table-cell>
          <table:table-cell office:value-type="string">
            <text:p>Sheohar</text:p>
          </table:table-cell>
          <table:table-cell office:value-type="string">
            <text:p>RJD</text:p>
          </table:table-cell>
          <table:table-cell office:value-type="string">
            <text:p>Sitaram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Bihar</text:p>
          </table:table-cell>
          <table:table-cell office:value-type="string">
            <text:p>Madhubani</text:p>
          </table:table-cell>
          <table:table-cell office:value-type="string">
            <text:p>INC</text:p>
          </table:table-cell>
          <table:table-cell office:value-type="string">
            <text:p>Dr. Shakeel Ahm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Bihar</text:p>
          </table:table-cell>
          <table:table-cell office:value-type="string">
            <text:p>Jhanjharpur</text:p>
          </table:table-cell>
          <table:table-cell office:value-type="string">
            <text:p>RJD</text:p>
          </table:table-cell>
          <table:table-cell office:value-type="string">
            <text:p>Devendra Prasad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Bihar</text:p>
          </table:table-cell>
          <table:table-cell office:value-type="string">
            <text:p>Darbhanga</text:p>
          </table:table-cell>
          <table:table-cell office:value-type="string">
            <text:p>RJD</text:p>
          </table:table-cell>
          <table:table-cell office:value-type="string">
            <text:p>Md. Ali Ashraf Fatm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Bihar</text:p>
          </table:table-cell>
          <table:table-cell office:value-type="string">
            <text:p>Rosera</text:p>
          </table:table-cell>
          <table:table-cell office:value-type="string">
            <text:p>LJNSP</text:p>
          </table:table-cell>
          <table:table-cell office:value-type="string">
            <text:p>Ram Chandra Pasw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Bihar</text:p>
          </table:table-cell>
          <table:table-cell office:value-type="string">
            <text:p>Samastipur</text:p>
          </table:table-cell>
          <table:table-cell office:value-type="string">
            <text:p>RJD</text:p>
          </table:table-cell>
          <table:table-cell office:value-type="string">
            <text:p>Alok Kumar Meht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ihar</text:p>
          </table:table-cell>
          <table:table-cell office:value-type="string">
            <text:p>Barh</text:p>
          </table:table-cell>
          <table:table-cell office:value-type="string">
            <text:p>RJD</text:p>
          </table:table-cell>
          <table:table-cell office:value-type="string">
            <text:p>Vijay Krish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ihar</text:p>
          </table:table-cell>
          <table:table-cell office:value-type="string">
            <text:p>Balia</text:p>
          </table:table-cell>
          <table:table-cell office:value-type="string">
            <text:p>LJNSP</text:p>
          </table:table-cell>
          <table:table-cell office:value-type="string">
            <text:p>Suraj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ihar</text:p>
          </table:table-cell>
          <table:table-cell office:value-type="string">
            <text:p>Saharsa</text:p>
          </table:table-cell>
          <table:table-cell office:value-type="string">
            <text:p>LJNSP</text:p>
          </table:table-cell>
          <table:table-cell office:value-type="string">
            <text:p>Ranjeet Ranj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ihar</text:p>
          </table:table-cell>
          <table:table-cell office:value-type="string">
            <text:p>Madhepura</text:p>
          </table:table-cell>
          <table:table-cell office:value-type="string">
            <text:p>RJD</text:p>
          </table:table-cell>
          <table:table-cell office:value-type="string">
            <text:p>Lalu Pras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ihar</text:p>
          </table:table-cell>
          <table:table-cell office:value-type="string">
            <text:p>Araria</text:p>
          </table:table-cell>
          <table:table-cell office:value-type="string">
            <text:p>BJP</text:p>
          </table:table-cell>
          <table:table-cell office:value-type="string">
            <text:p>Sukdeo Pasw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Bihar</text:p>
          </table:table-cell>
          <table:table-cell office:value-type="string">
            <text:p>Kishanganj</text:p>
          </table:table-cell>
          <table:table-cell office:value-type="string">
            <text:p>RJD</text:p>
          </table:table-cell>
          <table:table-cell office:value-type="string">
            <text:p>Taslimudd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Bihar</text:p>
          </table:table-cell>
          <table:table-cell office:value-type="string">
            <text:p>Purnea</text:p>
          </table:table-cell>
          <table:table-cell office:value-type="string">
            <text:p>BJP</text:p>
          </table:table-cell>
          <table:table-cell office:value-type="string">
            <text:p>Uday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Bihar</text:p>
          </table:table-cell>
          <table:table-cell office:value-type="string">
            <text:p>Katihar</text:p>
          </table:table-cell>
          <table:table-cell office:value-type="string">
            <text:p>BJP</text:p>
          </table:table-cell>
          <table:table-cell office:value-type="string">
            <text:p>Nikhil Kumar Choudhar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ihar</text:p>
          </table:table-cell>
          <table:table-cell office:value-type="string">
            <text:p>Banka</text:p>
          </table:table-cell>
          <table:table-cell office:value-type="string">
            <text:p>RJD</text:p>
          </table:table-cell>
          <table:table-cell office:value-type="string">
            <text:p>Giridhari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ihar</text:p>
          </table:table-cell>
          <table:table-cell office:value-type="string">
            <text:p>Bhagalpur</text:p>
          </table:table-cell>
          <table:table-cell office:value-type="string">
            <text:p>BJP</text:p>
          </table:table-cell>
          <table:table-cell office:value-type="string">
            <text:p>Sushil Kumar Mod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ihar</text:p>
          </table:table-cell>
          <table:table-cell office:value-type="string">
            <text:p>Khagaria</text:p>
          </table:table-cell>
          <table:table-cell office:value-type="string">
            <text:p>RJD</text:p>
          </table:table-cell>
          <table:table-cell office:value-type="string">
            <text:p>Rabindra Ku. Ra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Bihar</text:p>
          </table:table-cell>
          <table:table-cell office:value-type="string">
            <text:p>Monghyr</text:p>
          </table:table-cell>
          <table:table-cell office:value-type="string">
            <text:p>RJD</text:p>
          </table:table-cell>
          <table:table-cell office:value-type="string">
            <text:p>Jay Prakash Narayan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ihar</text:p>
          </table:table-cell>
          <table:table-cell office:value-type="string">
            <text:p>Begusarai</text:p>
          </table:table-cell>
          <table:table-cell office:value-type="string">
            <text:p>JD(U)</text:p>
          </table:table-cell>
          <table:table-cell office:value-type="string">
            <text:p>Rajiv Ranjan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Bihar</text:p>
          </table:table-cell>
          <table:table-cell office:value-type="string">
            <text:p>Nalanda</text:p>
          </table:table-cell>
          <table:table-cell office:value-type="string">
            <text:p>JD(U)</text:p>
          </table:table-cell>
          <table:table-cell office:value-type="string">
            <text:p>Nitish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Bihar</text:p>
          </table:table-cell>
          <table:table-cell office:value-type="string">
            <text:p>Patna</text:p>
          </table:table-cell>
          <table:table-cell office:value-type="string">
            <text:p>RJD</text:p>
          </table:table-cell>
          <table:table-cell office:value-type="string">
            <text:p>Ram Kripal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Bihar</text:p>
          </table:table-cell>
          <table:table-cell office:value-type="string">
            <text:p>Arrah</text:p>
          </table:table-cell>
          <table:table-cell office:value-type="string">
            <text:p>RJD</text:p>
          </table:table-cell>
          <table:table-cell office:value-type="string">
            <text:p>Kanti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ihar</text:p>
          </table:table-cell>
          <table:table-cell office:value-type="string">
            <text:p>Buxar</text:p>
          </table:table-cell>
          <table:table-cell office:value-type="string">
            <text:p>BJP</text:p>
          </table:table-cell>
          <table:table-cell office:value-type="string">
            <text:p>Lalmuni Chaube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ihar</text:p>
          </table:table-cell>
          <table:table-cell office:value-type="string">
            <text:p>Sasaram</text:p>
          </table:table-cell>
          <table:table-cell office:value-type="string">
            <text:p>INC</text:p>
          </table:table-cell>
          <table:table-cell office:value-type="string">
            <text:p>Mira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ihar</text:p>
          </table:table-cell>
          <table:table-cell office:value-type="string">
            <text:p>Bikramganj</text:p>
          </table:table-cell>
          <table:table-cell office:value-type="string">
            <text:p>JD(U)</text:p>
          </table:table-cell>
          <table:table-cell office:value-type="string">
            <text:p>Ajit Kumar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ihar</text:p>
          </table:table-cell>
          <table:table-cell office:value-type="string">
            <text:p>Aurangabad</text:p>
          </table:table-cell>
          <table:table-cell office:value-type="string">
            <text:p>INC</text:p>
          </table:table-cell>
          <table:table-cell office:value-type="string">
            <text:p>Nikhil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Bihar</text:p>
          </table:table-cell>
          <table:table-cell office:value-type="string">
            <text:p>Jahanabad</text:p>
          </table:table-cell>
          <table:table-cell office:value-type="string">
            <text:p>RJD</text:p>
          </table:table-cell>
          <table:table-cell office:value-type="string">
            <text:p>Ganesh Prasad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Bihar</text:p>
          </table:table-cell>
          <table:table-cell office:value-type="string">
            <text:p>Nawada</text:p>
          </table:table-cell>
          <table:table-cell office:value-type="string">
            <text:p>RJD</text:p>
          </table:table-cell>
          <table:table-cell office:value-type="string">
            <text:p>Virchandra Pasw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ihar</text:p>
          </table:table-cell>
          <table:table-cell office:value-type="string">
            <text:p>Gaya</text:p>
          </table:table-cell>
          <table:table-cell office:value-type="string">
            <text:p>RJD</text:p>
          </table:table-cell>
          <table:table-cell office:value-type="string">
            <text:p>Rajesh Kumar Manj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99">
            <text:p>99</text:p>
          </table:table-cell>
          <table:table-cell office:value-type="string">
            <text:p>Goa</text:p>
          </table:table-cell>
          <table:table-cell office:value-type="string">
            <text:p>Panaji</text:p>
          </table:table-cell>
          <table:table-cell office:value-type="string">
            <text:p>BJP</text:p>
          </table:table-cell>
          <table:table-cell office:value-type="string">
            <text:p>Shripad Yesso Nai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string">
            <text:p>Goa</text:p>
          </table:table-cell>
          <table:table-cell office:value-type="string">
            <text:p>Mormugao</text:p>
          </table:table-cell>
          <table:table-cell office:value-type="string">
            <text:p>INC</text:p>
          </table:table-cell>
          <table:table-cell office:value-type="string">
            <text:p>Alemao Churchil Braz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01">
            <text:p>101</text:p>
          </table:table-cell>
          <table:table-cell office:value-type="string">
            <text:p>Gujarat</text:p>
          </table:table-cell>
          <table:table-cell office:value-type="string">
            <text:p>Kutch</text:p>
          </table:table-cell>
          <table:table-cell office:value-type="string">
            <text:p>BJP</text:p>
          </table:table-cell>
          <table:table-cell office:value-type="string">
            <text:p>Gadhavi Pushpadan Shambhud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02">
            <text:p>102</text:p>
          </table:table-cell>
          <table:table-cell office:value-type="string">
            <text:p>Gujarat</text:p>
          </table:table-cell>
          <table:table-cell office:value-type="string">
            <text:p>Surendranagar</text:p>
          </table:table-cell>
          <table:table-cell office:value-type="string">
            <text:p>BJP</text:p>
          </table:table-cell>
          <table:table-cell office:value-type="string">
            <text:p>Koli Patel Somabhai Gandabh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03">
            <text:p>103</text:p>
          </table:table-cell>
          <table:table-cell office:value-type="string">
            <text:p>Gujarat</text:p>
          </table:table-cell>
          <table:table-cell office:value-type="string">
            <text:p>Jamnagar</text:p>
          </table:table-cell>
          <table:table-cell office:value-type="string">
            <text:p>INC</text:p>
          </table:table-cell>
          <table:table-cell office:value-type="string">
            <text:p>Ahir Vikrambhai Arjanbhai Madam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104">
            <text:p>104</text:p>
          </table:table-cell>
          <table:table-cell office:value-type="string">
            <text:p>Gujarat</text:p>
          </table:table-cell>
          <table:table-cell office:value-type="string">
            <text:p>Rajkot</text:p>
          </table:table-cell>
          <table:table-cell office:value-type="string">
            <text:p>BJP</text:p>
          </table:table-cell>
          <table:table-cell office:value-type="string">
            <text:p>Dr. Kathiria Vallabhbhai Ramjibh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105">
            <text:p>105</text:p>
          </table:table-cell>
          <table:table-cell office:value-type="string">
            <text:p>Gujarat</text:p>
          </table:table-cell>
          <table:table-cell office:value-type="string">
            <text:p>Porbandar</text:p>
          </table:table-cell>
          <table:table-cell office:value-type="string">
            <text:p>BJP</text:p>
          </table:table-cell>
          <table:table-cell office:value-type="string">
            <text:p>Patel Harilal Madhavjibhai (haribhai Patel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06">
            <text:p>106</text:p>
          </table:table-cell>
          <table:table-cell office:value-type="string">
            <text:p>Gujarat</text:p>
          </table:table-cell>
          <table:table-cell office:value-type="string">
            <text:p>Junagadh</text:p>
          </table:table-cell>
          <table:table-cell office:value-type="string">
            <text:p>INC</text:p>
          </table:table-cell>
          <table:table-cell office:value-type="string">
            <text:p>Barad Jasubhai Dhanabh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7">
            <text:p>107</text:p>
          </table:table-cell>
          <table:table-cell office:value-type="string">
            <text:p>Gujarat</text:p>
          </table:table-cell>
          <table:table-cell office:value-type="string">
            <text:p>Amreli</text:p>
          </table:table-cell>
          <table:table-cell office:value-type="string">
            <text:p>INC</text:p>
          </table:table-cell>
          <table:table-cell office:value-type="string">
            <text:p>Virjibhai Thum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108">
            <text:p>108</text:p>
          </table:table-cell>
          <table:table-cell office:value-type="string">
            <text:p>Gujarat</text:p>
          </table:table-cell>
          <table:table-cell office:value-type="string">
            <text:p>Bhavnagar</text:p>
          </table:table-cell>
          <table:table-cell office:value-type="string">
            <text:p>BJP</text:p>
          </table:table-cell>
          <table:table-cell office:value-type="string">
            <text:p>Rana Rajendrasinh Ghanashyamsinh (rajubhai Rana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09">
            <text:p>109</text:p>
          </table:table-cell>
          <table:table-cell office:value-type="string">
            <text:p>Gujarat</text:p>
          </table:table-cell>
          <table:table-cell office:value-type="string">
            <text:p>Dhandhuka</text:p>
          </table:table-cell>
          <table:table-cell office:value-type="string">
            <text:p>BJP</text:p>
          </table:table-cell>
          <table:table-cell office:value-type="string">
            <text:p>Varma Ratilal Kalidas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10">
            <text:p>110</text:p>
          </table:table-cell>
          <table:table-cell office:value-type="string">
            <text:p>Gujarat</text:p>
          </table:table-cell>
          <table:table-cell office:value-type="string">
            <text:p>Ahmedabad</text:p>
          </table:table-cell>
          <table:table-cell office:value-type="string">
            <text:p>BJP</text:p>
          </table:table-cell>
          <table:table-cell office:value-type="string">
            <text:p>Harin Patha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11">
            <text:p>111</text:p>
          </table:table-cell>
          <table:table-cell office:value-type="string">
            <text:p>Gujarat</text:p>
          </table:table-cell>
          <table:table-cell office:value-type="string">
            <text:p>Gandhinagar</text:p>
          </table:table-cell>
          <table:table-cell office:value-type="string">
            <text:p>BJP</text:p>
          </table:table-cell>
          <table:table-cell office:value-type="string">
            <text:p>L. K. Advan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12">
            <text:p>112</text:p>
          </table:table-cell>
          <table:table-cell office:value-type="string">
            <text:p>Gujarat</text:p>
          </table:table-cell>
          <table:table-cell office:value-type="string">
            <text:p>Mehsana</text:p>
          </table:table-cell>
          <table:table-cell office:value-type="string">
            <text:p>INC</text:p>
          </table:table-cell>
          <table:table-cell office:value-type="string">
            <text:p>Jivabhai Ambalal Pate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113">
            <text:p>113</text:p>
          </table:table-cell>
          <table:table-cell office:value-type="string">
            <text:p>Gujarat</text:p>
          </table:table-cell>
          <table:table-cell office:value-type="string">
            <text:p>Patan</text:p>
          </table:table-cell>
          <table:table-cell office:value-type="string">
            <text:p>BJP</text:p>
          </table:table-cell>
          <table:table-cell office:value-type="string">
            <text:p>Kanodia Maheshkumar Mithabh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14">
            <text:p>114</text:p>
          </table:table-cell>
          <table:table-cell office:value-type="string">
            <text:p>Gujarat</text:p>
          </table:table-cell>
          <table:table-cell office:value-type="string">
            <text:p>Banaskantha</text:p>
          </table:table-cell>
          <table:table-cell office:value-type="string">
            <text:p>INC</text:p>
          </table:table-cell>
          <table:table-cell office:value-type="string">
            <text:p>Chavda Harisinhaji Pratapsinhaj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15">
            <text:p>115</text:p>
          </table:table-cell>
          <table:table-cell office:value-type="string">
            <text:p>Gujarat</text:p>
          </table:table-cell>
          <table:table-cell office:value-type="string">
            <text:p>Sabarkantha</text:p>
          </table:table-cell>
          <table:table-cell office:value-type="string">
            <text:p>INC</text:p>
          </table:table-cell>
          <table:table-cell office:value-type="string">
            <text:p>Madhusudan Mistr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16">
            <text:p>116</text:p>
          </table:table-cell>
          <table:table-cell office:value-type="string">
            <text:p>Gujarat</text:p>
          </table:table-cell>
          <table:table-cell office:value-type="string">
            <text:p>Kapadvanj</text:p>
          </table:table-cell>
          <table:table-cell office:value-type="string">
            <text:p>INC</text:p>
          </table:table-cell>
          <table:table-cell office:value-type="string">
            <text:p>Vaghela Shankersinh Laxmansin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17">
            <text:p>117</text:p>
          </table:table-cell>
          <table:table-cell office:value-type="string">
            <text:p>Gujarat</text:p>
          </table:table-cell>
          <table:table-cell office:value-type="string">
            <text:p>Dohad</text:p>
          </table:table-cell>
          <table:table-cell office:value-type="string">
            <text:p>BJP</text:p>
          </table:table-cell>
          <table:table-cell office:value-type="string">
            <text:p>Katara Babubhai Khimabh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118">
            <text:p>118</text:p>
          </table:table-cell>
          <table:table-cell office:value-type="string">
            <text:p>Gujarat</text:p>
          </table:table-cell>
          <table:table-cell office:value-type="string">
            <text:p>Godhra</text:p>
          </table:table-cell>
          <table:table-cell office:value-type="string">
            <text:p>BJP</text:p>
          </table:table-cell>
          <table:table-cell office:value-type="string">
            <text:p>Solanki Bhupendrasinh Prabhatsin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19">
            <text:p>119</text:p>
          </table:table-cell>
          <table:table-cell office:value-type="string">
            <text:p>Gujarat</text:p>
          </table:table-cell>
          <table:table-cell office:value-type="string">
            <text:p>Kaira</text:p>
          </table:table-cell>
          <table:table-cell office:value-type="string">
            <text:p>INC</text:p>
          </table:table-cell>
          <table:table-cell office:value-type="string">
            <text:p>Dinsha Pate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20">
            <text:p>120</text:p>
          </table:table-cell>
          <table:table-cell office:value-type="string">
            <text:p>Gujarat</text:p>
          </table:table-cell>
          <table:table-cell office:value-type="string">
            <text:p>Anand</text:p>
          </table:table-cell>
          <table:table-cell office:value-type="string">
            <text:p>INC</text:p>
          </table:table-cell>
          <table:table-cell office:value-type="string">
            <text:p>Solanki Bharatsinh Madhavsin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1">
            <text:p>121</text:p>
          </table:table-cell>
          <table:table-cell office:value-type="string">
            <text:p>Gujarat</text:p>
          </table:table-cell>
          <table:table-cell office:value-type="string">
            <text:p>Chhota Udaipur</text:p>
          </table:table-cell>
          <table:table-cell office:value-type="string">
            <text:p>INC</text:p>
          </table:table-cell>
          <table:table-cell office:value-type="string">
            <text:p>Naranbhai Rathw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2">
            <text:p>122</text:p>
          </table:table-cell>
          <table:table-cell office:value-type="string">
            <text:p>Gujarat</text:p>
          </table:table-cell>
          <table:table-cell office:value-type="string">
            <text:p>Baroda</text:p>
          </table:table-cell>
          <table:table-cell office:value-type="string">
            <text:p>BJP</text:p>
          </table:table-cell>
          <table:table-cell office:value-type="string">
            <text:p>Jayaben Thakk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23">
            <text:p>123</text:p>
          </table:table-cell>
          <table:table-cell office:value-type="string">
            <text:p>Gujarat</text:p>
          </table:table-cell>
          <table:table-cell office:value-type="string">
            <text:p>Broach</text:p>
          </table:table-cell>
          <table:table-cell office:value-type="string">
            <text:p>BJP</text:p>
          </table:table-cell>
          <table:table-cell office:value-type="string">
            <text:p>Vasava Mansukhbhai Dhanjibh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4">
            <text:p>124</text:p>
          </table:table-cell>
          <table:table-cell office:value-type="string">
            <text:p>Gujarat</text:p>
          </table:table-cell>
          <table:table-cell office:value-type="string">
            <text:p>Surat</text:p>
          </table:table-cell>
          <table:table-cell office:value-type="string">
            <text:p>BJP</text:p>
          </table:table-cell>
          <table:table-cell office:value-type="string">
            <text:p>Kashiram Ra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125">
            <text:p>125</text:p>
          </table:table-cell>
          <table:table-cell office:value-type="string">
            <text:p>Gujarat</text:p>
          </table:table-cell>
          <table:table-cell office:value-type="string">
            <text:p>Mandvi</text:p>
          </table:table-cell>
          <table:table-cell office:value-type="string">
            <text:p>INC</text:p>
          </table:table-cell>
          <table:table-cell office:value-type="string">
            <text:p>Chaudhary Tusharbhai Amarsinhbh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26">
            <text:p>126</text:p>
          </table:table-cell>
          <table:table-cell office:value-type="string">
            <text:p>Gujarat</text:p>
          </table:table-cell>
          <table:table-cell office:value-type="string">
            <text:p>Bulsar</text:p>
          </table:table-cell>
          <table:table-cell office:value-type="string">
            <text:p>INC</text:p>
          </table:table-cell>
          <table:table-cell office:value-type="string">
            <text:p>Kishanbhai Vestabhai Pate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7">
            <text:p>127</text:p>
          </table:table-cell>
          <table:table-cell office:value-type="string">
            <text:p>Haryana</text:p>
          </table:table-cell>
          <table:table-cell office:value-type="string">
            <text:p>Ambala</text:p>
          </table:table-cell>
          <table:table-cell office:value-type="string">
            <text:p>INC</text:p>
          </table:table-cell>
          <table:table-cell office:value-type="string">
            <text:p>Selj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8">
            <text:p>128</text:p>
          </table:table-cell>
          <table:table-cell office:value-type="string">
            <text:p>Haryana</text:p>
          </table:table-cell>
          <table:table-cell office:value-type="string">
            <text:p>Kurukshetra</text:p>
          </table:table-cell>
          <table:table-cell office:value-type="string">
            <text:p>INC</text:p>
          </table:table-cell>
          <table:table-cell office:value-type="string">
            <text:p>Naveen Jind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29">
            <text:p>129</text:p>
          </table:table-cell>
          <table:table-cell office:value-type="string">
            <text:p>Haryana</text:p>
          </table:table-cell>
          <table:table-cell office:value-type="string">
            <text:p>Karnal</text:p>
          </table:table-cell>
          <table:table-cell office:value-type="string">
            <text:p>INC</text:p>
          </table:table-cell>
          <table:table-cell office:value-type="string">
            <text:p>Arvind Kumar Sharm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30">
            <text:p>130</text:p>
          </table:table-cell>
          <table:table-cell office:value-type="string">
            <text:p>Haryana</text:p>
          </table:table-cell>
          <table:table-cell office:value-type="string">
            <text:p>Sonepat</text:p>
          </table:table-cell>
          <table:table-cell office:value-type="string">
            <text:p>BJP</text:p>
          </table:table-cell>
          <table:table-cell office:value-type="string">
            <text:p>Kishan Singh Sangw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1">
            <text:p>131</text:p>
          </table:table-cell>
          <table:table-cell office:value-type="string">
            <text:p>Haryana</text:p>
          </table:table-cell>
          <table:table-cell office:value-type="string">
            <text:p>Rohtak</text:p>
          </table:table-cell>
          <table:table-cell office:value-type="string">
            <text:p>INC</text:p>
          </table:table-cell>
          <table:table-cell office:value-type="string">
            <text:p>Bhupinder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2">
            <text:p>132</text:p>
          </table:table-cell>
          <table:table-cell office:value-type="string">
            <text:p>Haryana</text:p>
          </table:table-cell>
          <table:table-cell office:value-type="string">
            <text:p>Faridabad</text:p>
          </table:table-cell>
          <table:table-cell office:value-type="string">
            <text:p>INC</text:p>
          </table:table-cell>
          <table:table-cell office:value-type="string">
            <text:p>Avtar Singh Bhada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3">
            <text:p>133</text:p>
          </table:table-cell>
          <table:table-cell office:value-type="string">
            <text:p>Haryana</text:p>
          </table:table-cell>
          <table:table-cell office:value-type="string">
            <text:p>Mahendragarh</text:p>
          </table:table-cell>
          <table:table-cell office:value-type="string">
            <text:p>INC</text:p>
          </table:table-cell>
          <table:table-cell office:value-type="string">
            <text:p>Inderjit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4">
            <text:p>134</text:p>
          </table:table-cell>
          <table:table-cell office:value-type="string">
            <text:p>Haryana</text:p>
          </table:table-cell>
          <table:table-cell office:value-type="string">
            <text:p>Bhiwani</text:p>
          </table:table-cell>
          <table:table-cell office:value-type="string">
            <text:p>INC</text:p>
          </table:table-cell>
          <table:table-cell office:value-type="string">
            <text:p>Kuldeep Bishno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">
            <text:p>135</text:p>
          </table:table-cell>
          <table:table-cell office:value-type="string">
            <text:p>Haryana</text:p>
          </table:table-cell>
          <table:table-cell office:value-type="string">
            <text:p>Hissar</text:p>
          </table:table-cell>
          <table:table-cell office:value-type="string">
            <text:p>INC</text:p>
          </table:table-cell>
          <table:table-cell office:value-type="string">
            <text:p>Jai Parkas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6">
            <text:p>136</text:p>
          </table:table-cell>
          <table:table-cell office:value-type="string">
            <text:p>Haryana</text:p>
          </table:table-cell>
          <table:table-cell office:value-type="string">
            <text:p>Sirsa</text:p>
          </table:table-cell>
          <table:table-cell office:value-type="string">
            <text:p>INC</text:p>
          </table:table-cell>
          <table:table-cell office:value-type="string">
            <text:p>Atma Singh Gil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37">
            <text:p>137</text:p>
          </table:table-cell>
          <table:table-cell office:value-type="string">
            <text:p>Himachal Pradesh</text:p>
          </table:table-cell>
          <table:table-cell office:value-type="string">
            <text:p>Simla</text:p>
          </table:table-cell>
          <table:table-cell office:value-type="string">
            <text:p>INC</text:p>
          </table:table-cell>
          <table:table-cell office:value-type="string">
            <text:p>Dhani Ram Shandi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38">
            <text:p>138</text:p>
          </table:table-cell>
          <table:table-cell office:value-type="string">
            <text:p>Himachal Pradesh</text:p>
          </table:table-cell>
          <table:table-cell office:value-type="string">
            <text:p>Mandi</text:p>
          </table:table-cell>
          <table:table-cell office:value-type="string">
            <text:p>INC</text:p>
          </table:table-cell>
          <table:table-cell office:value-type="string">
            <text:p>Pratibha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39">
            <text:p>139</text:p>
          </table:table-cell>
          <table:table-cell office:value-type="string">
            <text:p>Himachal Pradesh</text:p>
          </table:table-cell>
          <table:table-cell office:value-type="string">
            <text:p>Kangra</text:p>
          </table:table-cell>
          <table:table-cell office:value-type="string">
            <text:p>INC</text:p>
          </table:table-cell>
          <table:table-cell office:value-type="string">
            <text:p>Chander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40">
            <text:p>140</text:p>
          </table:table-cell>
          <table:table-cell office:value-type="string">
            <text:p>Himachal Pradesh</text:p>
          </table:table-cell>
          <table:table-cell office:value-type="string">
            <text:p>Hamirpur</text:p>
          </table:table-cell>
          <table:table-cell office:value-type="string">
            <text:p>BJP</text:p>
          </table:table-cell>
          <table:table-cell office:value-type="string">
            <text:p>Suresh Chande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41">
            <text:p>141</text:p>
          </table:table-cell>
          <table:table-cell office:value-type="string">
            <text:p>Jammu &amp; Kashmir</text:p>
          </table:table-cell>
          <table:table-cell office:value-type="string">
            <text:p>Baramulla</text:p>
          </table:table-cell>
          <table:table-cell office:value-type="string">
            <text:p>JKN</text:p>
          </table:table-cell>
          <table:table-cell office:value-type="string">
            <text:p>Abdul Rashid Shahee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42">
            <text:p>142</text:p>
          </table:table-cell>
          <table:table-cell office:value-type="string">
            <text:p>Jammu &amp; Kashmir</text:p>
          </table:table-cell>
          <table:table-cell office:value-type="string">
            <text:p>Srinagar</text:p>
          </table:table-cell>
          <table:table-cell office:value-type="string">
            <text:p>JKN</text:p>
          </table:table-cell>
          <table:table-cell office:value-type="string">
            <text:p>Omar Abdulla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43">
            <text:p>143</text:p>
          </table:table-cell>
          <table:table-cell office:value-type="string">
            <text:p>Jammu &amp; Kashmir</text:p>
          </table:table-cell>
          <table:table-cell office:value-type="string">
            <text:p>Anantnag</text:p>
          </table:table-cell>
          <table:table-cell office:value-type="string">
            <text:p>JKPDP</text:p>
          </table:table-cell>
          <table:table-cell office:value-type="string">
            <text:p>Mehbooba Muft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44">
            <text:p>144</text:p>
          </table:table-cell>
          <table:table-cell office:value-type="string">
            <text:p>Jammu &amp; Kashmir</text:p>
          </table:table-cell>
          <table:table-cell office:value-type="string">
            <text:p>Ladakh</text:p>
          </table:table-cell>
          <table:table-cell office:value-type="string">
            <text:p>IND</text:p>
          </table:table-cell>
          <table:table-cell office:value-type="string">
            <text:p>Thupstan Chhewang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45">
            <text:p>145</text:p>
          </table:table-cell>
          <table:table-cell office:value-type="string">
            <text:p>Jammu &amp; Kashmir</text:p>
          </table:table-cell>
          <table:table-cell office:value-type="string">
            <text:p>Udhampur</text:p>
          </table:table-cell>
          <table:table-cell office:value-type="string">
            <text:p>INC</text:p>
          </table:table-cell>
          <table:table-cell office:value-type="string">
            <text:p>Ch. Lal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46">
            <text:p>146</text:p>
          </table:table-cell>
          <table:table-cell office:value-type="string">
            <text:p>Jammu &amp; Kashmir</text:p>
          </table:table-cell>
          <table:table-cell office:value-type="string">
            <text:p>Jammu</text:p>
          </table:table-cell>
          <table:table-cell office:value-type="string">
            <text:p>INC</text:p>
          </table:table-cell>
          <table:table-cell office:value-type="string">
            <text:p>Madan Lal Sharm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47">
            <text:p>147</text:p>
          </table:table-cell>
          <table:table-cell office:value-type="string">
            <text:p>Karnataka</text:p>
          </table:table-cell>
          <table:table-cell office:value-type="string">
            <text:p>Bidar</text:p>
          </table:table-cell>
          <table:table-cell office:value-type="string">
            <text:p>BJP</text:p>
          </table:table-cell>
          <table:table-cell office:value-type="string">
            <text:p>Ramchandra Veer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48">
            <text:p>148</text:p>
          </table:table-cell>
          <table:table-cell office:value-type="string">
            <text:p>Karnataka</text:p>
          </table:table-cell>
          <table:table-cell office:value-type="string">
            <text:p>Gulbarga</text:p>
          </table:table-cell>
          <table:table-cell office:value-type="string">
            <text:p>INC</text:p>
          </table:table-cell>
          <table:table-cell office:value-type="string">
            <text:p>Iqbal Ahmed Saradg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49">
            <text:p>149</text:p>
          </table:table-cell>
          <table:table-cell office:value-type="string">
            <text:p>Karnataka</text:p>
          </table:table-cell>
          <table:table-cell office:value-type="string">
            <text:p>Raichur</text:p>
          </table:table-cell>
          <table:table-cell office:value-type="string">
            <text:p>INC</text:p>
          </table:table-cell>
          <table:table-cell office:value-type="string">
            <text:p>A.venkatesh Nai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">
            <text:p>150</text:p>
          </table:table-cell>
          <table:table-cell office:value-type="string">
            <text:p>Karnataka</text:p>
          </table:table-cell>
          <table:table-cell office:value-type="string">
            <text:p>Koppal</text:p>
          </table:table-cell>
          <table:table-cell office:value-type="string">
            <text:p>INC</text:p>
          </table:table-cell>
          <table:table-cell office:value-type="string">
            <text:p>K. Virupax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1">
            <text:p>151</text:p>
          </table:table-cell>
          <table:table-cell office:value-type="string">
            <text:p>Karnataka</text:p>
          </table:table-cell>
          <table:table-cell office:value-type="string">
            <text:p>Bellary</text:p>
          </table:table-cell>
          <table:table-cell office:value-type="string">
            <text:p>BJP</text:p>
          </table:table-cell>
          <table:table-cell office:value-type="string">
            <text:p>G. Karunakara Redd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2">
            <text:p>152</text:p>
          </table:table-cell>
          <table:table-cell office:value-type="string">
            <text:p>Karnataka</text:p>
          </table:table-cell>
          <table:table-cell office:value-type="string">
            <text:p>Davangere</text:p>
          </table:table-cell>
          <table:table-cell office:value-type="string">
            <text:p>BJP</text:p>
          </table:table-cell>
          <table:table-cell office:value-type="string">
            <text:p>G.m. Siddeswa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3">
            <text:p>153</text:p>
          </table:table-cell>
          <table:table-cell office:value-type="string">
            <text:p>Karnataka</text:p>
          </table:table-cell>
          <table:table-cell office:value-type="string">
            <text:p>Chitradurga</text:p>
          </table:table-cell>
          <table:table-cell office:value-type="string">
            <text:p>INC</text:p>
          </table:table-cell>
          <table:table-cell office:value-type="string">
            <text:p>N.y. Hanumanth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4">
            <text:p>154</text:p>
          </table:table-cell>
          <table:table-cell office:value-type="string">
            <text:p>Karnataka</text:p>
          </table:table-cell>
          <table:table-cell office:value-type="string">
            <text:p>Tumkur</text:p>
          </table:table-cell>
          <table:table-cell office:value-type="string">
            <text:p>BJP</text:p>
          </table:table-cell>
          <table:table-cell office:value-type="string">
            <text:p>S. Mallikarjunaia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5">
            <text:p>155</text:p>
          </table:table-cell>
          <table:table-cell office:value-type="string">
            <text:p>Karnataka</text:p>
          </table:table-cell>
          <table:table-cell office:value-type="string">
            <text:p>Chikballapur</text:p>
          </table:table-cell>
          <table:table-cell office:value-type="string">
            <text:p>INC</text:p>
          </table:table-cell>
          <table:table-cell office:value-type="string">
            <text:p>R.l. Jal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6">
            <text:p>156</text:p>
          </table:table-cell>
          <table:table-cell office:value-type="string">
            <text:p>Karnataka</text:p>
          </table:table-cell>
          <table:table-cell office:value-type="string">
            <text:p>Kolar</text:p>
          </table:table-cell>
          <table:table-cell office:value-type="string">
            <text:p>INC</text:p>
          </table:table-cell>
          <table:table-cell office:value-type="string">
            <text:p>K.h. Muniy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57">
            <text:p>157</text:p>
          </table:table-cell>
          <table:table-cell office:value-type="string">
            <text:p>Karnataka</text:p>
          </table:table-cell>
          <table:table-cell office:value-type="string">
            <text:p>Kanakapura</text:p>
          </table:table-cell>
          <table:table-cell office:value-type="string">
            <text:p>INC</text:p>
          </table:table-cell>
          <table:table-cell office:value-type="string">
            <text:p>Tejashwini See Rames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8">
            <text:p>158</text:p>
          </table:table-cell>
          <table:table-cell office:value-type="string">
            <text:p>Karnataka</text:p>
          </table:table-cell>
          <table:table-cell office:value-type="string">
            <text:p>Bangalore North</text:p>
          </table:table-cell>
          <table:table-cell office:value-type="string">
            <text:p>BJP</text:p>
          </table:table-cell>
          <table:table-cell office:value-type="string">
            <text:p>Dr. H.t. Sanglia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9">
            <text:p>159</text:p>
          </table:table-cell>
          <table:table-cell office:value-type="string">
            <text:p>Karnataka</text:p>
          </table:table-cell>
          <table:table-cell office:value-type="string">
            <text:p>Bangalore South</text:p>
          </table:table-cell>
          <table:table-cell office:value-type="string">
            <text:p>BJP</text:p>
          </table:table-cell>
          <table:table-cell office:value-type="string">
            <text:p>Ananth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0">
            <text:p>160</text:p>
          </table:table-cell>
          <table:table-cell office:value-type="string">
            <text:p>Karnataka</text:p>
          </table:table-cell>
          <table:table-cell office:value-type="string">
            <text:p>Mandya</text:p>
          </table:table-cell>
          <table:table-cell office:value-type="string">
            <text:p>INC</text:p>
          </table:table-cell>
          <table:table-cell office:value-type="string">
            <text:p>Ambareesh M. H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1">
            <text:p>161</text:p>
          </table:table-cell>
          <table:table-cell office:value-type="string">
            <text:p>Karnataka</text:p>
          </table:table-cell>
          <table:table-cell office:value-type="string">
            <text:p>Chamarajanagar</text:p>
          </table:table-cell>
          <table:table-cell office:value-type="string">
            <text:p>JD(S)</text:p>
          </table:table-cell>
          <table:table-cell office:value-type="string">
            <text:p>M. Shivan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2">
            <text:p>162</text:p>
          </table:table-cell>
          <table:table-cell office:value-type="string">
            <text:p>Karnataka</text:p>
          </table:table-cell>
          <table:table-cell office:value-type="string">
            <text:p>Mysore</text:p>
          </table:table-cell>
          <table:table-cell office:value-type="string">
            <text:p>BJP</text:p>
          </table:table-cell>
          <table:table-cell office:value-type="string">
            <text:p>C. H. Vijayashank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63">
            <text:p>163</text:p>
          </table:table-cell>
          <table:table-cell office:value-type="string">
            <text:p>Karnataka</text:p>
          </table:table-cell>
          <table:table-cell office:value-type="string">
            <text:p>Mangalore</text:p>
          </table:table-cell>
          <table:table-cell office:value-type="string">
            <text:p>BJP</text:p>
          </table:table-cell>
          <table:table-cell office:value-type="string">
            <text:p>D. V. Sadananda Gowd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64">
            <text:p>164</text:p>
          </table:table-cell>
          <table:table-cell office:value-type="string">
            <text:p>Karnataka</text:p>
          </table:table-cell>
          <table:table-cell office:value-type="string">
            <text:p>Udupi</text:p>
          </table:table-cell>
          <table:table-cell office:value-type="string">
            <text:p>BJP</text:p>
          </table:table-cell>
          <table:table-cell office:value-type="string">
            <text:p>Manorama Madhwaraj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">
            <text:p>165</text:p>
          </table:table-cell>
          <table:table-cell office:value-type="string">
            <text:p>Karnataka</text:p>
          </table:table-cell>
          <table:table-cell office:value-type="string">
            <text:p>Hassan</text:p>
          </table:table-cell>
          <table:table-cell office:value-type="string">
            <text:p>JD(S)</text:p>
          </table:table-cell>
          <table:table-cell office:value-type="string">
            <text:p>H. D. Devegowd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6">
            <text:p>166</text:p>
          </table:table-cell>
          <table:table-cell office:value-type="string">
            <text:p>Karnataka</text:p>
          </table:table-cell>
          <table:table-cell office:value-type="string">
            <text:p>Chikmagalur</text:p>
          </table:table-cell>
          <table:table-cell office:value-type="string">
            <text:p>BJP</text:p>
          </table:table-cell>
          <table:table-cell office:value-type="string">
            <text:p>D. C. Srikant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7">
            <text:p>167</text:p>
          </table:table-cell>
          <table:table-cell office:value-type="string">
            <text:p>Karnataka</text:p>
          </table:table-cell>
          <table:table-cell office:value-type="string">
            <text:p>Shimoga</text:p>
          </table:table-cell>
          <table:table-cell office:value-type="string">
            <text:p>BJP</text:p>
          </table:table-cell>
          <table:table-cell office:value-type="string">
            <text:p>S. Bangar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8">
            <text:p>168</text:p>
          </table:table-cell>
          <table:table-cell office:value-type="string">
            <text:p>Karnataka</text:p>
          </table:table-cell>
          <table:table-cell office:value-type="string">
            <text:p>Kanara</text:p>
          </table:table-cell>
          <table:table-cell office:value-type="string">
            <text:p>BJP</text:p>
          </table:table-cell>
          <table:table-cell office:value-type="string">
            <text:p>Ananthkumar Hegd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69">
            <text:p>169</text:p>
          </table:table-cell>
          <table:table-cell office:value-type="string">
            <text:p>Karnataka</text:p>
          </table:table-cell>
          <table:table-cell office:value-type="string">
            <text:p>Dharwad South</text:p>
          </table:table-cell>
          <table:table-cell office:value-type="string">
            <text:p>BJP</text:p>
          </table:table-cell>
          <table:table-cell office:value-type="string">
            <text:p>Kunnur Manjunath Chann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70">
            <text:p>170</text:p>
          </table:table-cell>
          <table:table-cell office:value-type="string">
            <text:p>Karnataka</text:p>
          </table:table-cell>
          <table:table-cell office:value-type="string">
            <text:p>Dharwad North</text:p>
          </table:table-cell>
          <table:table-cell office:value-type="string">
            <text:p>BJP</text:p>
          </table:table-cell>
          <table:table-cell office:value-type="string">
            <text:p>Pralhad Jos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71">
            <text:p>171</text:p>
          </table:table-cell>
          <table:table-cell office:value-type="string">
            <text:p>Karnataka</text:p>
          </table:table-cell>
          <table:table-cell office:value-type="string">
            <text:p>Belgaum</text:p>
          </table:table-cell>
          <table:table-cell office:value-type="string">
            <text:p>BJP</text:p>
          </table:table-cell>
          <table:table-cell office:value-type="string">
            <text:p>Angadi Suresh Chanabas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72">
            <text:p>172</text:p>
          </table:table-cell>
          <table:table-cell office:value-type="string">
            <text:p>Karnataka</text:p>
          </table:table-cell>
          <table:table-cell office:value-type="string">
            <text:p>Chikkodi</text:p>
          </table:table-cell>
          <table:table-cell office:value-type="string">
            <text:p>BJP</text:p>
          </table:table-cell>
          <table:table-cell office:value-type="string">
            <text:p>Jigajinagi Ramesh Chandapp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173">
            <text:p>173</text:p>
          </table:table-cell>
          <table:table-cell office:value-type="string">
            <text:p>Karnataka</text:p>
          </table:table-cell>
          <table:table-cell office:value-type="string">
            <text:p>Bagalkot</text:p>
          </table:table-cell>
          <table:table-cell office:value-type="string">
            <text:p>BJP</text:p>
          </table:table-cell>
          <table:table-cell office:value-type="string">
            <text:p>Gaddigoudar Parvatagouda Chandanagoud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74">
            <text:p>174</text:p>
          </table:table-cell>
          <table:table-cell office:value-type="string">
            <text:p>Karnataka</text:p>
          </table:table-cell>
          <table:table-cell office:value-type="string">
            <text:p>Bijapur</text:p>
          </table:table-cell>
          <table:table-cell office:value-type="string">
            <text:p>BJP</text:p>
          </table:table-cell>
          <table:table-cell office:value-type="string">
            <text:p>Basanagouda R Patil(yatnal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75">
            <text:p>175</text:p>
          </table:table-cell>
          <table:table-cell office:value-type="string">
            <text:p>Kerala</text:p>
          </table:table-cell>
          <table:table-cell office:value-type="string">
            <text:p>Kasaragod</text:p>
          </table:table-cell>
          <table:table-cell office:value-type="string">
            <text:p>CPM</text:p>
          </table:table-cell>
          <table:table-cell office:value-type="string">
            <text:p>P. Karunakar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76">
            <text:p>176</text:p>
          </table:table-cell>
          <table:table-cell office:value-type="string">
            <text:p>Kerala</text:p>
          </table:table-cell>
          <table:table-cell office:value-type="string">
            <text:p>Cannanore</text:p>
          </table:table-cell>
          <table:table-cell office:value-type="string">
            <text:p>CPM</text:p>
          </table:table-cell>
          <table:table-cell office:value-type="string">
            <text:p>A. P. Abdullakutt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77">
            <text:p>177</text:p>
          </table:table-cell>
          <table:table-cell office:value-type="string">
            <text:p>Kerala</text:p>
          </table:table-cell>
          <table:table-cell office:value-type="string">
            <text:p>Badagara</text:p>
          </table:table-cell>
          <table:table-cell office:value-type="string">
            <text:p>CPM</text:p>
          </table:table-cell>
          <table:table-cell office:value-type="string">
            <text:p>P. Satheedev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78">
            <text:p>178</text:p>
          </table:table-cell>
          <table:table-cell office:value-type="string">
            <text:p>Kerala</text:p>
          </table:table-cell>
          <table:table-cell office:value-type="string">
            <text:p>Calicut</text:p>
          </table:table-cell>
          <table:table-cell office:value-type="string">
            <text:p>JD(S)</text:p>
          </table:table-cell>
          <table:table-cell office:value-type="string">
            <text:p>M. P. Veerendra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79">
            <text:p>179</text:p>
          </table:table-cell>
          <table:table-cell office:value-type="string">
            <text:p>Kerala</text:p>
          </table:table-cell>
          <table:table-cell office:value-type="string">
            <text:p>Manjeri</text:p>
          </table:table-cell>
          <table:table-cell office:value-type="string">
            <text:p>CPM</text:p>
          </table:table-cell>
          <table:table-cell office:value-type="string">
            <text:p>T. K. Hamz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">
            <text:p>180</text:p>
          </table:table-cell>
          <table:table-cell office:value-type="string">
            <text:p>Kerala</text:p>
          </table:table-cell>
          <table:table-cell office:value-type="string">
            <text:p>Ponnani</text:p>
          </table:table-cell>
          <table:table-cell office:value-type="string">
            <text:p>MUL</text:p>
          </table:table-cell>
          <table:table-cell office:value-type="string">
            <text:p>E. Ahamme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1">
            <text:p>181</text:p>
          </table:table-cell>
          <table:table-cell office:value-type="string">
            <text:p>Kerala</text:p>
          </table:table-cell>
          <table:table-cell office:value-type="string">
            <text:p>Palghat</text:p>
          </table:table-cell>
          <table:table-cell office:value-type="string">
            <text:p>CPM</text:p>
          </table:table-cell>
          <table:table-cell office:value-type="string">
            <text:p>N. N. Krishnadas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2">
            <text:p>182</text:p>
          </table:table-cell>
          <table:table-cell office:value-type="string">
            <text:p>Kerala</text:p>
          </table:table-cell>
          <table:table-cell office:value-type="string">
            <text:p>Ottapalam</text:p>
          </table:table-cell>
          <table:table-cell office:value-type="string">
            <text:p>CPM</text:p>
          </table:table-cell>
          <table:table-cell office:value-type="string">
            <text:p>S. Ajaya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3">
            <text:p>183</text:p>
          </table:table-cell>
          <table:table-cell office:value-type="string">
            <text:p>Kerala</text:p>
          </table:table-cell>
          <table:table-cell office:value-type="string">
            <text:p>Trichur</text:p>
          </table:table-cell>
          <table:table-cell office:value-type="string">
            <text:p>CPI</text:p>
          </table:table-cell>
          <table:table-cell office:value-type="string">
            <text:p>C. K. Chandrapp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4">
            <text:p>184</text:p>
          </table:table-cell>
          <table:table-cell office:value-type="string">
            <text:p>Kerala</text:p>
          </table:table-cell>
          <table:table-cell office:value-type="string">
            <text:p>Mukundapuram</text:p>
          </table:table-cell>
          <table:table-cell office:value-type="string">
            <text:p>CPM</text:p>
          </table:table-cell>
          <table:table-cell office:value-type="string">
            <text:p>Lonappan Nambad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5">
            <text:p>185</text:p>
          </table:table-cell>
          <table:table-cell office:value-type="string">
            <text:p>Kerala</text:p>
          </table:table-cell>
          <table:table-cell office:value-type="string">
            <text:p>Ernakulam</text:p>
          </table:table-cell>
          <table:table-cell office:value-type="string">
            <text:p>IND</text:p>
          </table:table-cell>
          <table:table-cell office:value-type="string">
            <text:p>Dr. Sebastian Pau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86">
            <text:p>186</text:p>
          </table:table-cell>
          <table:table-cell office:value-type="string">
            <text:p>Kerala</text:p>
          </table:table-cell>
          <table:table-cell office:value-type="string">
            <text:p>Muvattupuzha</text:p>
          </table:table-cell>
          <table:table-cell office:value-type="string">
            <text:p>IFDP</text:p>
          </table:table-cell>
          <table:table-cell office:value-type="string">
            <text:p>P. C. Thomas (pullolil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7">
            <text:p>187</text:p>
          </table:table-cell>
          <table:table-cell office:value-type="string">
            <text:p>Kerala</text:p>
          </table:table-cell>
          <table:table-cell office:value-type="string">
            <text:p>Kottayam</text:p>
          </table:table-cell>
          <table:table-cell office:value-type="string">
            <text:p>CPM</text:p>
          </table:table-cell>
          <table:table-cell office:value-type="string">
            <text:p>K. Suresh Kurup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8">
            <text:p>188</text:p>
          </table:table-cell>
          <table:table-cell office:value-type="string">
            <text:p>Kerala</text:p>
          </table:table-cell>
          <table:table-cell office:value-type="string">
            <text:p>Idukki</text:p>
          </table:table-cell>
          <table:table-cell office:value-type="string">
            <text:p>KEC</text:p>
          </table:table-cell>
          <table:table-cell office:value-type="string">
            <text:p>K. Francis Georg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9">
            <text:p>189</text:p>
          </table:table-cell>
          <table:table-cell office:value-type="string">
            <text:p>Kerala</text:p>
          </table:table-cell>
          <table:table-cell office:value-type="string">
            <text:p>Alleppey</text:p>
          </table:table-cell>
          <table:table-cell office:value-type="string">
            <text:p>CPM</text:p>
          </table:table-cell>
          <table:table-cell office:value-type="string">
            <text:p>Dr. K. S. Manoj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0">
            <text:p>190</text:p>
          </table:table-cell>
          <table:table-cell office:value-type="string">
            <text:p>Kerala</text:p>
          </table:table-cell>
          <table:table-cell office:value-type="string">
            <text:p>Mavelikara</text:p>
          </table:table-cell>
          <table:table-cell office:value-type="string">
            <text:p>CPM</text:p>
          </table:table-cell>
          <table:table-cell office:value-type="string">
            <text:p>C. S. Sujath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1">
            <text:p>191</text:p>
          </table:table-cell>
          <table:table-cell office:value-type="string">
            <text:p>Kerala</text:p>
          </table:table-cell>
          <table:table-cell office:value-type="string">
            <text:p>Adoor</text:p>
          </table:table-cell>
          <table:table-cell office:value-type="string">
            <text:p>CPI</text:p>
          </table:table-cell>
          <table:table-cell office:value-type="string">
            <text:p>Chengara Surendr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2">
            <text:p>192</text:p>
          </table:table-cell>
          <table:table-cell office:value-type="string">
            <text:p>Kerala</text:p>
          </table:table-cell>
          <table:table-cell office:value-type="string">
            <text:p>Quilon</text:p>
          </table:table-cell>
          <table:table-cell office:value-type="string">
            <text:p>CPM</text:p>
          </table:table-cell>
          <table:table-cell office:value-type="string">
            <text:p>P. Rajendr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93">
            <text:p>193</text:p>
          </table:table-cell>
          <table:table-cell office:value-type="string">
            <text:p>Kerala</text:p>
          </table:table-cell>
          <table:table-cell office:value-type="string">
            <text:p>Chirayinkil</text:p>
          </table:table-cell>
          <table:table-cell office:value-type="string">
            <text:p>CPM</text:p>
          </table:table-cell>
          <table:table-cell office:value-type="string">
            <text:p>Varkala Radhakrishn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4">
            <text:p>194</text:p>
          </table:table-cell>
          <table:table-cell office:value-type="string">
            <text:p>Kerala</text:p>
          </table:table-cell>
          <table:table-cell office:value-type="string">
            <text:p>Trivandrum</text:p>
          </table:table-cell>
          <table:table-cell office:value-type="string">
            <text:p>CPI</text:p>
          </table:table-cell>
          <table:table-cell office:value-type="string">
            <text:p>P. K. Vasudevan Nai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95">
            <text:p>195</text:p>
          </table:table-cell>
          <table:table-cell office:value-type="string">
            <text:p>Madhya Pradesh</text:p>
          </table:table-cell>
          <table:table-cell office:value-type="string">
            <text:p>Morena</text:p>
          </table:table-cell>
          <table:table-cell office:value-type="string">
            <text:p>BJP</text:p>
          </table:table-cell>
          <table:table-cell office:value-type="string">
            <text:p>Ashok Chhaviram Arg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96">
            <text:p>196</text:p>
          </table:table-cell>
          <table:table-cell office:value-type="string">
            <text:p>Madhya Pradesh</text:p>
          </table:table-cell>
          <table:table-cell office:value-type="string">
            <text:p>Bhind</text:p>
          </table:table-cell>
          <table:table-cell office:value-type="string">
            <text:p>BJP</text:p>
          </table:table-cell>
          <table:table-cell office:value-type="string">
            <text:p>Dr. Ramlakhan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97">
            <text:p>197</text:p>
          </table:table-cell>
          <table:table-cell office:value-type="string">
            <text:p>Madhya Pradesh</text:p>
          </table:table-cell>
          <table:table-cell office:value-type="string">
            <text:p>Gwalior</text:p>
          </table:table-cell>
          <table:table-cell office:value-type="string">
            <text:p>INC</text:p>
          </table:table-cell>
          <table:table-cell office:value-type="string">
            <text:p>Ramsevak Singh ( Babuji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98">
            <text:p>198</text:p>
          </table:table-cell>
          <table:table-cell office:value-type="string">
            <text:p>Madhya Pradesh</text:p>
          </table:table-cell>
          <table:table-cell office:value-type="string">
            <text:p>Guna</text:p>
          </table:table-cell>
          <table:table-cell office:value-type="string">
            <text:p>INC</text:p>
          </table:table-cell>
          <table:table-cell office:value-type="string">
            <text:p>Jyotiraditya Madhavrao Scindi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199">
            <text:p>199</text:p>
          </table:table-cell>
          <table:table-cell office:value-type="string">
            <text:p>Madhya Pradesh</text:p>
          </table:table-cell>
          <table:table-cell office:value-type="string">
            <text:p>Sagar</text:p>
          </table:table-cell>
          <table:table-cell office:value-type="string">
            <text:p>BJP</text:p>
          </table:table-cell>
          <table:table-cell office:value-type="string">
            <text:p>Virendra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200">
            <text:p>200</text:p>
          </table:table-cell>
          <table:table-cell office:value-type="string">
            <text:p>Madhya Pradesh</text:p>
          </table:table-cell>
          <table:table-cell office:value-type="string">
            <text:p>Khajuraho</text:p>
          </table:table-cell>
          <table:table-cell office:value-type="string">
            <text:p>BJP</text:p>
          </table:table-cell>
          <table:table-cell office:value-type="string">
            <text:p>"dr. Ramkrishna Kushmariya "" Baba Jee """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1">
            <text:p>201</text:p>
          </table:table-cell>
          <table:table-cell office:value-type="string">
            <text:p>Madhya Pradesh</text:p>
          </table:table-cell>
          <table:table-cell office:value-type="string">
            <text:p>Damoh</text:p>
          </table:table-cell>
          <table:table-cell office:value-type="string">
            <text:p>BJP</text:p>
          </table:table-cell>
          <table:table-cell office:value-type="string">
            <text:p>Chandrabhan Bhai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2">
            <text:p>202</text:p>
          </table:table-cell>
          <table:table-cell office:value-type="string">
            <text:p>Madhya Pradesh</text:p>
          </table:table-cell>
          <table:table-cell office:value-type="string">
            <text:p>Satna</text:p>
          </table:table-cell>
          <table:table-cell office:value-type="string">
            <text:p>BJP</text:p>
          </table:table-cell>
          <table:table-cell office:value-type="string">
            <text:p>Ganesh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3">
            <text:p>203</text:p>
          </table:table-cell>
          <table:table-cell office:value-type="string">
            <text:p>Madhya Pradesh</text:p>
          </table:table-cell>
          <table:table-cell office:value-type="string">
            <text:p>Rewa</text:p>
          </table:table-cell>
          <table:table-cell office:value-type="string">
            <text:p>BJP</text:p>
          </table:table-cell>
          <table:table-cell office:value-type="string">
            <text:p>Chandramani Tripat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4">
            <text:p>204</text:p>
          </table:table-cell>
          <table:table-cell office:value-type="string">
            <text:p>Madhya Pradesh</text:p>
          </table:table-cell>
          <table:table-cell office:value-type="string">
            <text:p>Sidhi</text:p>
          </table:table-cell>
          <table:table-cell office:value-type="string">
            <text:p>BJP</text:p>
          </table:table-cell>
          <table:table-cell office:value-type="string">
            <text:p>Chandrapratap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5">
            <text:p>205</text:p>
          </table:table-cell>
          <table:table-cell office:value-type="string">
            <text:p>Madhya Pradesh</text:p>
          </table:table-cell>
          <table:table-cell office:value-type="string">
            <text:p>Shahdol</text:p>
          </table:table-cell>
          <table:table-cell office:value-type="string">
            <text:p>BJP</text:p>
          </table:table-cell>
          <table:table-cell office:value-type="string">
            <text:p>Dalpat Singh Parast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6">
            <text:p>206</text:p>
          </table:table-cell>
          <table:table-cell office:value-type="string">
            <text:p>Madhya Pradesh</text:p>
          </table:table-cell>
          <table:table-cell office:value-type="string">
            <text:p>Balaghat</text:p>
          </table:table-cell>
          <table:table-cell office:value-type="string">
            <text:p>BJP</text:p>
          </table:table-cell>
          <table:table-cell office:value-type="string">
            <text:p>Gauri Shankar Chaturbhuj Bise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7">
            <text:p>207</text:p>
          </table:table-cell>
          <table:table-cell office:value-type="string">
            <text:p>Madhya Pradesh</text:p>
          </table:table-cell>
          <table:table-cell office:value-type="string">
            <text:p>Mandla</text:p>
          </table:table-cell>
          <table:table-cell office:value-type="string">
            <text:p>BJP</text:p>
          </table:table-cell>
          <table:table-cell office:value-type="string">
            <text:p>Faggan Singh Kulast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8">
            <text:p>208</text:p>
          </table:table-cell>
          <table:table-cell office:value-type="string">
            <text:p>Madhya Pradesh</text:p>
          </table:table-cell>
          <table:table-cell office:value-type="string">
            <text:p>Jabalpur</text:p>
          </table:table-cell>
          <table:table-cell office:value-type="string">
            <text:p>BJP</text:p>
          </table:table-cell>
          <table:table-cell office:value-type="string">
            <text:p>Rakesh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09">
            <text:p>209</text:p>
          </table:table-cell>
          <table:table-cell office:value-type="string">
            <text:p>Madhya Pradesh</text:p>
          </table:table-cell>
          <table:table-cell office:value-type="string">
            <text:p>Seoni</text:p>
          </table:table-cell>
          <table:table-cell office:value-type="string">
            <text:p>BJP</text:p>
          </table:table-cell>
          <table:table-cell office:value-type="string">
            <text:p>Neeta Pateri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0">
            <text:p>210</text:p>
          </table:table-cell>
          <table:table-cell office:value-type="string">
            <text:p>Madhya Pradesh</text:p>
          </table:table-cell>
          <table:table-cell office:value-type="string">
            <text:p>Chhindwara</text:p>
          </table:table-cell>
          <table:table-cell office:value-type="string">
            <text:p>INC</text:p>
          </table:table-cell>
          <table:table-cell office:value-type="string">
            <text:p>Kamalnat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1">
            <text:p>211</text:p>
          </table:table-cell>
          <table:table-cell office:value-type="string">
            <text:p>Madhya Pradesh</text:p>
          </table:table-cell>
          <table:table-cell office:value-type="string">
            <text:p>Betul</text:p>
          </table:table-cell>
          <table:table-cell office:value-type="string">
            <text:p>BJP</text:p>
          </table:table-cell>
          <table:table-cell office:value-type="string">
            <text:p>Khandelwal Vijay Kumar (munni Bhaia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2">
            <text:p>212</text:p>
          </table:table-cell>
          <table:table-cell office:value-type="string">
            <text:p>Madhya Pradesh</text:p>
          </table:table-cell>
          <table:table-cell office:value-type="string">
            <text:p>Hoshangabad</text:p>
          </table:table-cell>
          <table:table-cell office:value-type="string">
            <text:p>BJP</text:p>
          </table:table-cell>
          <table:table-cell office:value-type="string">
            <text:p>Sartaj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3">
            <text:p>213</text:p>
          </table:table-cell>
          <table:table-cell office:value-type="string">
            <text:p>Madhya Pradesh</text:p>
          </table:table-cell>
          <table:table-cell office:value-type="string">
            <text:p>Bhopal</text:p>
          </table:table-cell>
          <table:table-cell office:value-type="string">
            <text:p>BJP</text:p>
          </table:table-cell>
          <table:table-cell office:value-type="string">
            <text:p>Kailash Jos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4">
            <text:p>214</text:p>
          </table:table-cell>
          <table:table-cell office:value-type="string">
            <text:p>Madhya Pradesh</text:p>
          </table:table-cell>
          <table:table-cell office:value-type="string">
            <text:p>Vidisha</text:p>
          </table:table-cell>
          <table:table-cell office:value-type="string">
            <text:p>BJP</text:p>
          </table:table-cell>
          <table:table-cell office:value-type="string">
            <text:p>Shivraj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5">
            <text:p>215</text:p>
          </table:table-cell>
          <table:table-cell office:value-type="string">
            <text:p>Madhya Pradesh</text:p>
          </table:table-cell>
          <table:table-cell office:value-type="string">
            <text:p>Rajgarh</text:p>
          </table:table-cell>
          <table:table-cell office:value-type="string">
            <text:p>BJP</text:p>
          </table:table-cell>
          <table:table-cell office:value-type="string">
            <text:p>Lakshman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6">
            <text:p>216</text:p>
          </table:table-cell>
          <table:table-cell office:value-type="string">
            <text:p>Madhya Pradesh</text:p>
          </table:table-cell>
          <table:table-cell office:value-type="string">
            <text:p>Shajapur</text:p>
          </table:table-cell>
          <table:table-cell office:value-type="string">
            <text:p>BJP</text:p>
          </table:table-cell>
          <table:table-cell office:value-type="string">
            <text:p>Thawarchand Gehlo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217">
            <text:p>217</text:p>
          </table:table-cell>
          <table:table-cell office:value-type="string">
            <text:p>Madhya Pradesh</text:p>
          </table:table-cell>
          <table:table-cell office:value-type="string">
            <text:p>Khandwa</text:p>
          </table:table-cell>
          <table:table-cell office:value-type="string">
            <text:p>BJP</text:p>
          </table:table-cell>
          <table:table-cell office:value-type="string">
            <text:p>Nand Kumar Singh Chauhan ( Nandu Bhaiya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8">
            <text:p>218</text:p>
          </table:table-cell>
          <table:table-cell office:value-type="string">
            <text:p>Madhya Pradesh</text:p>
          </table:table-cell>
          <table:table-cell office:value-type="string">
            <text:p>Khargone</text:p>
          </table:table-cell>
          <table:table-cell office:value-type="string">
            <text:p>BJP</text:p>
          </table:table-cell>
          <table:table-cell office:value-type="string">
            <text:p>Krishna Murari Mogh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19">
            <text:p>219</text:p>
          </table:table-cell>
          <table:table-cell office:value-type="string">
            <text:p>Madhya Pradesh</text:p>
          </table:table-cell>
          <table:table-cell office:value-type="string">
            <text:p>Dhar</text:p>
          </table:table-cell>
          <table:table-cell office:value-type="string">
            <text:p>BJP</text:p>
          </table:table-cell>
          <table:table-cell office:value-type="string">
            <text:p>Chhatar Singh Darb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20">
            <text:p>220</text:p>
          </table:table-cell>
          <table:table-cell office:value-type="string">
            <text:p>Madhya Pradesh</text:p>
          </table:table-cell>
          <table:table-cell office:value-type="string">
            <text:p>Indore</text:p>
          </table:table-cell>
          <table:table-cell office:value-type="string">
            <text:p>BJP</text:p>
          </table:table-cell>
          <table:table-cell office:value-type="string">
            <text:p>Sumitra Mahaj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21">
            <text:p>221</text:p>
          </table:table-cell>
          <table:table-cell office:value-type="string">
            <text:p>Madhya Pradesh</text:p>
          </table:table-cell>
          <table:table-cell office:value-type="string">
            <text:p>Ujjain</text:p>
          </table:table-cell>
          <table:table-cell office:value-type="string">
            <text:p>BJP</text:p>
          </table:table-cell>
          <table:table-cell office:value-type="string">
            <text:p>Dr. Satyanarayan Jati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22">
            <text:p>222</text:p>
          </table:table-cell>
          <table:table-cell office:value-type="string">
            <text:p>Madhya Pradesh</text:p>
          </table:table-cell>
          <table:table-cell office:value-type="string">
            <text:p>Jhabua</text:p>
          </table:table-cell>
          <table:table-cell office:value-type="string">
            <text:p>INC</text:p>
          </table:table-cell>
          <table:table-cell office:value-type="string">
            <text:p>Kantilal Bhuri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23">
            <text:p>223</text:p>
          </table:table-cell>
          <table:table-cell office:value-type="string">
            <text:p>Madhya Pradesh</text:p>
          </table:table-cell>
          <table:table-cell office:value-type="string">
            <text:p>Mandsaur</text:p>
          </table:table-cell>
          <table:table-cell office:value-type="string">
            <text:p>BJP</text:p>
          </table:table-cell>
          <table:table-cell office:value-type="string">
            <text:p>Dr Laxminarayan Pande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24">
            <text:p>224</text:p>
          </table:table-cell>
          <table:table-cell office:value-type="string">
            <text:p>Maharashtra</text:p>
          </table:table-cell>
          <table:table-cell office:value-type="string">
            <text:p>Rajapur</text:p>
          </table:table-cell>
          <table:table-cell office:value-type="string">
            <text:p>SHS</text:p>
          </table:table-cell>
          <table:table-cell office:value-type="string">
            <text:p>Suresh Prabhakar Prabh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5">
            <text:p>225</text:p>
          </table:table-cell>
          <table:table-cell office:value-type="string">
            <text:p>Maharashtra</text:p>
          </table:table-cell>
          <table:table-cell office:value-type="string">
            <text:p>Ratnagiri</text:p>
          </table:table-cell>
          <table:table-cell office:value-type="string">
            <text:p>SHS</text:p>
          </table:table-cell>
          <table:table-cell office:value-type="string">
            <text:p>Anant Geet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6">
            <text:p>226</text:p>
          </table:table-cell>
          <table:table-cell office:value-type="string">
            <text:p>Maharashtra</text:p>
          </table:table-cell>
          <table:table-cell office:value-type="string">
            <text:p>Kolaba</text:p>
          </table:table-cell>
          <table:table-cell office:value-type="string">
            <text:p>INC</text:p>
          </table:table-cell>
          <table:table-cell office:value-type="string">
            <text:p>A. R. Antula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7">
            <text:p>227</text:p>
          </table:table-cell>
          <table:table-cell office:value-type="string">
            <text:p>Maharashtra</text:p>
          </table:table-cell>
          <table:table-cell office:value-type="string">
            <text:p>Mumbai South</text:p>
          </table:table-cell>
          <table:table-cell office:value-type="string">
            <text:p>INC</text:p>
          </table:table-cell>
          <table:table-cell office:value-type="string">
            <text:p>Milind Murli Deo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28">
            <text:p>228</text:p>
          </table:table-cell>
          <table:table-cell office:value-type="string">
            <text:p>Maharashtra</text:p>
          </table:table-cell>
          <table:table-cell office:value-type="string">
            <text:p>Mumbai South Central</text:p>
          </table:table-cell>
          <table:table-cell office:value-type="string">
            <text:p>SHS</text:p>
          </table:table-cell>
          <table:table-cell office:value-type="string">
            <text:p>Mohan Rawal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29">
            <text:p>229</text:p>
          </table:table-cell>
          <table:table-cell office:value-type="string">
            <text:p>Maharashtra</text:p>
          </table:table-cell>
          <table:table-cell office:value-type="string">
            <text:p>Mumbai North Central</text:p>
          </table:table-cell>
          <table:table-cell office:value-type="string">
            <text:p>INC</text:p>
          </table:table-cell>
          <table:table-cell office:value-type="string">
            <text:p>Eknath M. Gaikw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30">
            <text:p>230</text:p>
          </table:table-cell>
          <table:table-cell office:value-type="string">
            <text:p>Maharashtra</text:p>
          </table:table-cell>
          <table:table-cell office:value-type="string">
            <text:p>Mumbai North East</text:p>
          </table:table-cell>
          <table:table-cell office:value-type="string">
            <text:p>INC</text:p>
          </table:table-cell>
          <table:table-cell office:value-type="string">
            <text:p>Kamat Gurudas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31">
            <text:p>231</text:p>
          </table:table-cell>
          <table:table-cell office:value-type="string">
            <text:p>Maharashtra</text:p>
          </table:table-cell>
          <table:table-cell office:value-type="string">
            <text:p>Mumbai North West</text:p>
          </table:table-cell>
          <table:table-cell office:value-type="string">
            <text:p>INC</text:p>
          </table:table-cell>
          <table:table-cell office:value-type="string">
            <text:p>Sunil Dut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32">
            <text:p>232</text:p>
          </table:table-cell>
          <table:table-cell office:value-type="string">
            <text:p>Maharashtra</text:p>
          </table:table-cell>
          <table:table-cell office:value-type="string">
            <text:p>Mumbai North</text:p>
          </table:table-cell>
          <table:table-cell office:value-type="string">
            <text:p>INC</text:p>
          </table:table-cell>
          <table:table-cell office:value-type="string">
            <text:p>Govind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33">
            <text:p>233</text:p>
          </table:table-cell>
          <table:table-cell office:value-type="string">
            <text:p>Maharashtra</text:p>
          </table:table-cell>
          <table:table-cell office:value-type="string">
            <text:p>Thane</text:p>
          </table:table-cell>
          <table:table-cell office:value-type="string">
            <text:p>SHS</text:p>
          </table:table-cell>
          <table:table-cell office:value-type="string">
            <text:p>Paranjape Prakash Vishvanat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34">
            <text:p>234</text:p>
          </table:table-cell>
          <table:table-cell office:value-type="string">
            <text:p>Maharashtra</text:p>
          </table:table-cell>
          <table:table-cell office:value-type="string">
            <text:p>Dahanu</text:p>
          </table:table-cell>
          <table:table-cell office:value-type="string">
            <text:p>INC</text:p>
          </table:table-cell>
          <table:table-cell office:value-type="string">
            <text:p>Shingada Damodar Bark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35">
            <text:p>235</text:p>
          </table:table-cell>
          <table:table-cell office:value-type="string">
            <text:p>Maharashtra</text:p>
          </table:table-cell>
          <table:table-cell office:value-type="string">
            <text:p>Nashik</text:p>
          </table:table-cell>
          <table:table-cell office:value-type="string">
            <text:p>NCP</text:p>
          </table:table-cell>
          <table:table-cell office:value-type="string">
            <text:p>Pingale Devidas Anand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36">
            <text:p>236</text:p>
          </table:table-cell>
          <table:table-cell office:value-type="string">
            <text:p>Maharashtra</text:p>
          </table:table-cell>
          <table:table-cell office:value-type="string">
            <text:p>Malegaon</text:p>
          </table:table-cell>
          <table:table-cell office:value-type="string">
            <text:p>BJP</text:p>
          </table:table-cell>
          <table:table-cell office:value-type="string">
            <text:p>Harischandra Devram Chav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37">
            <text:p>237</text:p>
          </table:table-cell>
          <table:table-cell office:value-type="string">
            <text:p>Maharashtra</text:p>
          </table:table-cell>
          <table:table-cell office:value-type="string">
            <text:p>Dhule</text:p>
          </table:table-cell>
          <table:table-cell office:value-type="string">
            <text:p>INC</text:p>
          </table:table-cell>
          <table:table-cell office:value-type="string">
            <text:p>Chaure Bapu Har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38">
            <text:p>238</text:p>
          </table:table-cell>
          <table:table-cell office:value-type="string">
            <text:p>Maharashtra</text:p>
          </table:table-cell>
          <table:table-cell office:value-type="string">
            <text:p>Nandurbar</text:p>
          </table:table-cell>
          <table:table-cell office:value-type="string">
            <text:p>INC</text:p>
          </table:table-cell>
          <table:table-cell office:value-type="string">
            <text:p>Gavit Manikrao Hodl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39">
            <text:p>239</text:p>
          </table:table-cell>
          <table:table-cell office:value-type="string">
            <text:p>Maharashtra</text:p>
          </table:table-cell>
          <table:table-cell office:value-type="string">
            <text:p>Erandol</text:p>
          </table:table-cell>
          <table:table-cell office:value-type="string">
            <text:p>BJP</text:p>
          </table:table-cell>
          <table:table-cell office:value-type="string">
            <text:p>Annasaheb M. K. Pati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0">
            <text:p>240</text:p>
          </table:table-cell>
          <table:table-cell office:value-type="string">
            <text:p>Maharashtra</text:p>
          </table:table-cell>
          <table:table-cell office:value-type="string">
            <text:p>Jalgaon</text:p>
          </table:table-cell>
          <table:table-cell office:value-type="string">
            <text:p>BJP</text:p>
          </table:table-cell>
          <table:table-cell office:value-type="string">
            <text:p>Y. G. Mahajan (sir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41">
            <text:p>241</text:p>
          </table:table-cell>
          <table:table-cell office:value-type="string">
            <text:p>Maharashtra</text:p>
          </table:table-cell>
          <table:table-cell office:value-type="string">
            <text:p>Buldhana</text:p>
          </table:table-cell>
          <table:table-cell office:value-type="string">
            <text:p>SHS</text:p>
          </table:table-cell>
          <table:table-cell office:value-type="string">
            <text:p>Adsul Anandrao Vithob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42">
            <text:p>242</text:p>
          </table:table-cell>
          <table:table-cell office:value-type="string">
            <text:p>Maharashtra</text:p>
          </table:table-cell>
          <table:table-cell office:value-type="string">
            <text:p>Akola</text:p>
          </table:table-cell>
          <table:table-cell office:value-type="string">
            <text:p>BJP</text:p>
          </table:table-cell>
          <table:table-cell office:value-type="string">
            <text:p>Dhotre Sanjay Sham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43">
            <text:p>243</text:p>
          </table:table-cell>
          <table:table-cell office:value-type="string">
            <text:p>Maharashtra</text:p>
          </table:table-cell>
          <table:table-cell office:value-type="string">
            <text:p>Washim</text:p>
          </table:table-cell>
          <table:table-cell office:value-type="string">
            <text:p>SHS</text:p>
          </table:table-cell>
          <table:table-cell office:value-type="string">
            <text:p>Gawali (patil) Ku. Bhavana Pundlik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4">
            <text:p>244</text:p>
          </table:table-cell>
          <table:table-cell office:value-type="string">
            <text:p>Maharashtra</text:p>
          </table:table-cell>
          <table:table-cell office:value-type="string">
            <text:p>Amravati</text:p>
          </table:table-cell>
          <table:table-cell office:value-type="string">
            <text:p>SHS</text:p>
          </table:table-cell>
          <table:table-cell office:value-type="string">
            <text:p>Anant Gudh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45">
            <text:p>245</text:p>
          </table:table-cell>
          <table:table-cell office:value-type="string">
            <text:p>Maharashtra</text:p>
          </table:table-cell>
          <table:table-cell office:value-type="string">
            <text:p>Ramtek</text:p>
          </table:table-cell>
          <table:table-cell office:value-type="string">
            <text:p>SHS</text:p>
          </table:table-cell>
          <table:table-cell office:value-type="string">
            <text:p>Mohite Subodh Babu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6">
            <text:p>246</text:p>
          </table:table-cell>
          <table:table-cell office:value-type="string">
            <text:p>Maharashtra</text:p>
          </table:table-cell>
          <table:table-cell office:value-type="string">
            <text:p>Nagpur</text:p>
          </table:table-cell>
          <table:table-cell office:value-type="string">
            <text:p>INC</text:p>
          </table:table-cell>
          <table:table-cell office:value-type="string">
            <text:p>Vilas Muttemw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47">
            <text:p>247</text:p>
          </table:table-cell>
          <table:table-cell office:value-type="string">
            <text:p>Maharashtra</text:p>
          </table:table-cell>
          <table:table-cell office:value-type="string">
            <text:p>Bhandara</text:p>
          </table:table-cell>
          <table:table-cell office:value-type="string">
            <text:p>BJP</text:p>
          </table:table-cell>
          <table:table-cell office:value-type="string">
            <text:p>Patle Shishupal Natth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48">
            <text:p>248</text:p>
          </table:table-cell>
          <table:table-cell office:value-type="string">
            <text:p>Maharashtra</text:p>
          </table:table-cell>
          <table:table-cell office:value-type="string">
            <text:p>Chimur</text:p>
          </table:table-cell>
          <table:table-cell office:value-type="string">
            <text:p>BJP</text:p>
          </table:table-cell>
          <table:table-cell office:value-type="string">
            <text:p>Shivankar Mahadeorao Sukaj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49">
            <text:p>249</text:p>
          </table:table-cell>
          <table:table-cell office:value-type="string">
            <text:p>Maharashtra</text:p>
          </table:table-cell>
          <table:table-cell office:value-type="string">
            <text:p>Chandrapur</text:p>
          </table:table-cell>
          <table:table-cell office:value-type="string">
            <text:p>BJP</text:p>
          </table:table-cell>
          <table:table-cell office:value-type="string">
            <text:p>Ahir Hansraj Gangaram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50">
            <text:p>250</text:p>
          </table:table-cell>
          <table:table-cell office:value-type="string">
            <text:p>Maharashtra</text:p>
          </table:table-cell>
          <table:table-cell office:value-type="string">
            <text:p>Wardha</text:p>
          </table:table-cell>
          <table:table-cell office:value-type="string">
            <text:p>BJP</text:p>
          </table:table-cell>
          <table:table-cell office:value-type="string">
            <text:p>Wagmare Suresh Ganapa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51">
            <text:p>251</text:p>
          </table:table-cell>
          <table:table-cell office:value-type="string">
            <text:p>Maharashtra</text:p>
          </table:table-cell>
          <table:table-cell office:value-type="string">
            <text:p>Yavatmal</text:p>
          </table:table-cell>
          <table:table-cell office:value-type="string">
            <text:p>BJP</text:p>
          </table:table-cell>
          <table:table-cell office:value-type="string">
            <text:p>Rathod Harising Nasar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2">
            <text:p>252</text:p>
          </table:table-cell>
          <table:table-cell office:value-type="string">
            <text:p>Maharashtra</text:p>
          </table:table-cell>
          <table:table-cell office:value-type="string">
            <text:p>Hingoli</text:p>
          </table:table-cell>
          <table:table-cell office:value-type="string">
            <text:p>NCP</text:p>
          </table:table-cell>
          <table:table-cell office:value-type="string">
            <text:p>Suryakanta Pati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3">
            <text:p>253</text:p>
          </table:table-cell>
          <table:table-cell office:value-type="string">
            <text:p>Maharashtra</text:p>
          </table:table-cell>
          <table:table-cell office:value-type="string">
            <text:p>Nanded</text:p>
          </table:table-cell>
          <table:table-cell office:value-type="string">
            <text:p>BJP</text:p>
          </table:table-cell>
          <table:table-cell office:value-type="string">
            <text:p>D. B. Pati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54">
            <text:p>254</text:p>
          </table:table-cell>
          <table:table-cell office:value-type="string">
            <text:p>Maharashtra</text:p>
          </table:table-cell>
          <table:table-cell office:value-type="string">
            <text:p>Parbhani</text:p>
          </table:table-cell>
          <table:table-cell office:value-type="string">
            <text:p>SHS</text:p>
          </table:table-cell>
          <table:table-cell office:value-type="string">
            <text:p>Tukaram Ganpatrao Renge Pati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55">
            <text:p>255</text:p>
          </table:table-cell>
          <table:table-cell office:value-type="string">
            <text:p>Maharashtra</text:p>
          </table:table-cell>
          <table:table-cell office:value-type="string">
            <text:p>Jalna</text:p>
          </table:table-cell>
          <table:table-cell office:value-type="string">
            <text:p>BJP</text:p>
          </table:table-cell>
          <table:table-cell office:value-type="string">
            <text:p>Danve Raosaheb Dadarao Pati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56">
            <text:p>256</text:p>
          </table:table-cell>
          <table:table-cell office:value-type="string">
            <text:p>Maharashtra</text:p>
          </table:table-cell>
          <table:table-cell office:value-type="string">
            <text:p>Aurangabad</text:p>
          </table:table-cell>
          <table:table-cell office:value-type="string">
            <text:p>SHS</text:p>
          </table:table-cell>
          <table:table-cell office:value-type="string">
            <text:p>Chandrakant Khair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57">
            <text:p>257</text:p>
          </table:table-cell>
          <table:table-cell office:value-type="string">
            <text:p>Maharashtra</text:p>
          </table:table-cell>
          <table:table-cell office:value-type="string">
            <text:p>Beed</text:p>
          </table:table-cell>
          <table:table-cell office:value-type="string">
            <text:p>NCP</text:p>
          </table:table-cell>
          <table:table-cell office:value-type="string">
            <text:p>Jaisingrao Gaikwad Pati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58">
            <text:p>258</text:p>
          </table:table-cell>
          <table:table-cell office:value-type="string">
            <text:p>Maharashtra</text:p>
          </table:table-cell>
          <table:table-cell office:value-type="string">
            <text:p>Latur</text:p>
          </table:table-cell>
          <table:table-cell office:value-type="string">
            <text:p>BJP</text:p>
          </table:table-cell>
          <table:table-cell office:value-type="string">
            <text:p>Patil Rupatai Diliprao Nilangek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59">
            <text:p>259</text:p>
          </table:table-cell>
          <table:table-cell office:value-type="string">
            <text:p>Maharashtra</text:p>
          </table:table-cell>
          <table:table-cell office:value-type="string">
            <text:p>Osmanabad</text:p>
          </table:table-cell>
          <table:table-cell office:value-type="string">
            <text:p>SHS</text:p>
          </table:table-cell>
          <table:table-cell office:value-type="string">
            <text:p>Narhire Kalpana Rames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60">
            <text:p>260</text:p>
          </table:table-cell>
          <table:table-cell office:value-type="string">
            <text:p>Maharashtra</text:p>
          </table:table-cell>
          <table:table-cell office:value-type="string">
            <text:p>Sholapur</text:p>
          </table:table-cell>
          <table:table-cell office:value-type="string">
            <text:p>BJP</text:p>
          </table:table-cell>
          <table:table-cell office:value-type="string">
            <text:p>Deshmukh Subhash Sureshchand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61">
            <text:p>261</text:p>
          </table:table-cell>
          <table:table-cell office:value-type="string">
            <text:p>Maharashtra</text:p>
          </table:table-cell>
          <table:table-cell office:value-type="string">
            <text:p>Pandharpur</text:p>
          </table:table-cell>
          <table:table-cell office:value-type="string">
            <text:p>RPI(A)</text:p>
          </table:table-cell>
          <table:table-cell office:value-type="string">
            <text:p>Athawale Ramdas Band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62">
            <text:p>262</text:p>
          </table:table-cell>
          <table:table-cell office:value-type="string">
            <text:p>Maharashtra</text:p>
          </table:table-cell>
          <table:table-cell office:value-type="string">
            <text:p>Ahmednagar</text:p>
          </table:table-cell>
          <table:table-cell office:value-type="string">
            <text:p>NCP</text:p>
          </table:table-cell>
          <table:table-cell office:value-type="string">
            <text:p>Gadakh Tukaram Gangadh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263">
            <text:p>263</text:p>
          </table:table-cell>
          <table:table-cell office:value-type="string">
            <text:p>Maharashtra</text:p>
          </table:table-cell>
          <table:table-cell office:value-type="string">
            <text:p>Kopargaon</text:p>
          </table:table-cell>
          <table:table-cell office:value-type="string">
            <text:p>INC</text:p>
          </table:table-cell>
          <table:table-cell office:value-type="string">
            <text:p>E. V. Alias Balasaheb Vikhe Pati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64">
            <text:p>264</text:p>
          </table:table-cell>
          <table:table-cell office:value-type="string">
            <text:p>Maharashtra</text:p>
          </table:table-cell>
          <table:table-cell office:value-type="string">
            <text:p>Khed</text:p>
          </table:table-cell>
          <table:table-cell office:value-type="string">
            <text:p>SHS</text:p>
          </table:table-cell>
          <table:table-cell office:value-type="string">
            <text:p>Adhalarao Patil Shivaji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65">
            <text:p>265</text:p>
          </table:table-cell>
          <table:table-cell office:value-type="string">
            <text:p>Maharashtra</text:p>
          </table:table-cell>
          <table:table-cell office:value-type="string">
            <text:p>Pune</text:p>
          </table:table-cell>
          <table:table-cell office:value-type="string">
            <text:p>INC</text:p>
          </table:table-cell>
          <table:table-cell office:value-type="string">
            <text:p>Kalmadi Sures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266">
            <text:p>266</text:p>
          </table:table-cell>
          <table:table-cell office:value-type="string">
            <text:p>Maharashtra</text:p>
          </table:table-cell>
          <table:table-cell office:value-type="string">
            <text:p>Baramati</text:p>
          </table:table-cell>
          <table:table-cell office:value-type="string">
            <text:p>NCP</text:p>
          </table:table-cell>
          <table:table-cell office:value-type="string">
            <text:p>Pawar Sharadchandra Govind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267">
            <text:p>267</text:p>
          </table:table-cell>
          <table:table-cell office:value-type="string">
            <text:p>Maharashtra</text:p>
          </table:table-cell>
          <table:table-cell office:value-type="string">
            <text:p>Satara</text:p>
          </table:table-cell>
          <table:table-cell office:value-type="string">
            <text:p>NCP</text:p>
          </table:table-cell>
          <table:table-cell office:value-type="string">
            <text:p>Laxmanrao Pandurang Jadhav (patil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68">
            <text:p>268</text:p>
          </table:table-cell>
          <table:table-cell office:value-type="string">
            <text:p>Maharashtra</text:p>
          </table:table-cell>
          <table:table-cell office:value-type="string">
            <text:p>Karad</text:p>
          </table:table-cell>
          <table:table-cell office:value-type="string">
            <text:p>NCP</text:p>
          </table:table-cell>
          <table:table-cell office:value-type="string">
            <text:p>Patil Shriniwas Dadasaheb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69">
            <text:p>269</text:p>
          </table:table-cell>
          <table:table-cell office:value-type="string">
            <text:p>Maharashtra</text:p>
          </table:table-cell>
          <table:table-cell office:value-type="string">
            <text:p>Sangli</text:p>
          </table:table-cell>
          <table:table-cell office:value-type="string">
            <text:p>INC</text:p>
          </table:table-cell>
          <table:table-cell office:value-type="string">
            <text:p>Patil Prakashbapu Vasantdad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70">
            <text:p>270</text:p>
          </table:table-cell>
          <table:table-cell office:value-type="string">
            <text:p>Maharashtra</text:p>
          </table:table-cell>
          <table:table-cell office:value-type="string">
            <text:p>Ichalkaranji</text:p>
          </table:table-cell>
          <table:table-cell office:value-type="string">
            <text:p>NCP</text:p>
          </table:table-cell>
          <table:table-cell office:value-type="string">
            <text:p>Mane Nivedita Sambhajira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71">
            <text:p>271</text:p>
          </table:table-cell>
          <table:table-cell office:value-type="string">
            <text:p>Maharashtra</text:p>
          </table:table-cell>
          <table:table-cell office:value-type="string">
            <text:p>Kolhapur</text:p>
          </table:table-cell>
          <table:table-cell office:value-type="string">
            <text:p>NCP</text:p>
          </table:table-cell>
          <table:table-cell office:value-type="string">
            <text:p>Mandlik Sadashivrao Dadob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72">
            <text:p>272</text:p>
          </table:table-cell>
          <table:table-cell office:value-type="string">
            <text:p>Manipur</text:p>
          </table:table-cell>
          <table:table-cell office:value-type="string">
            <text:p>Inner Manipur</text:p>
          </table:table-cell>
          <table:table-cell office:value-type="string">
            <text:p>INC</text:p>
          </table:table-cell>
          <table:table-cell office:value-type="string">
            <text:p>Dr. Thokchom Mein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3">
            <text:p>273</text:p>
          </table:table-cell>
          <table:table-cell office:value-type="string">
            <text:p>Manipur</text:p>
          </table:table-cell>
          <table:table-cell office:value-type="string">
            <text:p>Outer Manipur</text:p>
          </table:table-cell>
          <table:table-cell office:value-type="string">
            <text:p>IND</text:p>
          </table:table-cell>
          <table:table-cell office:value-type="string">
            <text:p>Mani Charename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4">
            <text:p>274</text:p>
          </table:table-cell>
          <table:table-cell office:value-type="string">
            <text:p>Meghalaya</text:p>
          </table:table-cell>
          <table:table-cell office:value-type="string">
            <text:p>Shillong</text:p>
          </table:table-cell>
          <table:table-cell office:value-type="string">
            <text:p>INC</text:p>
          </table:table-cell>
          <table:table-cell office:value-type="string">
            <text:p>Paty Ripple Kyndia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75">
            <text:p>275</text:p>
          </table:table-cell>
          <table:table-cell office:value-type="string">
            <text:p>Meghalaya</text:p>
          </table:table-cell>
          <table:table-cell office:value-type="string">
            <text:p>Tura</text:p>
          </table:table-cell>
          <table:table-cell office:value-type="string">
            <text:p>AITC</text:p>
          </table:table-cell>
          <table:table-cell office:value-type="string">
            <text:p>Purano Agitok Sangm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6">
            <text:p>276</text:p>
          </table:table-cell>
          <table:table-cell office:value-type="string">
            <text:p>Mizoram</text:p>
          </table:table-cell>
          <table:table-cell office:value-type="string">
            <text:p>Mizoram</text:p>
          </table:table-cell>
          <table:table-cell office:value-type="string">
            <text:p>MNF</text:p>
          </table:table-cell>
          <table:table-cell office:value-type="string">
            <text:p>Vanlalzawm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7">
            <text:p>277</text:p>
          </table:table-cell>
          <table:table-cell office:value-type="string">
            <text:p>Nagaland</text:p>
          </table:table-cell>
          <table:table-cell office:value-type="string">
            <text:p>Nagaland</text:p>
          </table:table-cell>
          <table:table-cell office:value-type="string">
            <text:p>NPF</text:p>
          </table:table-cell>
          <table:table-cell office:value-type="string">
            <text:p>W. Wangyu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78">
            <text:p>278</text:p>
          </table:table-cell>
          <table:table-cell office:value-type="string">
            <text:p>Orissa</text:p>
          </table:table-cell>
          <table:table-cell office:value-type="string">
            <text:p>Mayurbhanj</text:p>
          </table:table-cell>
          <table:table-cell office:value-type="string">
            <text:p>JMM</text:p>
          </table:table-cell>
          <table:table-cell office:value-type="string">
            <text:p>Sudam Marnd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79">
            <text:p>279</text:p>
          </table:table-cell>
          <table:table-cell office:value-type="string">
            <text:p>Orissa</text:p>
          </table:table-cell>
          <table:table-cell office:value-type="string">
            <text:p>Balasore</text:p>
          </table:table-cell>
          <table:table-cell office:value-type="string">
            <text:p>BJP</text:p>
          </table:table-cell>
          <table:table-cell office:value-type="string">
            <text:p>Mahamegha Bahan Aira Kharbela Swa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0">
            <text:p>280</text:p>
          </table:table-cell>
          <table:table-cell office:value-type="string">
            <text:p>Orissa</text:p>
          </table:table-cell>
          <table:table-cell office:value-type="string">
            <text:p>Bhadrak</text:p>
          </table:table-cell>
          <table:table-cell office:value-type="string">
            <text:p>BJD</text:p>
          </table:table-cell>
          <table:table-cell office:value-type="string">
            <text:p>Arjun Charan Set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1">
            <text:p>281</text:p>
          </table:table-cell>
          <table:table-cell office:value-type="string">
            <text:p>Orissa</text:p>
          </table:table-cell>
          <table:table-cell office:value-type="string">
            <text:p>Jajpur</text:p>
          </table:table-cell>
          <table:table-cell office:value-type="string">
            <text:p>BJD</text:p>
          </table:table-cell>
          <table:table-cell office:value-type="string">
            <text:p>Mohan Je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2">
            <text:p>282</text:p>
          </table:table-cell>
          <table:table-cell office:value-type="string">
            <text:p>Orissa</text:p>
          </table:table-cell>
          <table:table-cell office:value-type="string">
            <text:p>Kendrapara</text:p>
          </table:table-cell>
          <table:table-cell office:value-type="string">
            <text:p>BJD</text:p>
          </table:table-cell>
          <table:table-cell office:value-type="string">
            <text:p>Archana Naya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3">
            <text:p>283</text:p>
          </table:table-cell>
          <table:table-cell office:value-type="string">
            <text:p>Orissa</text:p>
          </table:table-cell>
          <table:table-cell office:value-type="string">
            <text:p>Cuttack</text:p>
          </table:table-cell>
          <table:table-cell office:value-type="string">
            <text:p>BJD</text:p>
          </table:table-cell>
          <table:table-cell office:value-type="string">
            <text:p>Bhartruhari Mahtab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4">
            <text:p>284</text:p>
          </table:table-cell>
          <table:table-cell office:value-type="string">
            <text:p>Orissa</text:p>
          </table:table-cell>
          <table:table-cell office:value-type="string">
            <text:p>Jagatsinghpur</text:p>
          </table:table-cell>
          <table:table-cell office:value-type="string">
            <text:p>BJD</text:p>
          </table:table-cell>
          <table:table-cell office:value-type="string">
            <text:p>Brahmananda Pand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85">
            <text:p>285</text:p>
          </table:table-cell>
          <table:table-cell office:value-type="string">
            <text:p>Orissa</text:p>
          </table:table-cell>
          <table:table-cell office:value-type="string">
            <text:p>Puri</text:p>
          </table:table-cell>
          <table:table-cell office:value-type="string">
            <text:p>BJD</text:p>
          </table:table-cell>
          <table:table-cell office:value-type="string">
            <text:p>Braja Kishore Tripath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86">
            <text:p>286</text:p>
          </table:table-cell>
          <table:table-cell office:value-type="string">
            <text:p>Orissa</text:p>
          </table:table-cell>
          <table:table-cell office:value-type="string">
            <text:p>Bhubaneswar</text:p>
          </table:table-cell>
          <table:table-cell office:value-type="string">
            <text:p>BJD</text:p>
          </table:table-cell>
          <table:table-cell office:value-type="string">
            <text:p>Prasanna Kumar Patasan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7">
            <text:p>287</text:p>
          </table:table-cell>
          <table:table-cell office:value-type="string">
            <text:p>Orissa</text:p>
          </table:table-cell>
          <table:table-cell office:value-type="string">
            <text:p>Aska</text:p>
          </table:table-cell>
          <table:table-cell office:value-type="string">
            <text:p>BJD</text:p>
          </table:table-cell>
          <table:table-cell office:value-type="string">
            <text:p>Hari Har Swa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88">
            <text:p>288</text:p>
          </table:table-cell>
          <table:table-cell office:value-type="string">
            <text:p>Orissa</text:p>
          </table:table-cell>
          <table:table-cell office:value-type="string">
            <text:p>Berhampur</text:p>
          </table:table-cell>
          <table:table-cell office:value-type="string">
            <text:p>INC</text:p>
          </table:table-cell>
          <table:table-cell office:value-type="string">
            <text:p>Chandra Sekhar Sah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89">
            <text:p>289</text:p>
          </table:table-cell>
          <table:table-cell office:value-type="string">
            <text:p>Orissa</text:p>
          </table:table-cell>
          <table:table-cell office:value-type="string">
            <text:p>Koraput</text:p>
          </table:table-cell>
          <table:table-cell office:value-type="string">
            <text:p>INC</text:p>
          </table:table-cell>
          <table:table-cell office:value-type="string">
            <text:p>Giridhar Gamang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90">
            <text:p>290</text:p>
          </table:table-cell>
          <table:table-cell office:value-type="string">
            <text:p>Orissa</text:p>
          </table:table-cell>
          <table:table-cell office:value-type="string">
            <text:p>Nowrangpur</text:p>
          </table:table-cell>
          <table:table-cell office:value-type="string">
            <text:p>BJP</text:p>
          </table:table-cell>
          <table:table-cell office:value-type="string">
            <text:p>Parsuram Maj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91">
            <text:p>291</text:p>
          </table:table-cell>
          <table:table-cell office:value-type="string">
            <text:p>Orissa</text:p>
          </table:table-cell>
          <table:table-cell office:value-type="string">
            <text:p>Kalahandi</text:p>
          </table:table-cell>
          <table:table-cell office:value-type="string">
            <text:p>BJP</text:p>
          </table:table-cell>
          <table:table-cell office:value-type="string">
            <text:p>Bikram Keshari De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92">
            <text:p>292</text:p>
          </table:table-cell>
          <table:table-cell office:value-type="string">
            <text:p>Orissa</text:p>
          </table:table-cell>
          <table:table-cell office:value-type="string">
            <text:p>Phulbani</text:p>
          </table:table-cell>
          <table:table-cell office:value-type="string">
            <text:p>BJD</text:p>
          </table:table-cell>
          <table:table-cell office:value-type="string">
            <text:p>Sugrib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293">
            <text:p>293</text:p>
          </table:table-cell>
          <table:table-cell office:value-type="string">
            <text:p>Orissa</text:p>
          </table:table-cell>
          <table:table-cell office:value-type="string">
            <text:p>Bolangir</text:p>
          </table:table-cell>
          <table:table-cell office:value-type="string">
            <text:p>BJP</text:p>
          </table:table-cell>
          <table:table-cell office:value-type="string">
            <text:p>Sangeeta Kumari Singh De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94">
            <text:p>294</text:p>
          </table:table-cell>
          <table:table-cell office:value-type="string">
            <text:p>Orissa</text:p>
          </table:table-cell>
          <table:table-cell office:value-type="string">
            <text:p>Sambalpur</text:p>
          </table:table-cell>
          <table:table-cell office:value-type="string">
            <text:p>BJD</text:p>
          </table:table-cell>
          <table:table-cell office:value-type="string">
            <text:p>Prasanna Achar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95">
            <text:p>295</text:p>
          </table:table-cell>
          <table:table-cell office:value-type="string">
            <text:p>Orissa</text:p>
          </table:table-cell>
          <table:table-cell office:value-type="string">
            <text:p>Deogarh</text:p>
          </table:table-cell>
          <table:table-cell office:value-type="string">
            <text:p>BJP</text:p>
          </table:table-cell>
          <table:table-cell office:value-type="string">
            <text:p>Dharmendra Pradh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96">
            <text:p>296</text:p>
          </table:table-cell>
          <table:table-cell office:value-type="string">
            <text:p>Orissa</text:p>
          </table:table-cell>
          <table:table-cell office:value-type="string">
            <text:p>Dhenkanal</text:p>
          </table:table-cell>
          <table:table-cell office:value-type="string">
            <text:p>BJD</text:p>
          </table:table-cell>
          <table:table-cell office:value-type="string">
            <text:p>Tathagata Satapath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97">
            <text:p>297</text:p>
          </table:table-cell>
          <table:table-cell office:value-type="string">
            <text:p>Orissa</text:p>
          </table:table-cell>
          <table:table-cell office:value-type="string">
            <text:p>Sundargarh</text:p>
          </table:table-cell>
          <table:table-cell office:value-type="string">
            <text:p>BJP</text:p>
          </table:table-cell>
          <table:table-cell office:value-type="string">
            <text:p>Jual Oram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98">
            <text:p>298</text:p>
          </table:table-cell>
          <table:table-cell office:value-type="string">
            <text:p>Orissa</text:p>
          </table:table-cell>
          <table:table-cell office:value-type="string">
            <text:p>Keonjhar</text:p>
          </table:table-cell>
          <table:table-cell office:value-type="string">
            <text:p>BJP</text:p>
          </table:table-cell>
          <table:table-cell office:value-type="string">
            <text:p>Ananta Naya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99">
            <text:p>299</text:p>
          </table:table-cell>
          <table:table-cell office:value-type="string">
            <text:p>Punjab</text:p>
          </table:table-cell>
          <table:table-cell office:value-type="string">
            <text:p>Gurdaspur</text:p>
          </table:table-cell>
          <table:table-cell office:value-type="string">
            <text:p>BJP</text:p>
          </table:table-cell>
          <table:table-cell office:value-type="string">
            <text:p>Vinod Khan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0">
            <text:p>300</text:p>
          </table:table-cell>
          <table:table-cell office:value-type="string">
            <text:p>Punjab</text:p>
          </table:table-cell>
          <table:table-cell office:value-type="string">
            <text:p>Amritsar</text:p>
          </table:table-cell>
          <table:table-cell office:value-type="string">
            <text:p>BJP</text:p>
          </table:table-cell>
          <table:table-cell office:value-type="string">
            <text:p>Navjot Singh Sidh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01">
            <text:p>301</text:p>
          </table:table-cell>
          <table:table-cell office:value-type="string">
            <text:p>Punjab</text:p>
          </table:table-cell>
          <table:table-cell office:value-type="string">
            <text:p>Tarn Taran</text:p>
          </table:table-cell>
          <table:table-cell office:value-type="string">
            <text:p>SAD</text:p>
          </table:table-cell>
          <table:table-cell office:value-type="string">
            <text:p>Dr. Rattan Singh Ajnal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2">
            <text:p>302</text:p>
          </table:table-cell>
          <table:table-cell office:value-type="string">
            <text:p>Punjab</text:p>
          </table:table-cell>
          <table:table-cell office:value-type="string">
            <text:p>Jullundur</text:p>
          </table:table-cell>
          <table:table-cell office:value-type="string">
            <text:p>INC</text:p>
          </table:table-cell>
          <table:table-cell office:value-type="string">
            <text:p>Rana Gurjeet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3">
            <text:p>303</text:p>
          </table:table-cell>
          <table:table-cell office:value-type="string">
            <text:p>Punjab</text:p>
          </table:table-cell>
          <table:table-cell office:value-type="string">
            <text:p>Phillaur</text:p>
          </table:table-cell>
          <table:table-cell office:value-type="string">
            <text:p>SAD</text:p>
          </table:table-cell>
          <table:table-cell office:value-type="string">
            <text:p>Charanjit Singh Atw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4">
            <text:p>304</text:p>
          </table:table-cell>
          <table:table-cell office:value-type="string">
            <text:p>Punjab</text:p>
          </table:table-cell>
          <table:table-cell office:value-type="string">
            <text:p>Hoshiarpur</text:p>
          </table:table-cell>
          <table:table-cell office:value-type="string">
            <text:p>BJP</text:p>
          </table:table-cell>
          <table:table-cell office:value-type="string">
            <text:p>Avinash Rai Khann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5">
            <text:p>305</text:p>
          </table:table-cell>
          <table:table-cell office:value-type="string">
            <text:p>Punjab</text:p>
          </table:table-cell>
          <table:table-cell office:value-type="string">
            <text:p>Ropar</text:p>
          </table:table-cell>
          <table:table-cell office:value-type="string">
            <text:p>SAD</text:p>
          </table:table-cell>
          <table:table-cell office:value-type="string">
            <text:p>Sukhdev Singh Lib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06">
            <text:p>306</text:p>
          </table:table-cell>
          <table:table-cell office:value-type="string">
            <text:p>Punjab</text:p>
          </table:table-cell>
          <table:table-cell office:value-type="string">
            <text:p>Patiala</text:p>
          </table:table-cell>
          <table:table-cell office:value-type="string">
            <text:p>INC</text:p>
          </table:table-cell>
          <table:table-cell office:value-type="string">
            <text:p>Preneet Kau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07">
            <text:p>307</text:p>
          </table:table-cell>
          <table:table-cell office:value-type="string">
            <text:p>Punjab</text:p>
          </table:table-cell>
          <table:table-cell office:value-type="string">
            <text:p>Ludhiana</text:p>
          </table:table-cell>
          <table:table-cell office:value-type="string">
            <text:p>SAD</text:p>
          </table:table-cell>
          <table:table-cell office:value-type="string">
            <text:p>Sharanjit Singh Dhillo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08">
            <text:p>308</text:p>
          </table:table-cell>
          <table:table-cell office:value-type="string">
            <text:p>Punjab</text:p>
          </table:table-cell>
          <table:table-cell office:value-type="string">
            <text:p>Sangrur</text:p>
          </table:table-cell>
          <table:table-cell office:value-type="string">
            <text:p>SAD</text:p>
          </table:table-cell>
          <table:table-cell office:value-type="string">
            <text:p>Sukhdev Singh Dhinds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09">
            <text:p>309</text:p>
          </table:table-cell>
          <table:table-cell office:value-type="string">
            <text:p>Punjab</text:p>
          </table:table-cell>
          <table:table-cell office:value-type="string">
            <text:p>Bhatinda</text:p>
          </table:table-cell>
          <table:table-cell office:value-type="string">
            <text:p>SAD</text:p>
          </table:table-cell>
          <table:table-cell office:value-type="string">
            <text:p>Paramjit Kaur Gulsh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0">
            <text:p>310</text:p>
          </table:table-cell>
          <table:table-cell office:value-type="string">
            <text:p>Punjab</text:p>
          </table:table-cell>
          <table:table-cell office:value-type="string">
            <text:p>Faridkot</text:p>
          </table:table-cell>
          <table:table-cell office:value-type="string">
            <text:p>SAD</text:p>
          </table:table-cell>
          <table:table-cell office:value-type="string">
            <text:p>Sukhbir Singh Bad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1">
            <text:p>311</text:p>
          </table:table-cell>
          <table:table-cell office:value-type="string">
            <text:p>Punjab</text:p>
          </table:table-cell>
          <table:table-cell office:value-type="string">
            <text:p>Ferozepur</text:p>
          </table:table-cell>
          <table:table-cell office:value-type="string">
            <text:p>SAD</text:p>
          </table:table-cell>
          <table:table-cell office:value-type="string">
            <text:p>Zora Singh Ma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2">
            <text:p>312</text:p>
          </table:table-cell>
          <table:table-cell office:value-type="string">
            <text:p>Rajasthan</text:p>
          </table:table-cell>
          <table:table-cell office:value-type="string">
            <text:p>Ganganagar</text:p>
          </table:table-cell>
          <table:table-cell office:value-type="string">
            <text:p>BJP</text:p>
          </table:table-cell>
          <table:table-cell office:value-type="string">
            <text:p>Nihalchand Meghw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3">
            <text:p>313</text:p>
          </table:table-cell>
          <table:table-cell office:value-type="string">
            <text:p>Rajasthan</text:p>
          </table:table-cell>
          <table:table-cell office:value-type="string">
            <text:p>Bikaner</text:p>
          </table:table-cell>
          <table:table-cell office:value-type="string">
            <text:p>BJP</text:p>
          </table:table-cell>
          <table:table-cell office:value-type="string">
            <text:p>Dharmend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4">
            <text:p>314</text:p>
          </table:table-cell>
          <table:table-cell office:value-type="string">
            <text:p>Rajasthan</text:p>
          </table:table-cell>
          <table:table-cell office:value-type="string">
            <text:p>Churu</text:p>
          </table:table-cell>
          <table:table-cell office:value-type="string">
            <text:p>BJP</text:p>
          </table:table-cell>
          <table:table-cell office:value-type="string">
            <text:p>Ramsingh Kasw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5">
            <text:p>315</text:p>
          </table:table-cell>
          <table:table-cell office:value-type="string">
            <text:p>Rajasthan</text:p>
          </table:table-cell>
          <table:table-cell office:value-type="string">
            <text:p>Jhunjhunu</text:p>
          </table:table-cell>
          <table:table-cell office:value-type="string">
            <text:p>INC</text:p>
          </table:table-cell>
          <table:table-cell office:value-type="string">
            <text:p>Shish Ram Ol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6">
            <text:p>316</text:p>
          </table:table-cell>
          <table:table-cell office:value-type="string">
            <text:p>Rajasthan</text:p>
          </table:table-cell>
          <table:table-cell office:value-type="string">
            <text:p>Sikar</text:p>
          </table:table-cell>
          <table:table-cell office:value-type="string">
            <text:p>BJP</text:p>
          </table:table-cell>
          <table:table-cell office:value-type="string">
            <text:p>Subhash Mehari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7">
            <text:p>317</text:p>
          </table:table-cell>
          <table:table-cell office:value-type="string">
            <text:p>Rajasthan</text:p>
          </table:table-cell>
          <table:table-cell office:value-type="string">
            <text:p>Jaipur</text:p>
          </table:table-cell>
          <table:table-cell office:value-type="string">
            <text:p>BJP</text:p>
          </table:table-cell>
          <table:table-cell office:value-type="string">
            <text:p>Girdhari Lal Bhargav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18">
            <text:p>318</text:p>
          </table:table-cell>
          <table:table-cell office:value-type="string">
            <text:p>Rajasthan</text:p>
          </table:table-cell>
          <table:table-cell office:value-type="string">
            <text:p>Dausa</text:p>
          </table:table-cell>
          <table:table-cell office:value-type="string">
            <text:p>INC</text:p>
          </table:table-cell>
          <table:table-cell office:value-type="string">
            <text:p>Sachin Pilo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19">
            <text:p>319</text:p>
          </table:table-cell>
          <table:table-cell office:value-type="string">
            <text:p>Rajasthan</text:p>
          </table:table-cell>
          <table:table-cell office:value-type="string">
            <text:p>Alwar</text:p>
          </table:table-cell>
          <table:table-cell office:value-type="string">
            <text:p>INC</text:p>
          </table:table-cell>
          <table:table-cell office:value-type="string">
            <text:p>Dr. Karan Singh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20">
            <text:p>320</text:p>
          </table:table-cell>
          <table:table-cell office:value-type="string">
            <text:p>Rajasthan</text:p>
          </table:table-cell>
          <table:table-cell office:value-type="string">
            <text:p>Bharatpur</text:p>
          </table:table-cell>
          <table:table-cell office:value-type="string">
            <text:p>BJP</text:p>
          </table:table-cell>
          <table:table-cell office:value-type="string">
            <text:p>Vishvendra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21">
            <text:p>321</text:p>
          </table:table-cell>
          <table:table-cell office:value-type="string">
            <text:p>Rajasthan</text:p>
          </table:table-cell>
          <table:table-cell office:value-type="string">
            <text:p>Bayana</text:p>
          </table:table-cell>
          <table:table-cell office:value-type="string">
            <text:p>BJP</text:p>
          </table:table-cell>
          <table:table-cell office:value-type="string">
            <text:p>Ramswaroop Kol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22">
            <text:p>322</text:p>
          </table:table-cell>
          <table:table-cell office:value-type="string">
            <text:p>Rajasthan</text:p>
          </table:table-cell>
          <table:table-cell office:value-type="string">
            <text:p>Sawai Madhopur</text:p>
          </table:table-cell>
          <table:table-cell office:value-type="string">
            <text:p>INC</text:p>
          </table:table-cell>
          <table:table-cell office:value-type="string">
            <text:p>Namo Nara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23">
            <text:p>323</text:p>
          </table:table-cell>
          <table:table-cell office:value-type="string">
            <text:p>Rajasthan</text:p>
          </table:table-cell>
          <table:table-cell office:value-type="string">
            <text:p>Ajmer</text:p>
          </table:table-cell>
          <table:table-cell office:value-type="string">
            <text:p>BJP</text:p>
          </table:table-cell>
          <table:table-cell office:value-type="string">
            <text:p>Rasa Singh Rawa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24">
            <text:p>324</text:p>
          </table:table-cell>
          <table:table-cell office:value-type="string">
            <text:p>Rajasthan</text:p>
          </table:table-cell>
          <table:table-cell office:value-type="string">
            <text:p>Tonk</text:p>
          </table:table-cell>
          <table:table-cell office:value-type="string">
            <text:p>BJP</text:p>
          </table:table-cell>
          <table:table-cell office:value-type="string">
            <text:p>Kailash Meghw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25">
            <text:p>325</text:p>
          </table:table-cell>
          <table:table-cell office:value-type="string">
            <text:p>Rajasthan</text:p>
          </table:table-cell>
          <table:table-cell office:value-type="string">
            <text:p>Kota</text:p>
          </table:table-cell>
          <table:table-cell office:value-type="string">
            <text:p>BJP</text:p>
          </table:table-cell>
          <table:table-cell office:value-type="string">
            <text:p>Raghuveer Singh Kosh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26">
            <text:p>326</text:p>
          </table:table-cell>
          <table:table-cell office:value-type="string">
            <text:p>Rajasthan</text:p>
          </table:table-cell>
          <table:table-cell office:value-type="string">
            <text:p>Jhalawar</text:p>
          </table:table-cell>
          <table:table-cell office:value-type="string">
            <text:p>BJP</text:p>
          </table:table-cell>
          <table:table-cell office:value-type="string">
            <text:p>Dushyant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27">
            <text:p>327</text:p>
          </table:table-cell>
          <table:table-cell office:value-type="string">
            <text:p>Rajasthan</text:p>
          </table:table-cell>
          <table:table-cell office:value-type="string">
            <text:p>Banswara</text:p>
          </table:table-cell>
          <table:table-cell office:value-type="string">
            <text:p>BJP</text:p>
          </table:table-cell>
          <table:table-cell office:value-type="string">
            <text:p>Dhan Singh Rawa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28">
            <text:p>328</text:p>
          </table:table-cell>
          <table:table-cell office:value-type="string">
            <text:p>Rajasthan</text:p>
          </table:table-cell>
          <table:table-cell office:value-type="string">
            <text:p>Salumber</text:p>
          </table:table-cell>
          <table:table-cell office:value-type="string">
            <text:p>BJP</text:p>
          </table:table-cell>
          <table:table-cell office:value-type="string">
            <text:p>Mahaveer Bhago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29">
            <text:p>329</text:p>
          </table:table-cell>
          <table:table-cell office:value-type="string">
            <text:p>Rajasthan</text:p>
          </table:table-cell>
          <table:table-cell office:value-type="string">
            <text:p>Udaipur</text:p>
          </table:table-cell>
          <table:table-cell office:value-type="string">
            <text:p>BJP</text:p>
          </table:table-cell>
          <table:table-cell office:value-type="string">
            <text:p>Kiran Maheshwar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">
            <text:p>330</text:p>
          </table:table-cell>
          <table:table-cell office:value-type="string">
            <text:p>Rajasthan</text:p>
          </table:table-cell>
          <table:table-cell office:value-type="string">
            <text:p>Chittorgarh</text:p>
          </table:table-cell>
          <table:table-cell office:value-type="string">
            <text:p>BJP</text:p>
          </table:table-cell>
          <table:table-cell office:value-type="string">
            <text:p>Shrichand Kriplan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1">
            <text:p>331</text:p>
          </table:table-cell>
          <table:table-cell office:value-type="string">
            <text:p>Rajasthan</text:p>
          </table:table-cell>
          <table:table-cell office:value-type="string">
            <text:p>Bhilwara</text:p>
          </table:table-cell>
          <table:table-cell office:value-type="string">
            <text:p>BJP</text:p>
          </table:table-cell>
          <table:table-cell office:value-type="string">
            <text:p>Vijayendrapal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2">
            <text:p>332</text:p>
          </table:table-cell>
          <table:table-cell office:value-type="string">
            <text:p>Rajasthan</text:p>
          </table:table-cell>
          <table:table-cell office:value-type="string">
            <text:p>Pali</text:p>
          </table:table-cell>
          <table:table-cell office:value-type="string">
            <text:p>BJP</text:p>
          </table:table-cell>
          <table:table-cell office:value-type="string">
            <text:p>Pusp Ja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3">
            <text:p>333</text:p>
          </table:table-cell>
          <table:table-cell office:value-type="string">
            <text:p>Rajasthan</text:p>
          </table:table-cell>
          <table:table-cell office:value-type="string">
            <text:p>Jalore</text:p>
          </table:table-cell>
          <table:table-cell office:value-type="string">
            <text:p>BJP</text:p>
          </table:table-cell>
          <table:table-cell office:value-type="string">
            <text:p>B. Susheel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4">
            <text:p>334</text:p>
          </table:table-cell>
          <table:table-cell office:value-type="string">
            <text:p>Rajasthan</text:p>
          </table:table-cell>
          <table:table-cell office:value-type="string">
            <text:p>Barmer</text:p>
          </table:table-cell>
          <table:table-cell office:value-type="string">
            <text:p>BJP</text:p>
          </table:table-cell>
          <table:table-cell office:value-type="string">
            <text:p>Manvendra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35">
            <text:p>335</text:p>
          </table:table-cell>
          <table:table-cell office:value-type="string">
            <text:p>Rajasthan</text:p>
          </table:table-cell>
          <table:table-cell office:value-type="string">
            <text:p>Jodhpur</text:p>
          </table:table-cell>
          <table:table-cell office:value-type="string">
            <text:p>BJP</text:p>
          </table:table-cell>
          <table:table-cell office:value-type="string">
            <text:p>Jaswant Singh Bishno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36">
            <text:p>336</text:p>
          </table:table-cell>
          <table:table-cell office:value-type="string">
            <text:p>Rajasthan</text:p>
          </table:table-cell>
          <table:table-cell office:value-type="string">
            <text:p>Nagaur</text:p>
          </table:table-cell>
          <table:table-cell office:value-type="string">
            <text:p>BJP</text:p>
          </table:table-cell>
          <table:table-cell office:value-type="string">
            <text:p>Bhanwar Singh Dangawas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7">
            <text:p>337</text:p>
          </table:table-cell>
          <table:table-cell table:number-columns-repeated="2" office:value-type="string">
            <text:p>Sikkim</text:p>
          </table:table-cell>
          <table:table-cell office:value-type="string">
            <text:p>SDF</text:p>
          </table:table-cell>
          <table:table-cell office:value-type="string">
            <text:p>Nakul Das R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8">
            <text:p>338</text:p>
          </table:table-cell>
          <table:table-cell office:value-type="string">
            <text:p>Tamil Nadu</text:p>
          </table:table-cell>
          <table:table-cell office:value-type="string">
            <text:p>Madras North</text:p>
          </table:table-cell>
          <table:table-cell office:value-type="string">
            <text:p>DMK</text:p>
          </table:table-cell>
          <table:table-cell office:value-type="string">
            <text:p>Kuppusami. C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9">
            <text:p>339</text:p>
          </table:table-cell>
          <table:table-cell office:value-type="string">
            <text:p>Tamil Nadu</text:p>
          </table:table-cell>
          <table:table-cell office:value-type="string">
            <text:p>Madras Central</text:p>
          </table:table-cell>
          <table:table-cell office:value-type="string">
            <text:p>DMK</text:p>
          </table:table-cell>
          <table:table-cell office:value-type="string">
            <text:p>Dayanidhi Mar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0">
            <text:p>340</text:p>
          </table:table-cell>
          <table:table-cell office:value-type="string">
            <text:p>Tamil Nadu</text:p>
          </table:table-cell>
          <table:table-cell office:value-type="string">
            <text:p>Madras South</text:p>
          </table:table-cell>
          <table:table-cell office:value-type="string">
            <text:p>DMK</text:p>
          </table:table-cell>
          <table:table-cell office:value-type="string">
            <text:p>Baalu T. R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1">
            <text:p>341</text:p>
          </table:table-cell>
          <table:table-cell office:value-type="string">
            <text:p>Tamil Nadu</text:p>
          </table:table-cell>
          <table:table-cell office:value-type="string">
            <text:p>Sriperumbudur</text:p>
          </table:table-cell>
          <table:table-cell office:value-type="string">
            <text:p>DMK</text:p>
          </table:table-cell>
          <table:table-cell office:value-type="string">
            <text:p>Krishnaswamy. 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2">
            <text:p>342</text:p>
          </table:table-cell>
          <table:table-cell office:value-type="string">
            <text:p>Tamil Nadu</text:p>
          </table:table-cell>
          <table:table-cell office:value-type="string">
            <text:p>Chengalpattu</text:p>
          </table:table-cell>
          <table:table-cell office:value-type="string">
            <text:p>PMK</text:p>
          </table:table-cell>
          <table:table-cell office:value-type="string">
            <text:p>Moorthy A.k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3">
            <text:p>343</text:p>
          </table:table-cell>
          <table:table-cell office:value-type="string">
            <text:p>Tamil Nadu</text:p>
          </table:table-cell>
          <table:table-cell office:value-type="string">
            <text:p>Arakkonam</text:p>
          </table:table-cell>
          <table:table-cell office:value-type="string">
            <text:p>PMK</text:p>
          </table:table-cell>
          <table:table-cell office:value-type="string">
            <text:p>Velu R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4">
            <text:p>344</text:p>
          </table:table-cell>
          <table:table-cell office:value-type="string">
            <text:p>Tamil Nadu</text:p>
          </table:table-cell>
          <table:table-cell office:value-type="string">
            <text:p>Vellore</text:p>
          </table:table-cell>
          <table:table-cell office:value-type="string">
            <text:p>DMK</text:p>
          </table:table-cell>
          <table:table-cell office:value-type="string">
            <text:p>Kader Mohideen K. M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5">
            <text:p>345</text:p>
          </table:table-cell>
          <table:table-cell office:value-type="string">
            <text:p>Tamil Nadu</text:p>
          </table:table-cell>
          <table:table-cell office:value-type="string">
            <text:p>Tiruppattur</text:p>
          </table:table-cell>
          <table:table-cell office:value-type="string">
            <text:p>DMK</text:p>
          </table:table-cell>
          <table:table-cell office:value-type="string">
            <text:p>Venugopal D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46">
            <text:p>346</text:p>
          </table:table-cell>
          <table:table-cell office:value-type="string">
            <text:p>Tamil Nadu</text:p>
          </table:table-cell>
          <table:table-cell office:value-type="string">
            <text:p>Vandavasi</text:p>
          </table:table-cell>
          <table:table-cell office:value-type="string">
            <text:p>MDMK</text:p>
          </table:table-cell>
          <table:table-cell office:value-type="string">
            <text:p>Ramachandran Gingee N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7">
            <text:p>347</text:p>
          </table:table-cell>
          <table:table-cell office:value-type="string">
            <text:p>Tamil Nadu</text:p>
          </table:table-cell>
          <table:table-cell office:value-type="string">
            <text:p>Tindivanam</text:p>
          </table:table-cell>
          <table:table-cell office:value-type="string">
            <text:p>PMK</text:p>
          </table:table-cell>
          <table:table-cell office:value-type="string">
            <text:p>Dhanaraju. 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8">
            <text:p>348</text:p>
          </table:table-cell>
          <table:table-cell office:value-type="string">
            <text:p>Tamil Nadu</text:p>
          </table:table-cell>
          <table:table-cell office:value-type="string">
            <text:p>Cuddalore</text:p>
          </table:table-cell>
          <table:table-cell office:value-type="string">
            <text:p>DMK</text:p>
          </table:table-cell>
          <table:table-cell office:value-type="string">
            <text:p>Venkatapathy. 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49">
            <text:p>349</text:p>
          </table:table-cell>
          <table:table-cell office:value-type="string">
            <text:p>Tamil Nadu</text:p>
          </table:table-cell>
          <table:table-cell office:value-type="string">
            <text:p>Chidambaram</text:p>
          </table:table-cell>
          <table:table-cell office:value-type="string">
            <text:p>PMK</text:p>
          </table:table-cell>
          <table:table-cell office:value-type="string">
            <text:p>Ponnuswamy E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50">
            <text:p>350</text:p>
          </table:table-cell>
          <table:table-cell office:value-type="string">
            <text:p>Tamil Nadu</text:p>
          </table:table-cell>
          <table:table-cell office:value-type="string">
            <text:p>Dharmapuri</text:p>
          </table:table-cell>
          <table:table-cell office:value-type="string">
            <text:p>PMK</text:p>
          </table:table-cell>
          <table:table-cell office:value-type="string">
            <text:p>Senthil Dr. R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51">
            <text:p>351</text:p>
          </table:table-cell>
          <table:table-cell office:value-type="string">
            <text:p>Tamil Nadu</text:p>
          </table:table-cell>
          <table:table-cell office:value-type="string">
            <text:p>Krishnagiri</text:p>
          </table:table-cell>
          <table:table-cell office:value-type="string">
            <text:p>DMK</text:p>
          </table:table-cell>
          <table:table-cell office:value-type="string">
            <text:p>Sugavanam. E. G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52">
            <text:p>352</text:p>
          </table:table-cell>
          <table:table-cell office:value-type="string">
            <text:p>Tamil Nadu</text:p>
          </table:table-cell>
          <table:table-cell office:value-type="string">
            <text:p>Rasipuram</text:p>
          </table:table-cell>
          <table:table-cell office:value-type="string">
            <text:p>INC</text:p>
          </table:table-cell>
          <table:table-cell office:value-type="string">
            <text:p>Rani. 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53">
            <text:p>353</text:p>
          </table:table-cell>
          <table:table-cell office:value-type="string">
            <text:p>Tamil Nadu</text:p>
          </table:table-cell>
          <table:table-cell office:value-type="string">
            <text:p>Salem</text:p>
          </table:table-cell>
          <table:table-cell office:value-type="string">
            <text:p>INC</text:p>
          </table:table-cell>
          <table:table-cell office:value-type="string">
            <text:p>Thangkabalu K. V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54">
            <text:p>354</text:p>
          </table:table-cell>
          <table:table-cell office:value-type="string">
            <text:p>Tamil Nadu</text:p>
          </table:table-cell>
          <table:table-cell office:value-type="string">
            <text:p>Tiruchengode</text:p>
          </table:table-cell>
          <table:table-cell office:value-type="string">
            <text:p>DMK</text:p>
          </table:table-cell>
          <table:table-cell office:value-type="string">
            <text:p>Subbulakshmi Jagadees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55">
            <text:p>355</text:p>
          </table:table-cell>
          <table:table-cell office:value-type="string">
            <text:p>Tamil Nadu</text:p>
          </table:table-cell>
          <table:table-cell office:value-type="string">
            <text:p>Nilgiris</text:p>
          </table:table-cell>
          <table:table-cell office:value-type="string">
            <text:p>INC</text:p>
          </table:table-cell>
          <table:table-cell office:value-type="string">
            <text:p>Prabhu R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56">
            <text:p>356</text:p>
          </table:table-cell>
          <table:table-cell office:value-type="string">
            <text:p>Tamil Nadu</text:p>
          </table:table-cell>
          <table:table-cell office:value-type="string">
            <text:p>Gobichettipalayam</text:p>
          </table:table-cell>
          <table:table-cell office:value-type="string">
            <text:p>INC</text:p>
          </table:table-cell>
          <table:table-cell office:value-type="string">
            <text:p>Elangovan E. V. K. S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57">
            <text:p>357</text:p>
          </table:table-cell>
          <table:table-cell office:value-type="string">
            <text:p>Tamil Nadu</text:p>
          </table:table-cell>
          <table:table-cell office:value-type="string">
            <text:p>Coimbatore</text:p>
          </table:table-cell>
          <table:table-cell office:value-type="string">
            <text:p>CPI</text:p>
          </table:table-cell>
          <table:table-cell office:value-type="string">
            <text:p>Subbarayan K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58">
            <text:p>358</text:p>
          </table:table-cell>
          <table:table-cell office:value-type="string">
            <text:p>Tamil Nadu</text:p>
          </table:table-cell>
          <table:table-cell office:value-type="string">
            <text:p>Pollachi</text:p>
          </table:table-cell>
          <table:table-cell office:value-type="string">
            <text:p>MDMK</text:p>
          </table:table-cell>
          <table:table-cell office:value-type="string">
            <text:p>Krishnan Dr. C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59">
            <text:p>359</text:p>
          </table:table-cell>
          <table:table-cell office:value-type="string">
            <text:p>Tamil Nadu</text:p>
          </table:table-cell>
          <table:table-cell office:value-type="string">
            <text:p>Palani</text:p>
          </table:table-cell>
          <table:table-cell office:value-type="string">
            <text:p>INC</text:p>
          </table:table-cell>
          <table:table-cell office:value-type="string">
            <text:p>Kharventhan S. K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60">
            <text:p>360</text:p>
          </table:table-cell>
          <table:table-cell office:value-type="string">
            <text:p>Tamil Nadu</text:p>
          </table:table-cell>
          <table:table-cell office:value-type="string">
            <text:p>Dindigul</text:p>
          </table:table-cell>
          <table:table-cell office:value-type="string">
            <text:p>INC</text:p>
          </table:table-cell>
          <table:table-cell office:value-type="string">
            <text:p>Chitthan N. S. V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61">
            <text:p>361</text:p>
          </table:table-cell>
          <table:table-cell office:value-type="string">
            <text:p>Tamil Nadu</text:p>
          </table:table-cell>
          <table:table-cell office:value-type="string">
            <text:p>Madurai</text:p>
          </table:table-cell>
          <table:table-cell office:value-type="string">
            <text:p>CPM</text:p>
          </table:table-cell>
          <table:table-cell office:value-type="string">
            <text:p>Mohan P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62">
            <text:p>362</text:p>
          </table:table-cell>
          <table:table-cell office:value-type="string">
            <text:p>Tamil Nadu</text:p>
          </table:table-cell>
          <table:table-cell office:value-type="string">
            <text:p>Periyakulam</text:p>
          </table:table-cell>
          <table:table-cell office:value-type="string">
            <text:p>INC</text:p>
          </table:table-cell>
          <table:table-cell office:value-type="string">
            <text:p>Aaron Rashid J. M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63">
            <text:p>363</text:p>
          </table:table-cell>
          <table:table-cell office:value-type="string">
            <text:p>Tamil Nadu</text:p>
          </table:table-cell>
          <table:table-cell office:value-type="string">
            <text:p>Karur</text:p>
          </table:table-cell>
          <table:table-cell office:value-type="string">
            <text:p>DMK</text:p>
          </table:table-cell>
          <table:table-cell office:value-type="string">
            <text:p>Palanisamy K. C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64">
            <text:p>364</text:p>
          </table:table-cell>
          <table:table-cell office:value-type="string">
            <text:p>Tamil Nadu</text:p>
          </table:table-cell>
          <table:table-cell office:value-type="string">
            <text:p>Tiruchirappalli</text:p>
          </table:table-cell>
          <table:table-cell office:value-type="string">
            <text:p>MDMK</text:p>
          </table:table-cell>
          <table:table-cell office:value-type="string">
            <text:p>Ganesan. 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65">
            <text:p>365</text:p>
          </table:table-cell>
          <table:table-cell office:value-type="string">
            <text:p>Tamil Nadu</text:p>
          </table:table-cell>
          <table:table-cell office:value-type="string">
            <text:p>Perambalur</text:p>
          </table:table-cell>
          <table:table-cell office:value-type="string">
            <text:p>DMK</text:p>
          </table:table-cell>
          <table:table-cell office:value-type="string">
            <text:p>Raja A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66">
            <text:p>366</text:p>
          </table:table-cell>
          <table:table-cell office:value-type="string">
            <text:p>Tamil Nadu</text:p>
          </table:table-cell>
          <table:table-cell office:value-type="string">
            <text:p>Mayiladuturai</text:p>
          </table:table-cell>
          <table:table-cell office:value-type="string">
            <text:p>INC</text:p>
          </table:table-cell>
          <table:table-cell office:value-type="string">
            <text:p>Mani Shankar Aiy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67">
            <text:p>367</text:p>
          </table:table-cell>
          <table:table-cell office:value-type="string">
            <text:p>Tamil Nadu</text:p>
          </table:table-cell>
          <table:table-cell office:value-type="string">
            <text:p>Nagapattinam</text:p>
          </table:table-cell>
          <table:table-cell office:value-type="string">
            <text:p>DMK</text:p>
          </table:table-cell>
          <table:table-cell office:value-type="string">
            <text:p>Vijayan A. K. S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68">
            <text:p>368</text:p>
          </table:table-cell>
          <table:table-cell office:value-type="string">
            <text:p>Tamil Nadu</text:p>
          </table:table-cell>
          <table:table-cell office:value-type="string">
            <text:p>Thanjavur</text:p>
          </table:table-cell>
          <table:table-cell office:value-type="string">
            <text:p>DMK</text:p>
          </table:table-cell>
          <table:table-cell office:value-type="string">
            <text:p>Palanimanickam. S. S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69">
            <text:p>369</text:p>
          </table:table-cell>
          <table:table-cell office:value-type="string">
            <text:p>Tamil Nadu</text:p>
          </table:table-cell>
          <table:table-cell office:value-type="string">
            <text:p>Pudukkottai</text:p>
          </table:table-cell>
          <table:table-cell office:value-type="string">
            <text:p>DMK</text:p>
          </table:table-cell>
          <table:table-cell office:value-type="string">
            <text:p>Regupathy S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70">
            <text:p>370</text:p>
          </table:table-cell>
          <table:table-cell office:value-type="string">
            <text:p>Tamil Nadu</text:p>
          </table:table-cell>
          <table:table-cell office:value-type="string">
            <text:p>Sivaganga</text:p>
          </table:table-cell>
          <table:table-cell office:value-type="string">
            <text:p>INC</text:p>
          </table:table-cell>
          <table:table-cell office:value-type="string">
            <text:p>Chidambaram P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71">
            <text:p>371</text:p>
          </table:table-cell>
          <table:table-cell office:value-type="string">
            <text:p>Tamil Nadu</text:p>
          </table:table-cell>
          <table:table-cell office:value-type="string">
            <text:p>Ramanathapuram</text:p>
          </table:table-cell>
          <table:table-cell office:value-type="string">
            <text:p>DMK</text:p>
          </table:table-cell>
          <table:table-cell office:value-type="string">
            <text:p>Bhavani Rajenthiran. M. S. K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72">
            <text:p>372</text:p>
          </table:table-cell>
          <table:table-cell office:value-type="string">
            <text:p>Tamil Nadu</text:p>
          </table:table-cell>
          <table:table-cell office:value-type="string">
            <text:p>Sivakasi</text:p>
          </table:table-cell>
          <table:table-cell office:value-type="string">
            <text:p>MDMK</text:p>
          </table:table-cell>
          <table:table-cell office:value-type="string">
            <text:p>Ravichandran 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73">
            <text:p>373</text:p>
          </table:table-cell>
          <table:table-cell office:value-type="string">
            <text:p>Tamil Nadu</text:p>
          </table:table-cell>
          <table:table-cell office:value-type="string">
            <text:p>Tirunelveli</text:p>
          </table:table-cell>
          <table:table-cell office:value-type="string">
            <text:p>INC</text:p>
          </table:table-cell>
          <table:table-cell office:value-type="string">
            <text:p>Dhanuskodi Athithan R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74">
            <text:p>374</text:p>
          </table:table-cell>
          <table:table-cell office:value-type="string">
            <text:p>Tamil Nadu</text:p>
          </table:table-cell>
          <table:table-cell office:value-type="string">
            <text:p>Tenkasi</text:p>
          </table:table-cell>
          <table:table-cell office:value-type="string">
            <text:p>CPI</text:p>
          </table:table-cell>
          <table:table-cell office:value-type="string">
            <text:p>Appadurai M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75">
            <text:p>375</text:p>
          </table:table-cell>
          <table:table-cell office:value-type="string">
            <text:p>Tamil Nadu</text:p>
          </table:table-cell>
          <table:table-cell office:value-type="string">
            <text:p>Tiruchendur</text:p>
          </table:table-cell>
          <table:table-cell office:value-type="string">
            <text:p>DMK</text:p>
          </table:table-cell>
          <table:table-cell office:value-type="string">
            <text:p>Radhika Selvi. 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76">
            <text:p>376</text:p>
          </table:table-cell>
          <table:table-cell office:value-type="string">
            <text:p>Tamil Nadu</text:p>
          </table:table-cell>
          <table:table-cell office:value-type="string">
            <text:p>Nagercoil</text:p>
          </table:table-cell>
          <table:table-cell office:value-type="string">
            <text:p>CPM</text:p>
          </table:table-cell>
          <table:table-cell office:value-type="string">
            <text:p>Bellarmin. A. V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77">
            <text:p>377</text:p>
          </table:table-cell>
          <table:table-cell office:value-type="string">
            <text:p>Tripura</text:p>
          </table:table-cell>
          <table:table-cell office:value-type="string">
            <text:p>Tripura West</text:p>
          </table:table-cell>
          <table:table-cell office:value-type="string">
            <text:p>CPM</text:p>
          </table:table-cell>
          <table:table-cell office:value-type="string">
            <text:p>Khagen Das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378">
            <text:p>378</text:p>
          </table:table-cell>
          <table:table-cell office:value-type="string">
            <text:p>Tripura</text:p>
          </table:table-cell>
          <table:table-cell office:value-type="string">
            <text:p>Tripura East</text:p>
          </table:table-cell>
          <table:table-cell office:value-type="string">
            <text:p>CPM</text:p>
          </table:table-cell>
          <table:table-cell office:value-type="string">
            <text:p>Baju Ban Riy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79">
            <text:p>379</text:p>
          </table:table-cell>
          <table:table-cell office:value-type="string">
            <text:p>Uttar Pradesh</text:p>
          </table:table-cell>
          <table:table-cell office:value-type="string">
            <text:p>Bijnor</text:p>
          </table:table-cell>
          <table:table-cell office:value-type="string">
            <text:p>RLD</text:p>
          </table:table-cell>
          <table:table-cell office:value-type="string">
            <text:p>Munshiram S/o Sri Ramcharan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0">
            <text:p>380</text:p>
          </table:table-cell>
          <table:table-cell office:value-type="string">
            <text:p>Uttar Pradesh</text:p>
          </table:table-cell>
          <table:table-cell office:value-type="string">
            <text:p>Amroha</text:p>
          </table:table-cell>
          <table:table-cell office:value-type="string">
            <text:p>IND</text:p>
          </table:table-cell>
          <table:table-cell office:value-type="string">
            <text:p>Harish Nagp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1">
            <text:p>381</text:p>
          </table:table-cell>
          <table:table-cell office:value-type="string">
            <text:p>Uttar Pradesh</text:p>
          </table:table-cell>
          <table:table-cell office:value-type="string">
            <text:p>Moradabad</text:p>
          </table:table-cell>
          <table:table-cell office:value-type="string">
            <text:p>SP</text:p>
          </table:table-cell>
          <table:table-cell office:value-type="string">
            <text:p>Dr. Shafiqurrahman Barq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2">
            <text:p>382</text:p>
          </table:table-cell>
          <table:table-cell office:value-type="string">
            <text:p>Uttar Pradesh</text:p>
          </table:table-cell>
          <table:table-cell office:value-type="string">
            <text:p>Rampur</text:p>
          </table:table-cell>
          <table:table-cell office:value-type="string">
            <text:p>SP</text:p>
          </table:table-cell>
          <table:table-cell office:value-type="string">
            <text:p>P. Jaya Prada Nahat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3">
            <text:p>383</text:p>
          </table:table-cell>
          <table:table-cell office:value-type="string">
            <text:p>Uttar Pradesh</text:p>
          </table:table-cell>
          <table:table-cell office:value-type="string">
            <text:p>Sambhal</text:p>
          </table:table-cell>
          <table:table-cell office:value-type="string">
            <text:p>SP</text:p>
          </table:table-cell>
          <table:table-cell office:value-type="string">
            <text:p>Pro. Ram Gopal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4">
            <text:p>384</text:p>
          </table:table-cell>
          <table:table-cell office:value-type="string">
            <text:p>Uttar Pradesh</text:p>
          </table:table-cell>
          <table:table-cell office:value-type="string">
            <text:p>Budaun</text:p>
          </table:table-cell>
          <table:table-cell office:value-type="string">
            <text:p>SP</text:p>
          </table:table-cell>
          <table:table-cell office:value-type="string">
            <text:p>Saleem Iqbal Shervan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5">
            <text:p>385</text:p>
          </table:table-cell>
          <table:table-cell office:value-type="string">
            <text:p>Uttar Pradesh</text:p>
          </table:table-cell>
          <table:table-cell office:value-type="string">
            <text:p>Aonla</text:p>
          </table:table-cell>
          <table:table-cell office:value-type="string">
            <text:p>JD(U)</text:p>
          </table:table-cell>
          <table:table-cell office:value-type="string">
            <text:p>Kunwar Sarvraj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6">
            <text:p>386</text:p>
          </table:table-cell>
          <table:table-cell office:value-type="string">
            <text:p>Uttar Pradesh</text:p>
          </table:table-cell>
          <table:table-cell office:value-type="string">
            <text:p>Bareilly</text:p>
          </table:table-cell>
          <table:table-cell office:value-type="string">
            <text:p>BJP</text:p>
          </table:table-cell>
          <table:table-cell office:value-type="string">
            <text:p>Santosh Gangw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7">
            <text:p>387</text:p>
          </table:table-cell>
          <table:table-cell office:value-type="string">
            <text:p>Uttar Pradesh</text:p>
          </table:table-cell>
          <table:table-cell office:value-type="string">
            <text:p>Pilibhit</text:p>
          </table:table-cell>
          <table:table-cell office:value-type="string">
            <text:p>BJP</text:p>
          </table:table-cell>
          <table:table-cell office:value-type="string">
            <text:p>Maneka Gand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8">
            <text:p>388</text:p>
          </table:table-cell>
          <table:table-cell office:value-type="string">
            <text:p>Uttar Pradesh</text:p>
          </table:table-cell>
          <table:table-cell office:value-type="string">
            <text:p>Shahjahanpur</text:p>
          </table:table-cell>
          <table:table-cell office:value-type="string">
            <text:p>INC</text:p>
          </table:table-cell>
          <table:table-cell office:value-type="string">
            <text:p>Kunwar Jitin Pras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89">
            <text:p>389</text:p>
          </table:table-cell>
          <table:table-cell office:value-type="string">
            <text:p>Uttar Pradesh</text:p>
          </table:table-cell>
          <table:table-cell office:value-type="string">
            <text:p>Kheri</text:p>
          </table:table-cell>
          <table:table-cell office:value-type="string">
            <text:p>SP</text:p>
          </table:table-cell>
          <table:table-cell office:value-type="string">
            <text:p>Ravi Prakash Verm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0">
            <text:p>390</text:p>
          </table:table-cell>
          <table:table-cell office:value-type="string">
            <text:p>Uttar Pradesh</text:p>
          </table:table-cell>
          <table:table-cell office:value-type="string">
            <text:p>Shahabad</text:p>
          </table:table-cell>
          <table:table-cell office:value-type="string">
            <text:p>BSP</text:p>
          </table:table-cell>
          <table:table-cell office:value-type="string">
            <text:p>Iliyas Azm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1">
            <text:p>391</text:p>
          </table:table-cell>
          <table:table-cell office:value-type="string">
            <text:p>Uttar Pradesh</text:p>
          </table:table-cell>
          <table:table-cell office:value-type="string">
            <text:p>Sitapur</text:p>
          </table:table-cell>
          <table:table-cell office:value-type="string">
            <text:p>BSP</text:p>
          </table:table-cell>
          <table:table-cell office:value-type="string">
            <text:p>Rajesh Verm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2">
            <text:p>392</text:p>
          </table:table-cell>
          <table:table-cell office:value-type="string">
            <text:p>Uttar Pradesh</text:p>
          </table:table-cell>
          <table:table-cell office:value-type="string">
            <text:p>Misrikh</text:p>
          </table:table-cell>
          <table:table-cell office:value-type="string">
            <text:p>BSP</text:p>
          </table:table-cell>
          <table:table-cell office:value-type="string">
            <text:p>Ashok Kumar Rawa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3">
            <text:p>393</text:p>
          </table:table-cell>
          <table:table-cell office:value-type="string">
            <text:p>Uttar Pradesh</text:p>
          </table:table-cell>
          <table:table-cell office:value-type="string">
            <text:p>Hardoi</text:p>
          </table:table-cell>
          <table:table-cell office:value-type="string">
            <text:p>SP</text:p>
          </table:table-cell>
          <table:table-cell office:value-type="string">
            <text:p>Usha Verm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4">
            <text:p>394</text:p>
          </table:table-cell>
          <table:table-cell office:value-type="string">
            <text:p>Uttar Pradesh</text:p>
          </table:table-cell>
          <table:table-cell office:value-type="string">
            <text:p>Lucknow</text:p>
          </table:table-cell>
          <table:table-cell office:value-type="string">
            <text:p>BJP</text:p>
          </table:table-cell>
          <table:table-cell office:value-type="string">
            <text:p>Atal Bihari Vajpaye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5">
            <text:p>395</text:p>
          </table:table-cell>
          <table:table-cell office:value-type="string">
            <text:p>Uttar Pradesh</text:p>
          </table:table-cell>
          <table:table-cell office:value-type="string">
            <text:p>Mohanlalganj</text:p>
          </table:table-cell>
          <table:table-cell office:value-type="string">
            <text:p>SP</text:p>
          </table:table-cell>
          <table:table-cell office:value-type="string">
            <text:p>Jai Prakas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6">
            <text:p>396</text:p>
          </table:table-cell>
          <table:table-cell office:value-type="string">
            <text:p>Uttar Pradesh</text:p>
          </table:table-cell>
          <table:table-cell office:value-type="string">
            <text:p>Unnao</text:p>
          </table:table-cell>
          <table:table-cell office:value-type="string">
            <text:p>BSP</text:p>
          </table:table-cell>
          <table:table-cell office:value-type="string">
            <text:p>Brajesh Pathak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7">
            <text:p>397</text:p>
          </table:table-cell>
          <table:table-cell office:value-type="string">
            <text:p>Uttar Pradesh</text:p>
          </table:table-cell>
          <table:table-cell office:value-type="string">
            <text:p>Rae Bareli</text:p>
          </table:table-cell>
          <table:table-cell office:value-type="string">
            <text:p>INC</text:p>
          </table:table-cell>
          <table:table-cell office:value-type="string">
            <text:p>Sonia Gand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8">
            <text:p>398</text:p>
          </table:table-cell>
          <table:table-cell office:value-type="string">
            <text:p>Uttar Pradesh</text:p>
          </table:table-cell>
          <table:table-cell office:value-type="string">
            <text:p>Pratapgarh</text:p>
          </table:table-cell>
          <table:table-cell office:value-type="string">
            <text:p>SP</text:p>
          </table:table-cell>
          <table:table-cell office:value-type="string">
            <text:p>"akshay Pratap Singh ""gopal Ji"""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399">
            <text:p>399</text:p>
          </table:table-cell>
          <table:table-cell office:value-type="string">
            <text:p>Uttar Pradesh</text:p>
          </table:table-cell>
          <table:table-cell office:value-type="string">
            <text:p>Amethi</text:p>
          </table:table-cell>
          <table:table-cell office:value-type="string">
            <text:p>INC</text:p>
          </table:table-cell>
          <table:table-cell office:value-type="string">
            <text:p>Rahul Gand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0">
            <text:p>400</text:p>
          </table:table-cell>
          <table:table-cell office:value-type="string">
            <text:p>Uttar Pradesh</text:p>
          </table:table-cell>
          <table:table-cell office:value-type="string">
            <text:p>Sultanpur</text:p>
          </table:table-cell>
          <table:table-cell office:value-type="string">
            <text:p>BSP</text:p>
          </table:table-cell>
          <table:table-cell office:value-type="string">
            <text:p>Mohd. Tahi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1">
            <text:p>401</text:p>
          </table:table-cell>
          <table:table-cell office:value-type="string">
            <text:p>Uttar Pradesh</text:p>
          </table:table-cell>
          <table:table-cell office:value-type="string">
            <text:p>Akbarpur</text:p>
          </table:table-cell>
          <table:table-cell office:value-type="string">
            <text:p>BSP</text:p>
          </table:table-cell>
          <table:table-cell office:value-type="string">
            <text:p>Maya Wat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2">
            <text:p>402</text:p>
          </table:table-cell>
          <table:table-cell office:value-type="string">
            <text:p>Uttar Pradesh</text:p>
          </table:table-cell>
          <table:table-cell office:value-type="string">
            <text:p>Faizabad</text:p>
          </table:table-cell>
          <table:table-cell office:value-type="string">
            <text:p>BSP</text:p>
          </table:table-cell>
          <table:table-cell office:value-type="string">
            <text:p>Mitrase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3">
            <text:p>403</text:p>
          </table:table-cell>
          <table:table-cell office:value-type="string">
            <text:p>Uttar Pradesh</text:p>
          </table:table-cell>
          <table:table-cell office:value-type="string">
            <text:p>Bara Banki</text:p>
          </table:table-cell>
          <table:table-cell office:value-type="string">
            <text:p>BSP</text:p>
          </table:table-cell>
          <table:table-cell office:value-type="string">
            <text:p>Kamla Pras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4">
            <text:p>404</text:p>
          </table:table-cell>
          <table:table-cell office:value-type="string">
            <text:p>Uttar Pradesh</text:p>
          </table:table-cell>
          <table:table-cell office:value-type="string">
            <text:p>Kaiserganj</text:p>
          </table:table-cell>
          <table:table-cell office:value-type="string">
            <text:p>SP</text:p>
          </table:table-cell>
          <table:table-cell office:value-type="string">
            <text:p>Beni Prasad Verm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5">
            <text:p>405</text:p>
          </table:table-cell>
          <table:table-cell office:value-type="string">
            <text:p>Uttar Pradesh</text:p>
          </table:table-cell>
          <table:table-cell office:value-type="string">
            <text:p>Bahraich</text:p>
          </table:table-cell>
          <table:table-cell office:value-type="string">
            <text:p>SP</text:p>
          </table:table-cell>
          <table:table-cell office:value-type="string">
            <text:p>Rubab Sayed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6">
            <text:p>406</text:p>
          </table:table-cell>
          <table:table-cell office:value-type="string">
            <text:p>Uttar Pradesh</text:p>
          </table:table-cell>
          <table:table-cell office:value-type="string">
            <text:p>Balrampur</text:p>
          </table:table-cell>
          <table:table-cell office:value-type="string">
            <text:p>BJP</text:p>
          </table:table-cell>
          <table:table-cell office:value-type="string">
            <text:p>Brij Bhushan Sharan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7">
            <text:p>407</text:p>
          </table:table-cell>
          <table:table-cell office:value-type="string">
            <text:p>Uttar Pradesh</text:p>
          </table:table-cell>
          <table:table-cell office:value-type="string">
            <text:p>Gonda</text:p>
          </table:table-cell>
          <table:table-cell office:value-type="string">
            <text:p>SP</text:p>
          </table:table-cell>
          <table:table-cell office:value-type="string">
            <text:p>Kirti Vardhan Singh Alias Raja Bhai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8">
            <text:p>408</text:p>
          </table:table-cell>
          <table:table-cell office:value-type="string">
            <text:p>Uttar Pradesh</text:p>
          </table:table-cell>
          <table:table-cell office:value-type="string">
            <text:p>Basti</text:p>
          </table:table-cell>
          <table:table-cell office:value-type="string">
            <text:p>BSP</text:p>
          </table:table-cell>
          <table:table-cell office:value-type="string">
            <text:p>Lal Mani Pras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09">
            <text:p>409</text:p>
          </table:table-cell>
          <table:table-cell office:value-type="string">
            <text:p>Uttar Pradesh</text:p>
          </table:table-cell>
          <table:table-cell office:value-type="string">
            <text:p>Domariaganj</text:p>
          </table:table-cell>
          <table:table-cell office:value-type="string">
            <text:p>BSP</text:p>
          </table:table-cell>
          <table:table-cell office:value-type="string">
            <text:p>Mohd. Muqueem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0">
            <text:p>410</text:p>
          </table:table-cell>
          <table:table-cell office:value-type="string">
            <text:p>Uttar Pradesh</text:p>
          </table:table-cell>
          <table:table-cell office:value-type="string">
            <text:p>Khalilabad</text:p>
          </table:table-cell>
          <table:table-cell office:value-type="string">
            <text:p>BSP</text:p>
          </table:table-cell>
          <table:table-cell office:value-type="string">
            <text:p>Bhalchandra Yadav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1">
            <text:p>411</text:p>
          </table:table-cell>
          <table:table-cell office:value-type="string">
            <text:p>Uttar Pradesh</text:p>
          </table:table-cell>
          <table:table-cell office:value-type="string">
            <text:p>Bansgaon</text:p>
          </table:table-cell>
          <table:table-cell office:value-type="string">
            <text:p>INC</text:p>
          </table:table-cell>
          <table:table-cell office:value-type="string">
            <text:p>Mahaveer Pras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2">
            <text:p>412</text:p>
          </table:table-cell>
          <table:table-cell office:value-type="string">
            <text:p>Uttar Pradesh</text:p>
          </table:table-cell>
          <table:table-cell office:value-type="string">
            <text:p>Gorakhpur</text:p>
          </table:table-cell>
          <table:table-cell office:value-type="string">
            <text:p>BJP</text:p>
          </table:table-cell>
          <table:table-cell office:value-type="string">
            <text:p>Aditya Nat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3">
            <text:p>413</text:p>
          </table:table-cell>
          <table:table-cell office:value-type="string">
            <text:p>Uttar Pradesh</text:p>
          </table:table-cell>
          <table:table-cell office:value-type="string">
            <text:p>Maharajganj</text:p>
          </table:table-cell>
          <table:table-cell office:value-type="string">
            <text:p>BJP</text:p>
          </table:table-cell>
          <table:table-cell office:value-type="string">
            <text:p>Pankaj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4">
            <text:p>414</text:p>
          </table:table-cell>
          <table:table-cell office:value-type="string">
            <text:p>Uttar Pradesh</text:p>
          </table:table-cell>
          <table:table-cell office:value-type="string">
            <text:p>Padrauna</text:p>
          </table:table-cell>
          <table:table-cell office:value-type="string">
            <text:p>NLP</text:p>
          </table:table-cell>
          <table:table-cell office:value-type="string">
            <text:p>Baleshwar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5">
            <text:p>415</text:p>
          </table:table-cell>
          <table:table-cell office:value-type="string">
            <text:p>Uttar Pradesh</text:p>
          </table:table-cell>
          <table:table-cell office:value-type="string">
            <text:p>Deoria</text:p>
          </table:table-cell>
          <table:table-cell office:value-type="string">
            <text:p>SP</text:p>
          </table:table-cell>
          <table:table-cell office:value-type="string">
            <text:p>Mohan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6">
            <text:p>416</text:p>
          </table:table-cell>
          <table:table-cell office:value-type="string">
            <text:p>Uttar Pradesh</text:p>
          </table:table-cell>
          <table:table-cell office:value-type="string">
            <text:p>Salempur</text:p>
          </table:table-cell>
          <table:table-cell office:value-type="string">
            <text:p>SP</text:p>
          </table:table-cell>
          <table:table-cell office:value-type="string">
            <text:p>Harikeval Pras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7">
            <text:p>417</text:p>
          </table:table-cell>
          <table:table-cell office:value-type="string">
            <text:p>Uttar Pradesh</text:p>
          </table:table-cell>
          <table:table-cell office:value-type="string">
            <text:p>Ballia</text:p>
          </table:table-cell>
          <table:table-cell office:value-type="string">
            <text:p>SJP(R)</text:p>
          </table:table-cell>
          <table:table-cell office:value-type="string">
            <text:p>Chandra Shekh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8">
            <text:p>418</text:p>
          </table:table-cell>
          <table:table-cell office:value-type="string">
            <text:p>Uttar Pradesh</text:p>
          </table:table-cell>
          <table:table-cell office:value-type="string">
            <text:p>Ghosi</text:p>
          </table:table-cell>
          <table:table-cell office:value-type="string">
            <text:p>SP</text:p>
          </table:table-cell>
          <table:table-cell office:value-type="string">
            <text:p>Chandradeo Prasad Rajbh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19">
            <text:p>419</text:p>
          </table:table-cell>
          <table:table-cell office:value-type="string">
            <text:p>Uttar Pradesh</text:p>
          </table:table-cell>
          <table:table-cell office:value-type="string">
            <text:p>Azamgarh</text:p>
          </table:table-cell>
          <table:table-cell office:value-type="string">
            <text:p>BSP</text:p>
          </table:table-cell>
          <table:table-cell office:value-type="string">
            <text:p>Ramakant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0">
            <text:p>420</text:p>
          </table:table-cell>
          <table:table-cell office:value-type="string">
            <text:p>Uttar Pradesh</text:p>
          </table:table-cell>
          <table:table-cell office:value-type="string">
            <text:p>Lalganj</text:p>
          </table:table-cell>
          <table:table-cell office:value-type="string">
            <text:p>SP</text:p>
          </table:table-cell>
          <table:table-cell office:value-type="string">
            <text:p>Daroga Prasad Saroj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1">
            <text:p>421</text:p>
          </table:table-cell>
          <table:table-cell office:value-type="string">
            <text:p>Uttar Pradesh</text:p>
          </table:table-cell>
          <table:table-cell office:value-type="string">
            <text:p>Machhlishahr</text:p>
          </table:table-cell>
          <table:table-cell office:value-type="string">
            <text:p>BSP</text:p>
          </table:table-cell>
          <table:table-cell office:value-type="string">
            <text:p>Umakant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2">
            <text:p>422</text:p>
          </table:table-cell>
          <table:table-cell office:value-type="string">
            <text:p>Uttar Pradesh</text:p>
          </table:table-cell>
          <table:table-cell office:value-type="string">
            <text:p>Jaunpur</text:p>
          </table:table-cell>
          <table:table-cell office:value-type="string">
            <text:p>SP</text:p>
          </table:table-cell>
          <table:table-cell office:value-type="string">
            <text:p>Parasnath Yadav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3">
            <text:p>423</text:p>
          </table:table-cell>
          <table:table-cell office:value-type="string">
            <text:p>Uttar Pradesh</text:p>
          </table:table-cell>
          <table:table-cell office:value-type="string">
            <text:p>Saidpur</text:p>
          </table:table-cell>
          <table:table-cell office:value-type="string">
            <text:p>SP</text:p>
          </table:table-cell>
          <table:table-cell office:value-type="string">
            <text:p>Tufani Saroj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4">
            <text:p>424</text:p>
          </table:table-cell>
          <table:table-cell office:value-type="string">
            <text:p>Uttar Pradesh</text:p>
          </table:table-cell>
          <table:table-cell office:value-type="string">
            <text:p>Ghazipur</text:p>
          </table:table-cell>
          <table:table-cell office:value-type="string">
            <text:p>SP</text:p>
          </table:table-cell>
          <table:table-cell office:value-type="string">
            <text:p>Afajal Ansar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5">
            <text:p>425</text:p>
          </table:table-cell>
          <table:table-cell office:value-type="string">
            <text:p>Uttar Pradesh</text:p>
          </table:table-cell>
          <table:table-cell office:value-type="string">
            <text:p>Chandauli</text:p>
          </table:table-cell>
          <table:table-cell office:value-type="string">
            <text:p>BSP</text:p>
          </table:table-cell>
          <table:table-cell office:value-type="string">
            <text:p>Kailash Nath Singh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6">
            <text:p>426</text:p>
          </table:table-cell>
          <table:table-cell office:value-type="string">
            <text:p>Uttar Pradesh</text:p>
          </table:table-cell>
          <table:table-cell office:value-type="string">
            <text:p>Varanasi</text:p>
          </table:table-cell>
          <table:table-cell office:value-type="string">
            <text:p>INC</text:p>
          </table:table-cell>
          <table:table-cell office:value-type="string">
            <text:p>Dr. Rajesh Kumar Mish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7">
            <text:p>427</text:p>
          </table:table-cell>
          <table:table-cell office:value-type="string">
            <text:p>Uttar Pradesh</text:p>
          </table:table-cell>
          <table:table-cell office:value-type="string">
            <text:p>Robertsganj</text:p>
          </table:table-cell>
          <table:table-cell office:value-type="string">
            <text:p>BSP</text:p>
          </table:table-cell>
          <table:table-cell office:value-type="string">
            <text:p>Lalchand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8">
            <text:p>428</text:p>
          </table:table-cell>
          <table:table-cell office:value-type="string">
            <text:p>Uttar Pradesh</text:p>
          </table:table-cell>
          <table:table-cell office:value-type="string">
            <text:p>Mirzapur</text:p>
          </table:table-cell>
          <table:table-cell office:value-type="string">
            <text:p>BSP</text:p>
          </table:table-cell>
          <table:table-cell office:value-type="string">
            <text:p>Narendra Kumar Kushwah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29">
            <text:p>429</text:p>
          </table:table-cell>
          <table:table-cell office:value-type="string">
            <text:p>Uttar Pradesh</text:p>
          </table:table-cell>
          <table:table-cell office:value-type="string">
            <text:p>Phulpur</text:p>
          </table:table-cell>
          <table:table-cell office:value-type="string">
            <text:p>SP</text:p>
          </table:table-cell>
          <table:table-cell office:value-type="string">
            <text:p>Atique Aham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430">
            <text:p>430</text:p>
          </table:table-cell>
          <table:table-cell office:value-type="string">
            <text:p>Uttar Pradesh</text:p>
          </table:table-cell>
          <table:table-cell office:value-type="string">
            <text:p>Allahabad</text:p>
          </table:table-cell>
          <table:table-cell office:value-type="string">
            <text:p>SP</text:p>
          </table:table-cell>
          <table:table-cell office:value-type="string">
            <text:p>Kunwar Rewati Raman Singh Urf Mani J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1">
            <text:p>431</text:p>
          </table:table-cell>
          <table:table-cell office:value-type="string">
            <text:p>Uttar Pradesh</text:p>
          </table:table-cell>
          <table:table-cell office:value-type="string">
            <text:p>Chail</text:p>
          </table:table-cell>
          <table:table-cell office:value-type="string">
            <text:p>SP</text:p>
          </table:table-cell>
          <table:table-cell office:value-type="string">
            <text:p>Shailendra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2">
            <text:p>432</text:p>
          </table:table-cell>
          <table:table-cell office:value-type="string">
            <text:p>Uttar Pradesh</text:p>
          </table:table-cell>
          <table:table-cell office:value-type="string">
            <text:p>Fatehpur</text:p>
          </table:table-cell>
          <table:table-cell office:value-type="string">
            <text:p>BSP</text:p>
          </table:table-cell>
          <table:table-cell office:value-type="string">
            <text:p>Mahendra Prasad Nisha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3">
            <text:p>433</text:p>
          </table:table-cell>
          <table:table-cell office:value-type="string">
            <text:p>Uttar Pradesh</text:p>
          </table:table-cell>
          <table:table-cell office:value-type="string">
            <text:p>Banda</text:p>
          </table:table-cell>
          <table:table-cell office:value-type="string">
            <text:p>SP</text:p>
          </table:table-cell>
          <table:table-cell office:value-type="string">
            <text:p>Shyama Charan Gup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4">
            <text:p>434</text:p>
          </table:table-cell>
          <table:table-cell office:value-type="string">
            <text:p>Uttar Pradesh</text:p>
          </table:table-cell>
          <table:table-cell office:value-type="string">
            <text:p>Hamirpur</text:p>
          </table:table-cell>
          <table:table-cell office:value-type="string">
            <text:p>SP</text:p>
          </table:table-cell>
          <table:table-cell office:value-type="string">
            <text:p>Rajnarayan Alias Rajju Mahraj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5">
            <text:p>435</text:p>
          </table:table-cell>
          <table:table-cell office:value-type="string">
            <text:p>Uttar Pradesh</text:p>
          </table:table-cell>
          <table:table-cell office:value-type="string">
            <text:p>Jhansi</text:p>
          </table:table-cell>
          <table:table-cell office:value-type="string">
            <text:p>SP</text:p>
          </table:table-cell>
          <table:table-cell office:value-type="string">
            <text:p>Chandrapal Singh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6">
            <text:p>436</text:p>
          </table:table-cell>
          <table:table-cell office:value-type="string">
            <text:p>Uttar Pradesh</text:p>
          </table:table-cell>
          <table:table-cell office:value-type="string">
            <text:p>Jalaun</text:p>
          </table:table-cell>
          <table:table-cell office:value-type="string">
            <text:p>BJP</text:p>
          </table:table-cell>
          <table:table-cell office:value-type="string">
            <text:p>Bhanu Pratap Singh Verm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7">
            <text:p>437</text:p>
          </table:table-cell>
          <table:table-cell office:value-type="string">
            <text:p>Uttar Pradesh</text:p>
          </table:table-cell>
          <table:table-cell office:value-type="string">
            <text:p>Ghatampur</text:p>
          </table:table-cell>
          <table:table-cell office:value-type="string">
            <text:p>SP</text:p>
          </table:table-cell>
          <table:table-cell office:value-type="string">
            <text:p>Radhey Shyam Kor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8">
            <text:p>438</text:p>
          </table:table-cell>
          <table:table-cell office:value-type="string">
            <text:p>Uttar Pradesh</text:p>
          </table:table-cell>
          <table:table-cell office:value-type="string">
            <text:p>Bilhaur</text:p>
          </table:table-cell>
          <table:table-cell office:value-type="string">
            <text:p>BSP</text:p>
          </table:table-cell>
          <table:table-cell office:value-type="string">
            <text:p>Raja Ram P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39">
            <text:p>439</text:p>
          </table:table-cell>
          <table:table-cell office:value-type="string">
            <text:p>Uttar Pradesh</text:p>
          </table:table-cell>
          <table:table-cell office:value-type="string">
            <text:p>Kanpur</text:p>
          </table:table-cell>
          <table:table-cell office:value-type="string">
            <text:p>INC</text:p>
          </table:table-cell>
          <table:table-cell office:value-type="string">
            <text:p>Shriprakash Jaisw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0">
            <text:p>440</text:p>
          </table:table-cell>
          <table:table-cell office:value-type="string">
            <text:p>Uttar Pradesh</text:p>
          </table:table-cell>
          <table:table-cell office:value-type="string">
            <text:p>Etawah</text:p>
          </table:table-cell>
          <table:table-cell office:value-type="string">
            <text:p>SP</text:p>
          </table:table-cell>
          <table:table-cell office:value-type="string">
            <text:p>Raghuraj Singh Shak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1">
            <text:p>441</text:p>
          </table:table-cell>
          <table:table-cell office:value-type="string">
            <text:p>Uttar Pradesh</text:p>
          </table:table-cell>
          <table:table-cell office:value-type="string">
            <text:p>Kannauj</text:p>
          </table:table-cell>
          <table:table-cell office:value-type="string">
            <text:p>SP</text:p>
          </table:table-cell>
          <table:table-cell office:value-type="string">
            <text:p>Akhilesh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2">
            <text:p>442</text:p>
          </table:table-cell>
          <table:table-cell office:value-type="string">
            <text:p>Uttar Pradesh</text:p>
          </table:table-cell>
          <table:table-cell office:value-type="string">
            <text:p>Farrukhabad</text:p>
          </table:table-cell>
          <table:table-cell office:value-type="string">
            <text:p>SP</text:p>
          </table:table-cell>
          <table:table-cell office:value-type="string">
            <text:p>Chandra Bhushan Singh (munnoo Babu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3">
            <text:p>443</text:p>
          </table:table-cell>
          <table:table-cell office:value-type="string">
            <text:p>Uttar Pradesh</text:p>
          </table:table-cell>
          <table:table-cell office:value-type="string">
            <text:p>Mainpuri</text:p>
          </table:table-cell>
          <table:table-cell office:value-type="string">
            <text:p>SP</text:p>
          </table:table-cell>
          <table:table-cell office:value-type="string">
            <text:p>Mulayam Singh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4">
            <text:p>444</text:p>
          </table:table-cell>
          <table:table-cell office:value-type="string">
            <text:p>Uttar Pradesh</text:p>
          </table:table-cell>
          <table:table-cell office:value-type="string">
            <text:p>Jalesar</text:p>
          </table:table-cell>
          <table:table-cell office:value-type="string">
            <text:p>SP</text:p>
          </table:table-cell>
          <table:table-cell office:value-type="string">
            <text:p>Pro. S.p Singh Baghe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5">
            <text:p>445</text:p>
          </table:table-cell>
          <table:table-cell office:value-type="string">
            <text:p>Uttar Pradesh</text:p>
          </table:table-cell>
          <table:table-cell office:value-type="string">
            <text:p>Etah</text:p>
          </table:table-cell>
          <table:table-cell office:value-type="string">
            <text:p>SP</text:p>
          </table:table-cell>
          <table:table-cell office:value-type="string">
            <text:p>Ku. Devendra Singh Yadav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6">
            <text:p>446</text:p>
          </table:table-cell>
          <table:table-cell office:value-type="string">
            <text:p>Uttar Pradesh</text:p>
          </table:table-cell>
          <table:table-cell office:value-type="string">
            <text:p>Firozabad</text:p>
          </table:table-cell>
          <table:table-cell office:value-type="string">
            <text:p>SP</text:p>
          </table:table-cell>
          <table:table-cell office:value-type="string">
            <text:p>Ram Ji Lal Sum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7">
            <text:p>447</text:p>
          </table:table-cell>
          <table:table-cell office:value-type="string">
            <text:p>Uttar Pradesh</text:p>
          </table:table-cell>
          <table:table-cell office:value-type="string">
            <text:p>Agra</text:p>
          </table:table-cell>
          <table:table-cell office:value-type="string">
            <text:p>SP</text:p>
          </table:table-cell>
          <table:table-cell office:value-type="string">
            <text:p>Raj Babb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8">
            <text:p>448</text:p>
          </table:table-cell>
          <table:table-cell office:value-type="string">
            <text:p>Uttar Pradesh</text:p>
          </table:table-cell>
          <table:table-cell office:value-type="string">
            <text:p>Mathura</text:p>
          </table:table-cell>
          <table:table-cell office:value-type="string">
            <text:p>INC</text:p>
          </table:table-cell>
          <table:table-cell office:value-type="string">
            <text:p>Manvendra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49">
            <text:p>449</text:p>
          </table:table-cell>
          <table:table-cell office:value-type="string">
            <text:p>Uttar Pradesh</text:p>
          </table:table-cell>
          <table:table-cell office:value-type="string">
            <text:p>Hathras</text:p>
          </table:table-cell>
          <table:table-cell office:value-type="string">
            <text:p>BJP</text:p>
          </table:table-cell>
          <table:table-cell office:value-type="string">
            <text:p>Kishan Lal Dile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0">
            <text:p>450</text:p>
          </table:table-cell>
          <table:table-cell office:value-type="string">
            <text:p>Uttar Pradesh</text:p>
          </table:table-cell>
          <table:table-cell office:value-type="string">
            <text:p>Aligarh</text:p>
          </table:table-cell>
          <table:table-cell office:value-type="string">
            <text:p>INC</text:p>
          </table:table-cell>
          <table:table-cell office:value-type="string">
            <text:p>Bijendra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1">
            <text:p>451</text:p>
          </table:table-cell>
          <table:table-cell office:value-type="string">
            <text:p>Uttar Pradesh</text:p>
          </table:table-cell>
          <table:table-cell office:value-type="string">
            <text:p>Khurja</text:p>
          </table:table-cell>
          <table:table-cell office:value-type="string">
            <text:p>BJP</text:p>
          </table:table-cell>
          <table:table-cell office:value-type="string">
            <text:p>Ashok Kumar Pradh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2">
            <text:p>452</text:p>
          </table:table-cell>
          <table:table-cell office:value-type="string">
            <text:p>Uttar Pradesh</text:p>
          </table:table-cell>
          <table:table-cell office:value-type="string">
            <text:p>Bulandshahr</text:p>
          </table:table-cell>
          <table:table-cell office:value-type="string">
            <text:p>BJP</text:p>
          </table:table-cell>
          <table:table-cell office:value-type="string">
            <text:p>Kalyan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3">
            <text:p>453</text:p>
          </table:table-cell>
          <table:table-cell office:value-type="string">
            <text:p>Uttar Pradesh</text:p>
          </table:table-cell>
          <table:table-cell office:value-type="string">
            <text:p>Hapur</text:p>
          </table:table-cell>
          <table:table-cell office:value-type="string">
            <text:p>INC</text:p>
          </table:table-cell>
          <table:table-cell office:value-type="string">
            <text:p>Surendra Prakash Goy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4">
            <text:p>454</text:p>
          </table:table-cell>
          <table:table-cell office:value-type="string">
            <text:p>Uttar Pradesh</text:p>
          </table:table-cell>
          <table:table-cell office:value-type="string">
            <text:p>Meerut</text:p>
          </table:table-cell>
          <table:table-cell office:value-type="string">
            <text:p>BSP</text:p>
          </table:table-cell>
          <table:table-cell office:value-type="string">
            <text:p>Mohd. Shahi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5">
            <text:p>455</text:p>
          </table:table-cell>
          <table:table-cell office:value-type="string">
            <text:p>Uttar Pradesh</text:p>
          </table:table-cell>
          <table:table-cell office:value-type="string">
            <text:p>Baghpat</text:p>
          </table:table-cell>
          <table:table-cell office:value-type="string">
            <text:p>RLD</text:p>
          </table:table-cell>
          <table:table-cell office:value-type="string">
            <text:p>Ajit Sing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6">
            <text:p>456</text:p>
          </table:table-cell>
          <table:table-cell office:value-type="string">
            <text:p>Uttar Pradesh</text:p>
          </table:table-cell>
          <table:table-cell office:value-type="string">
            <text:p>Muzaffarnagar</text:p>
          </table:table-cell>
          <table:table-cell office:value-type="string">
            <text:p>SP</text:p>
          </table:table-cell>
          <table:table-cell office:value-type="string">
            <text:p>Ch. Munawwar Has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7">
            <text:p>457</text:p>
          </table:table-cell>
          <table:table-cell office:value-type="string">
            <text:p>Uttar Pradesh</text:p>
          </table:table-cell>
          <table:table-cell office:value-type="string">
            <text:p>Kairana</text:p>
          </table:table-cell>
          <table:table-cell office:value-type="string">
            <text:p>RLD</text:p>
          </table:table-cell>
          <table:table-cell office:value-type="string">
            <text:p>Anuradha Choudhar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58">
            <text:p>458</text:p>
          </table:table-cell>
          <table:table-cell office:value-type="string">
            <text:p>Uttar Pradesh</text:p>
          </table:table-cell>
          <table:table-cell office:value-type="string">
            <text:p>Saharanpur</text:p>
          </table:table-cell>
          <table:table-cell office:value-type="string">
            <text:p>SP</text:p>
          </table:table-cell>
          <table:table-cell office:value-type="string">
            <text:p>Rasheed Masood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59">
            <text:p>459</text:p>
          </table:table-cell>
          <table:table-cell office:value-type="string">
            <text:p>West Bengal</text:p>
          </table:table-cell>
          <table:table-cell office:value-type="string">
            <text:p>Cooch Behar</text:p>
          </table:table-cell>
          <table:table-cell office:value-type="string">
            <text:p>AIFB</text:p>
          </table:table-cell>
          <table:table-cell office:value-type="string">
            <text:p>Hiten Barm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60">
            <text:p>460</text:p>
          </table:table-cell>
          <table:table-cell office:value-type="string">
            <text:p>West Bengal</text:p>
          </table:table-cell>
          <table:table-cell office:value-type="string">
            <text:p>Alipurduars</text:p>
          </table:table-cell>
          <table:table-cell office:value-type="string">
            <text:p>RSP</text:p>
          </table:table-cell>
          <table:table-cell office:value-type="string">
            <text:p>Joachim Baxl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61">
            <text:p>461</text:p>
          </table:table-cell>
          <table:table-cell office:value-type="string">
            <text:p>West Bengal</text:p>
          </table:table-cell>
          <table:table-cell office:value-type="string">
            <text:p>Jalpaiguri</text:p>
          </table:table-cell>
          <table:table-cell office:value-type="string">
            <text:p>CPM</text:p>
          </table:table-cell>
          <table:table-cell office:value-type="string">
            <text:p>Minati Se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62">
            <text:p>462</text:p>
          </table:table-cell>
          <table:table-cell office:value-type="string">
            <text:p>West Bengal</text:p>
          </table:table-cell>
          <table:table-cell office:value-type="string">
            <text:p>Darjeeling</text:p>
          </table:table-cell>
          <table:table-cell office:value-type="string">
            <text:p>INC</text:p>
          </table:table-cell>
          <table:table-cell office:value-type="string">
            <text:p>Dawa Narbul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63">
            <text:p>463</text:p>
          </table:table-cell>
          <table:table-cell office:value-type="string">
            <text:p>West Bengal</text:p>
          </table:table-cell>
          <table:table-cell office:value-type="string">
            <text:p>Raiganj</text:p>
          </table:table-cell>
          <table:table-cell office:value-type="string">
            <text:p>INC</text:p>
          </table:table-cell>
          <table:table-cell office:value-type="string">
            <text:p>Priya Ranjan Dasmuns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64">
            <text:p>464</text:p>
          </table:table-cell>
          <table:table-cell office:value-type="string">
            <text:p>West Bengal</text:p>
          </table:table-cell>
          <table:table-cell office:value-type="string">
            <text:p>Balurghat</text:p>
          </table:table-cell>
          <table:table-cell office:value-type="string">
            <text:p>RSP</text:p>
          </table:table-cell>
          <table:table-cell office:value-type="string">
            <text:p>Ranen Barm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65">
            <text:p>465</text:p>
          </table:table-cell>
          <table:table-cell office:value-type="string">
            <text:p>West Bengal</text:p>
          </table:table-cell>
          <table:table-cell office:value-type="string">
            <text:p>Malda</text:p>
          </table:table-cell>
          <table:table-cell office:value-type="string">
            <text:p>INC</text:p>
          </table:table-cell>
          <table:table-cell office:value-type="string">
            <text:p>A. B. A. Ghani Khan Choudhur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66">
            <text:p>466</text:p>
          </table:table-cell>
          <table:table-cell office:value-type="string">
            <text:p>West Bengal</text:p>
          </table:table-cell>
          <table:table-cell office:value-type="string">
            <text:p>Jangipur</text:p>
          </table:table-cell>
          <table:table-cell office:value-type="string">
            <text:p>INC</text:p>
          </table:table-cell>
          <table:table-cell office:value-type="string">
            <text:p>Pranab Mukherje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67">
            <text:p>467</text:p>
          </table:table-cell>
          <table:table-cell office:value-type="string">
            <text:p>West Bengal</text:p>
          </table:table-cell>
          <table:table-cell office:value-type="string">
            <text:p>Murshidabad</text:p>
          </table:table-cell>
          <table:table-cell office:value-type="string">
            <text:p>INC</text:p>
          </table:table-cell>
          <table:table-cell office:value-type="string">
            <text:p>Abdul Mannan Hossai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68">
            <text:p>468</text:p>
          </table:table-cell>
          <table:table-cell office:value-type="string">
            <text:p>West Bengal</text:p>
          </table:table-cell>
          <table:table-cell office:value-type="string">
            <text:p>Berhampore</text:p>
          </table:table-cell>
          <table:table-cell office:value-type="string">
            <text:p>INC</text:p>
          </table:table-cell>
          <table:table-cell office:value-type="string">
            <text:p>Adhir Ranjan Chowdhur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69">
            <text:p>469</text:p>
          </table:table-cell>
          <table:table-cell office:value-type="string">
            <text:p>West Bengal</text:p>
          </table:table-cell>
          <table:table-cell office:value-type="string">
            <text:p>Krishnagar</text:p>
          </table:table-cell>
          <table:table-cell office:value-type="string">
            <text:p>CPM</text:p>
          </table:table-cell>
          <table:table-cell office:value-type="string">
            <text:p>Jyotirmoyee Sikd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70">
            <text:p>470</text:p>
          </table:table-cell>
          <table:table-cell office:value-type="string">
            <text:p>West Bengal</text:p>
          </table:table-cell>
          <table:table-cell office:value-type="string">
            <text:p>Nabadwip</text:p>
          </table:table-cell>
          <table:table-cell office:value-type="string">
            <text:p>CPM</text:p>
          </table:table-cell>
          <table:table-cell office:value-type="string">
            <text:p>Alakesh Das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71">
            <text:p>471</text:p>
          </table:table-cell>
          <table:table-cell office:value-type="string">
            <text:p>West Bengal</text:p>
          </table:table-cell>
          <table:table-cell office:value-type="string">
            <text:p>Barasat</text:p>
          </table:table-cell>
          <table:table-cell office:value-type="string">
            <text:p>AIFB</text:p>
          </table:table-cell>
          <table:table-cell office:value-type="string">
            <text:p>Subrata Bos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72">
            <text:p>472</text:p>
          </table:table-cell>
          <table:table-cell office:value-type="string">
            <text:p>West Bengal</text:p>
          </table:table-cell>
          <table:table-cell office:value-type="string">
            <text:p>Basirhat</text:p>
          </table:table-cell>
          <table:table-cell office:value-type="string">
            <text:p>CPI</text:p>
          </table:table-cell>
          <table:table-cell office:value-type="string">
            <text:p>Ajay Chakrabort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73">
            <text:p>473</text:p>
          </table:table-cell>
          <table:table-cell office:value-type="string">
            <text:p>West Bengal</text:p>
          </table:table-cell>
          <table:table-cell office:value-type="string">
            <text:p>Joynagar</text:p>
          </table:table-cell>
          <table:table-cell office:value-type="string">
            <text:p>RSP</text:p>
          </table:table-cell>
          <table:table-cell office:value-type="string">
            <text:p>Sanat Kumar Mand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74">
            <text:p>474</text:p>
          </table:table-cell>
          <table:table-cell office:value-type="string">
            <text:p>West Bengal</text:p>
          </table:table-cell>
          <table:table-cell office:value-type="string">
            <text:p>Mathurapur</text:p>
          </table:table-cell>
          <table:table-cell office:value-type="string">
            <text:p>CPM</text:p>
          </table:table-cell>
          <table:table-cell office:value-type="string">
            <text:p>Basudeb Barm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75">
            <text:p>475</text:p>
          </table:table-cell>
          <table:table-cell office:value-type="string">
            <text:p>West Bengal</text:p>
          </table:table-cell>
          <table:table-cell office:value-type="string">
            <text:p>Diamond Harbour</text:p>
          </table:table-cell>
          <table:table-cell office:value-type="string">
            <text:p>CPM</text:p>
          </table:table-cell>
          <table:table-cell office:value-type="string">
            <text:p>Samik Lahir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76">
            <text:p>476</text:p>
          </table:table-cell>
          <table:table-cell office:value-type="string">
            <text:p>West Bengal</text:p>
          </table:table-cell>
          <table:table-cell office:value-type="string">
            <text:p>Jadavpur</text:p>
          </table:table-cell>
          <table:table-cell office:value-type="string">
            <text:p>CPM</text:p>
          </table:table-cell>
          <table:table-cell office:value-type="string">
            <text:p>Sujan Chakrabort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77">
            <text:p>477</text:p>
          </table:table-cell>
          <table:table-cell office:value-type="string">
            <text:p>West Bengal</text:p>
          </table:table-cell>
          <table:table-cell office:value-type="string">
            <text:p>Barrackpore</text:p>
          </table:table-cell>
          <table:table-cell office:value-type="string">
            <text:p>CPM</text:p>
          </table:table-cell>
          <table:table-cell office:value-type="string">
            <text:p>Tarit Baran Topd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78">
            <text:p>478</text:p>
          </table:table-cell>
          <table:table-cell office:value-type="string">
            <text:p>West Bengal</text:p>
          </table:table-cell>
          <table:table-cell office:value-type="string">
            <text:p>Dum Dum</text:p>
          </table:table-cell>
          <table:table-cell office:value-type="string">
            <text:p>CPM</text:p>
          </table:table-cell>
          <table:table-cell office:value-type="string">
            <text:p>Amitava Nand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79">
            <text:p>479</text:p>
          </table:table-cell>
          <table:table-cell office:value-type="string">
            <text:p>West Bengal</text:p>
          </table:table-cell>
          <table:table-cell office:value-type="string">
            <text:p>Calcutta North West</text:p>
          </table:table-cell>
          <table:table-cell office:value-type="string">
            <text:p>CPM</text:p>
          </table:table-cell>
          <table:table-cell office:value-type="string">
            <text:p>Sudhangshu Se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80">
            <text:p>480</text:p>
          </table:table-cell>
          <table:table-cell office:value-type="string">
            <text:p>West Bengal</text:p>
          </table:table-cell>
          <table:table-cell office:value-type="string">
            <text:p>Calcutta North East</text:p>
          </table:table-cell>
          <table:table-cell office:value-type="string">
            <text:p>CPM</text:p>
          </table:table-cell>
          <table:table-cell office:value-type="string">
            <text:p>Md. Salim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81">
            <text:p>481</text:p>
          </table:table-cell>
          <table:table-cell office:value-type="string">
            <text:p>West Bengal</text:p>
          </table:table-cell>
          <table:table-cell office:value-type="string">
            <text:p>Calcutta South</text:p>
          </table:table-cell>
          <table:table-cell office:value-type="string">
            <text:p>AITC</text:p>
          </table:table-cell>
          <table:table-cell office:value-type="string">
            <text:p>Mamata Banerje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82">
            <text:p>482</text:p>
          </table:table-cell>
          <table:table-cell office:value-type="string">
            <text:p>West Bengal</text:p>
          </table:table-cell>
          <table:table-cell office:value-type="string">
            <text:p>Howrah</text:p>
          </table:table-cell>
          <table:table-cell office:value-type="string">
            <text:p>CPM</text:p>
          </table:table-cell>
          <table:table-cell office:value-type="string">
            <text:p>Swadesh Chakrabortt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83">
            <text:p>483</text:p>
          </table:table-cell>
          <table:table-cell office:value-type="string">
            <text:p>West Bengal</text:p>
          </table:table-cell>
          <table:table-cell office:value-type="string">
            <text:p>Uluberia</text:p>
          </table:table-cell>
          <table:table-cell office:value-type="string">
            <text:p>CPM</text:p>
          </table:table-cell>
          <table:table-cell office:value-type="string">
            <text:p>Hannan Molla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84">
            <text:p>484</text:p>
          </table:table-cell>
          <table:table-cell office:value-type="string">
            <text:p>West Bengal</text:p>
          </table:table-cell>
          <table:table-cell office:value-type="string">
            <text:p>Serampore</text:p>
          </table:table-cell>
          <table:table-cell office:value-type="string">
            <text:p>CPM</text:p>
          </table:table-cell>
          <table:table-cell office:value-type="string">
            <text:p>Santasri Chatterje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85">
            <text:p>485</text:p>
          </table:table-cell>
          <table:table-cell office:value-type="string">
            <text:p>West Bengal</text:p>
          </table:table-cell>
          <table:table-cell office:value-type="string">
            <text:p>Hooghly</text:p>
          </table:table-cell>
          <table:table-cell office:value-type="string">
            <text:p>CPM</text:p>
          </table:table-cell>
          <table:table-cell office:value-type="string">
            <text:p>Rupchand P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86">
            <text:p>486</text:p>
          </table:table-cell>
          <table:table-cell office:value-type="string">
            <text:p>West Bengal</text:p>
          </table:table-cell>
          <table:table-cell office:value-type="string">
            <text:p>Arambagh</text:p>
          </table:table-cell>
          <table:table-cell office:value-type="string">
            <text:p>CPM</text:p>
          </table:table-cell>
          <table:table-cell office:value-type="string">
            <text:p>Anil Bas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87">
            <text:p>487</text:p>
          </table:table-cell>
          <table:table-cell office:value-type="string">
            <text:p>West Bengal</text:p>
          </table:table-cell>
          <table:table-cell office:value-type="string">
            <text:p>Panskura</text:p>
          </table:table-cell>
          <table:table-cell office:value-type="string">
            <text:p>CPI</text:p>
          </table:table-cell>
          <table:table-cell office:value-type="string">
            <text:p>Gurudas Dasgupt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488">
            <text:p>488</text:p>
          </table:table-cell>
          <table:table-cell office:value-type="string">
            <text:p>West Bengal</text:p>
          </table:table-cell>
          <table:table-cell office:value-type="string">
            <text:p>Tamluk</text:p>
          </table:table-cell>
          <table:table-cell office:value-type="string">
            <text:p>CPM</text:p>
          </table:table-cell>
          <table:table-cell office:value-type="string">
            <text:p>Seth Lakshman Chand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89">
            <text:p>489</text:p>
          </table:table-cell>
          <table:table-cell office:value-type="string">
            <text:p>West Bengal</text:p>
          </table:table-cell>
          <table:table-cell office:value-type="string">
            <text:p>Contai</text:p>
          </table:table-cell>
          <table:table-cell office:value-type="string">
            <text:p>CPM</text:p>
          </table:table-cell>
          <table:table-cell office:value-type="string">
            <text:p>Prasanta Pradh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0">
            <text:p>490</text:p>
          </table:table-cell>
          <table:table-cell office:value-type="string">
            <text:p>West Bengal</text:p>
          </table:table-cell>
          <table:table-cell office:value-type="string">
            <text:p>Midnapore</text:p>
          </table:table-cell>
          <table:table-cell office:value-type="string">
            <text:p>CPI</text:p>
          </table:table-cell>
          <table:table-cell office:value-type="string">
            <text:p>Prabodh Pand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1">
            <text:p>491</text:p>
          </table:table-cell>
          <table:table-cell office:value-type="string">
            <text:p>West Bengal</text:p>
          </table:table-cell>
          <table:table-cell office:value-type="string">
            <text:p>Jhargram</text:p>
          </table:table-cell>
          <table:table-cell office:value-type="string">
            <text:p>CPM</text:p>
          </table:table-cell>
          <table:table-cell office:value-type="string">
            <text:p>Rupchand Murm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2">
            <text:p>492</text:p>
          </table:table-cell>
          <table:table-cell office:value-type="string">
            <text:p>West Bengal</text:p>
          </table:table-cell>
          <table:table-cell office:value-type="string">
            <text:p>Purulia</text:p>
          </table:table-cell>
          <table:table-cell office:value-type="string">
            <text:p>AIFB</text:p>
          </table:table-cell>
          <table:table-cell office:value-type="string">
            <text:p>Bir Singh Mahat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3">
            <text:p>493</text:p>
          </table:table-cell>
          <table:table-cell office:value-type="string">
            <text:p>West Bengal</text:p>
          </table:table-cell>
          <table:table-cell office:value-type="string">
            <text:p>Bankura</text:p>
          </table:table-cell>
          <table:table-cell office:value-type="string">
            <text:p>CPM</text:p>
          </table:table-cell>
          <table:table-cell office:value-type="string">
            <text:p>Acharia Basudeb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4">
            <text:p>494</text:p>
          </table:table-cell>
          <table:table-cell office:value-type="string">
            <text:p>West Bengal</text:p>
          </table:table-cell>
          <table:table-cell office:value-type="string">
            <text:p>Vishnupur</text:p>
          </table:table-cell>
          <table:table-cell office:value-type="string">
            <text:p>CPM</text:p>
          </table:table-cell>
          <table:table-cell office:value-type="string">
            <text:p>Susmita Baur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5">
            <text:p>495</text:p>
          </table:table-cell>
          <table:table-cell office:value-type="string">
            <text:p>West Bengal</text:p>
          </table:table-cell>
          <table:table-cell office:value-type="string">
            <text:p>Durgapur</text:p>
          </table:table-cell>
          <table:table-cell office:value-type="string">
            <text:p>CPM</text:p>
          </table:table-cell>
          <table:table-cell office:value-type="string">
            <text:p>Sunil Kh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6">
            <text:p>496</text:p>
          </table:table-cell>
          <table:table-cell office:value-type="string">
            <text:p>West Bengal</text:p>
          </table:table-cell>
          <table:table-cell office:value-type="string">
            <text:p>Asansol</text:p>
          </table:table-cell>
          <table:table-cell office:value-type="string">
            <text:p>CPM</text:p>
          </table:table-cell>
          <table:table-cell office:value-type="string">
            <text:p>Bikash Chowdhur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7">
            <text:p>497</text:p>
          </table:table-cell>
          <table:table-cell office:value-type="string">
            <text:p>West Bengal</text:p>
          </table:table-cell>
          <table:table-cell office:value-type="string">
            <text:p>Burdwan</text:p>
          </table:table-cell>
          <table:table-cell office:value-type="string">
            <text:p>CPM</text:p>
          </table:table-cell>
          <table:table-cell office:value-type="string">
            <text:p>Nikhilananda S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8">
            <text:p>498</text:p>
          </table:table-cell>
          <table:table-cell office:value-type="string">
            <text:p>West Bengal</text:p>
          </table:table-cell>
          <table:table-cell office:value-type="string">
            <text:p>Katwa</text:p>
          </table:table-cell>
          <table:table-cell office:value-type="string">
            <text:p>CPM</text:p>
          </table:table-cell>
          <table:table-cell office:value-type="string">
            <text:p>Mahboob Zahed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99">
            <text:p>499</text:p>
          </table:table-cell>
          <table:table-cell office:value-type="string">
            <text:p>West Bengal</text:p>
          </table:table-cell>
          <table:table-cell office:value-type="string">
            <text:p>Bolpur</text:p>
          </table:table-cell>
          <table:table-cell office:value-type="string">
            <text:p>CPM</text:p>
          </table:table-cell>
          <table:table-cell office:value-type="string">
            <text:p>Chatterjee Somnat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0">
            <text:p>500</text:p>
          </table:table-cell>
          <table:table-cell office:value-type="string">
            <text:p>West Bengal</text:p>
          </table:table-cell>
          <table:table-cell office:value-type="string">
            <text:p>Birbhum</text:p>
          </table:table-cell>
          <table:table-cell office:value-type="string">
            <text:p>CPM</text:p>
          </table:table-cell>
          <table:table-cell office:value-type="string">
            <text:p>Ram Chandra Dom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1">
            <text:p>501</text:p>
          </table:table-cell>
          <table:table-cell office:value-type="string">
            <text:p>Chhattisgarh</text:p>
          </table:table-cell>
          <table:table-cell office:value-type="string">
            <text:p>Surguja</text:p>
          </table:table-cell>
          <table:table-cell office:value-type="string">
            <text:p>BJP</text:p>
          </table:table-cell>
          <table:table-cell office:value-type="string">
            <text:p>Nand Kumar S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2">
            <text:p>502</text:p>
          </table:table-cell>
          <table:table-cell office:value-type="string">
            <text:p>Chhattisgarh</text:p>
          </table:table-cell>
          <table:table-cell office:value-type="string">
            <text:p>Raigarh</text:p>
          </table:table-cell>
          <table:table-cell office:value-type="string">
            <text:p>BJP</text:p>
          </table:table-cell>
          <table:table-cell office:value-type="string">
            <text:p>Vishnudeo S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3">
            <text:p>503</text:p>
          </table:table-cell>
          <table:table-cell office:value-type="string">
            <text:p>Chhattisgarh</text:p>
          </table:table-cell>
          <table:table-cell office:value-type="string">
            <text:p>Janjgir</text:p>
          </table:table-cell>
          <table:table-cell office:value-type="string">
            <text:p>BJP</text:p>
          </table:table-cell>
          <table:table-cell office:value-type="string">
            <text:p>Karuna Shukl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4">
            <text:p>504</text:p>
          </table:table-cell>
          <table:table-cell office:value-type="string">
            <text:p>Chhattisgarh</text:p>
          </table:table-cell>
          <table:table-cell office:value-type="string">
            <text:p>Bilaspur</text:p>
          </table:table-cell>
          <table:table-cell office:value-type="string">
            <text:p>BJP</text:p>
          </table:table-cell>
          <table:table-cell office:value-type="string">
            <text:p>Punnulal Mohl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5">
            <text:p>505</text:p>
          </table:table-cell>
          <table:table-cell office:value-type="string">
            <text:p>Chhattisgarh</text:p>
          </table:table-cell>
          <table:table-cell office:value-type="string">
            <text:p>Sarangarh</text:p>
          </table:table-cell>
          <table:table-cell office:value-type="string">
            <text:p>BJP</text:p>
          </table:table-cell>
          <table:table-cell office:value-type="string">
            <text:p>Guharam Ajgalle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6">
            <text:p>506</text:p>
          </table:table-cell>
          <table:table-cell office:value-type="string">
            <text:p>Chhattisgarh</text:p>
          </table:table-cell>
          <table:table-cell office:value-type="string">
            <text:p>Raipur</text:p>
          </table:table-cell>
          <table:table-cell office:value-type="string">
            <text:p>BJP</text:p>
          </table:table-cell>
          <table:table-cell office:value-type="string">
            <text:p>Ramesh Bais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7">
            <text:p>507</text:p>
          </table:table-cell>
          <table:table-cell office:value-type="string">
            <text:p>Chhattisgarh</text:p>
          </table:table-cell>
          <table:table-cell office:value-type="string">
            <text:p>Mahasamund</text:p>
          </table:table-cell>
          <table:table-cell office:value-type="string">
            <text:p>INC</text:p>
          </table:table-cell>
          <table:table-cell office:value-type="string">
            <text:p>Ajit Jog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8">
            <text:p>508</text:p>
          </table:table-cell>
          <table:table-cell office:value-type="string">
            <text:p>Chhattisgarh</text:p>
          </table:table-cell>
          <table:table-cell office:value-type="string">
            <text:p>Kanker</text:p>
          </table:table-cell>
          <table:table-cell office:value-type="string">
            <text:p>BJP</text:p>
          </table:table-cell>
          <table:table-cell office:value-type="string">
            <text:p>Sohan Pot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09">
            <text:p>509</text:p>
          </table:table-cell>
          <table:table-cell office:value-type="string">
            <text:p>Chhattisgarh</text:p>
          </table:table-cell>
          <table:table-cell office:value-type="string">
            <text:p>Bastar</text:p>
          </table:table-cell>
          <table:table-cell office:value-type="string">
            <text:p>BJP</text:p>
          </table:table-cell>
          <table:table-cell office:value-type="string">
            <text:p>Baliram Kashyap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0">
            <text:p>510</text:p>
          </table:table-cell>
          <table:table-cell office:value-type="string">
            <text:p>Chhattisgarh</text:p>
          </table:table-cell>
          <table:table-cell office:value-type="string">
            <text:p>Durg</text:p>
          </table:table-cell>
          <table:table-cell office:value-type="string">
            <text:p>BJP</text:p>
          </table:table-cell>
          <table:table-cell office:value-type="string">
            <text:p>Tarachand Sah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1">
            <text:p>511</text:p>
          </table:table-cell>
          <table:table-cell office:value-type="string">
            <text:p>Chhattisgarh</text:p>
          </table:table-cell>
          <table:table-cell office:value-type="string">
            <text:p>Rajnandgaon</text:p>
          </table:table-cell>
          <table:table-cell office:value-type="string">
            <text:p>BJP</text:p>
          </table:table-cell>
          <table:table-cell office:value-type="string">
            <text:p>Pradeep Gandh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2">
            <text:p>512</text:p>
          </table:table-cell>
          <table:table-cell office:value-type="string">
            <text:p>Jharkhand</text:p>
          </table:table-cell>
          <table:table-cell office:value-type="string">
            <text:p>Rajmahal</text:p>
          </table:table-cell>
          <table:table-cell office:value-type="string">
            <text:p>JMM</text:p>
          </table:table-cell>
          <table:table-cell office:value-type="string">
            <text:p>Hemlal Murmu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3">
            <text:p>513</text:p>
          </table:table-cell>
          <table:table-cell office:value-type="string">
            <text:p>Jharkhand</text:p>
          </table:table-cell>
          <table:table-cell office:value-type="string">
            <text:p>Dumka</text:p>
          </table:table-cell>
          <table:table-cell office:value-type="string">
            <text:p>JMM</text:p>
          </table:table-cell>
          <table:table-cell office:value-type="string">
            <text:p>Shibu Sore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4">
            <text:p>514</text:p>
          </table:table-cell>
          <table:table-cell office:value-type="string">
            <text:p>Jharkhand</text:p>
          </table:table-cell>
          <table:table-cell office:value-type="string">
            <text:p>Godda</text:p>
          </table:table-cell>
          <table:table-cell office:value-type="string">
            <text:p>INC</text:p>
          </table:table-cell>
          <table:table-cell office:value-type="string">
            <text:p>Furkan Ansar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5">
            <text:p>515</text:p>
          </table:table-cell>
          <table:table-cell office:value-type="string">
            <text:p>Jharkhand</text:p>
          </table:table-cell>
          <table:table-cell office:value-type="string">
            <text:p>Chatra</text:p>
          </table:table-cell>
          <table:table-cell office:value-type="string">
            <text:p>RJD</text:p>
          </table:table-cell>
          <table:table-cell office:value-type="string">
            <text:p>Dhirendra Agarw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6">
            <text:p>516</text:p>
          </table:table-cell>
          <table:table-cell office:value-type="string">
            <text:p>Jharkhand</text:p>
          </table:table-cell>
          <table:table-cell office:value-type="string">
            <text:p>Kodarma</text:p>
          </table:table-cell>
          <table:table-cell office:value-type="string">
            <text:p>BJP</text:p>
          </table:table-cell>
          <table:table-cell office:value-type="string">
            <text:p>Babulal Marand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7">
            <text:p>517</text:p>
          </table:table-cell>
          <table:table-cell office:value-type="string">
            <text:p>Jharkhand</text:p>
          </table:table-cell>
          <table:table-cell office:value-type="string">
            <text:p>Giridih</text:p>
          </table:table-cell>
          <table:table-cell office:value-type="string">
            <text:p>JMM</text:p>
          </table:table-cell>
          <table:table-cell office:value-type="string">
            <text:p>Tek Lal Maht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518">
            <text:p>518</text:p>
          </table:table-cell>
          <table:table-cell office:value-type="string">
            <text:p>Jharkhand</text:p>
          </table:table-cell>
          <table:table-cell office:value-type="string">
            <text:p>Dhanbad</text:p>
          </table:table-cell>
          <table:table-cell office:value-type="string">
            <text:p>INC</text:p>
          </table:table-cell>
          <table:table-cell office:value-type="string">
            <text:p>Chandra Shekhar Dube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19">
            <text:p>519</text:p>
          </table:table-cell>
          <table:table-cell office:value-type="string">
            <text:p>Jharkhand</text:p>
          </table:table-cell>
          <table:table-cell office:value-type="string">
            <text:p>Ranchi</text:p>
          </table:table-cell>
          <table:table-cell office:value-type="string">
            <text:p>INC</text:p>
          </table:table-cell>
          <table:table-cell office:value-type="string">
            <text:p>Subodh Kant Sahay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20">
            <text:p>520</text:p>
          </table:table-cell>
          <table:table-cell office:value-type="string">
            <text:p>Jharkhand</text:p>
          </table:table-cell>
          <table:table-cell office:value-type="string">
            <text:p>Jamshedpur</text:p>
          </table:table-cell>
          <table:table-cell office:value-type="string">
            <text:p>JMM</text:p>
          </table:table-cell>
          <table:table-cell office:value-type="string">
            <text:p>Sunil Kumar Mahato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21">
            <text:p>521</text:p>
          </table:table-cell>
          <table:table-cell office:value-type="string">
            <text:p>Jharkhand</text:p>
          </table:table-cell>
          <table:table-cell office:value-type="string">
            <text:p>Singhbhum</text:p>
          </table:table-cell>
          <table:table-cell office:value-type="string">
            <text:p>INC</text:p>
          </table:table-cell>
          <table:table-cell office:value-type="string">
            <text:p>Bagun Sumbr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22">
            <text:p>522</text:p>
          </table:table-cell>
          <table:table-cell office:value-type="string">
            <text:p>Jharkhand</text:p>
          </table:table-cell>
          <table:table-cell office:value-type="string">
            <text:p>Khunti</text:p>
          </table:table-cell>
          <table:table-cell office:value-type="string">
            <text:p>INC</text:p>
          </table:table-cell>
          <table:table-cell office:value-type="string">
            <text:p>Sushila Kerkett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23">
            <text:p>523</text:p>
          </table:table-cell>
          <table:table-cell office:value-type="string">
            <text:p>Jharkhand</text:p>
          </table:table-cell>
          <table:table-cell office:value-type="string">
            <text:p>Lohardaga</text:p>
          </table:table-cell>
          <table:table-cell office:value-type="string">
            <text:p>INC</text:p>
          </table:table-cell>
          <table:table-cell office:value-type="string">
            <text:p>Rameshwar Orao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24">
            <text:p>524</text:p>
          </table:table-cell>
          <table:table-cell office:value-type="string">
            <text:p>Jharkhand</text:p>
          </table:table-cell>
          <table:table-cell office:value-type="string">
            <text:p>Palamau</text:p>
          </table:table-cell>
          <table:table-cell office:value-type="string">
            <text:p>RJD</text:p>
          </table:table-cell>
          <table:table-cell office:value-type="string">
            <text:p>Manoj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525">
            <text:p>525</text:p>
          </table:table-cell>
          <table:table-cell office:value-type="string">
            <text:p>Jharkhand</text:p>
          </table:table-cell>
          <table:table-cell office:value-type="string">
            <text:p>Hazaribagh</text:p>
          </table:table-cell>
          <table:table-cell office:value-type="string">
            <text:p>CPI</text:p>
          </table:table-cell>
          <table:table-cell office:value-type="string">
            <text:p>Bhubneshwar Prasad Meht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26">
            <text:p>526</text:p>
          </table:table-cell>
          <table:table-cell office:value-type="string">
            <text:p>Uttaranchal</text:p>
          </table:table-cell>
          <table:table-cell office:value-type="string">
            <text:p>Tehri Garhwal</text:p>
          </table:table-cell>
          <table:table-cell office:value-type="string">
            <text:p>BJP</text:p>
          </table:table-cell>
          <table:table-cell office:value-type="string">
            <text:p>Manabendra Sha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527">
            <text:p>527</text:p>
          </table:table-cell>
          <table:table-cell office:value-type="string">
            <text:p>Uttaranchal</text:p>
          </table:table-cell>
          <table:table-cell office:value-type="string">
            <text:p>Garhwal</text:p>
          </table:table-cell>
          <table:table-cell office:value-type="string">
            <text:p>BJP</text:p>
          </table:table-cell>
          <table:table-cell office:value-type="string">
            <text:p>Maj. Gen. ( Retd) Bhuwan Chandra Khanduri (avsm)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28">
            <text:p>528</text:p>
          </table:table-cell>
          <table:table-cell office:value-type="string">
            <text:p>Uttaranchal</text:p>
          </table:table-cell>
          <table:table-cell office:value-type="string">
            <text:p>Almora</text:p>
          </table:table-cell>
          <table:table-cell office:value-type="string">
            <text:p>BJP</text:p>
          </table:table-cell>
          <table:table-cell office:value-type="string">
            <text:p>Bachi Singh Rawa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29">
            <text:p>529</text:p>
          </table:table-cell>
          <table:table-cell office:value-type="string">
            <text:p>Uttaranchal</text:p>
          </table:table-cell>
          <table:table-cell office:value-type="string">
            <text:p>Nainital</text:p>
          </table:table-cell>
          <table:table-cell office:value-type="string">
            <text:p>INC</text:p>
          </table:table-cell>
          <table:table-cell office:value-type="string">
            <text:p>K. C. Singh Bab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30">
            <text:p>530</text:p>
          </table:table-cell>
          <table:table-cell office:value-type="string">
            <text:p>Uttaranchal</text:p>
          </table:table-cell>
          <table:table-cell office:value-type="string">
            <text:p>Hardwar</text:p>
          </table:table-cell>
          <table:table-cell office:value-type="string">
            <text:p>SP</text:p>
          </table:table-cell>
          <table:table-cell office:value-type="string">
            <text:p>Rajendra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3" table:visibility="filter">
          <table:table-cell office:value-type="float" office:value="531">
            <text:p>531</text:p>
          </table:table-cell>
          <table:table-cell table:number-columns-repeated="2" office:value-type="string">
            <text:p>Andaman &amp; Nicobar Islands</text:p>
          </table:table-cell>
          <table:table-cell office:value-type="string">
            <text:p>INC</text:p>
          </table:table-cell>
          <table:table-cell office:value-type="string">
            <text:p>Manoranjan Bhakt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32">
            <text:p>532</text:p>
          </table:table-cell>
          <table:table-cell table:number-columns-repeated="2" office:value-type="string">
            <text:p>Chandigarh</text:p>
          </table:table-cell>
          <table:table-cell office:value-type="string">
            <text:p>INC</text:p>
          </table:table-cell>
          <table:table-cell office:value-type="string">
            <text:p>Pawan Kumar Bans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533">
            <text:p>533</text:p>
          </table:table-cell>
          <table:table-cell office:value-type="string">
            <text:p>Dadra &amp; Nagar Haveli</text:p>
          </table:table-cell>
          <table:table-cell office:value-type="string">
            <text:p>Dadra &amp; Nagar Haveli</text:p>
          </table:table-cell>
          <table:table-cell office:value-type="string">
            <text:p>BNP</text:p>
          </table:table-cell>
          <table:table-cell office:value-type="string">
            <text:p>Delkar Mohanbhai Sanjibh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534">
            <text:p>534</text:p>
          </table:table-cell>
          <table:table-cell office:value-type="string">
            <text:p>Daman &amp; Diu</text:p>
          </table:table-cell>
          <table:table-cell office:value-type="string">
            <text:p>Daman And Diu</text:p>
          </table:table-cell>
          <table:table-cell office:value-type="string">
            <text:p>INC</text:p>
          </table:table-cell>
          <table:table-cell office:value-type="string">
            <text:p>Patel Dahyabhai Vallabhbhai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4" table:visibility="filter">
          <table:table-cell office:value-type="float" office:value="535">
            <text:p>535</text:p>
          </table:table-cell>
          <table:table-cell office:value-type="string">
            <text:p>National Capital Territory Of Delhi</text:p>
          </table:table-cell>
          <table:table-cell office:value-type="string">
            <text:p>New Delhi</text:p>
          </table:table-cell>
          <table:table-cell office:value-type="string">
            <text:p>INC</text:p>
          </table:table-cell>
          <table:table-cell office:value-type="string">
            <text:p>Ajay Makan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4" table:visibility="filter">
          <table:table-cell office:value-type="float" office:value="536">
            <text:p>536</text:p>
          </table:table-cell>
          <table:table-cell office:value-type="string">
            <text:p>National Capital Territory Of Delhi</text:p>
          </table:table-cell>
          <table:table-cell office:value-type="string">
            <text:p>South Delhi</text:p>
          </table:table-cell>
          <table:table-cell office:value-type="string">
            <text:p>BJP</text:p>
          </table:table-cell>
          <table:table-cell office:value-type="string">
            <text:p>Vijay Kumar Malhotr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4" table:visibility="filter">
          <table:table-cell office:value-type="float" office:value="537">
            <text:p>537</text:p>
          </table:table-cell>
          <table:table-cell office:value-type="string">
            <text:p>National Capital Territory Of Delhi</text:p>
          </table:table-cell>
          <table:table-cell office:value-type="string">
            <text:p>Outer Delhi</text:p>
          </table:table-cell>
          <table:table-cell office:value-type="string">
            <text:p>INC</text:p>
          </table:table-cell>
          <table:table-cell office:value-type="string">
            <text:p>Sajjan Kuma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4" table:visibility="filter">
          <table:table-cell office:value-type="float" office:value="538">
            <text:p>538</text:p>
          </table:table-cell>
          <table:table-cell office:value-type="string">
            <text:p>National Capital Territory Of Delhi</text:p>
          </table:table-cell>
          <table:table-cell office:value-type="string">
            <text:p>East Delhi</text:p>
          </table:table-cell>
          <table:table-cell office:value-type="string">
            <text:p>INC</text:p>
          </table:table-cell>
          <table:table-cell office:value-type="string">
            <text:p>Sandeep Dikshit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4" table:visibility="filter">
          <table:table-cell office:value-type="float" office:value="539">
            <text:p>539</text:p>
          </table:table-cell>
          <table:table-cell office:value-type="string">
            <text:p>National Capital Territory Of Delhi</text:p>
          </table:table-cell>
          <table:table-cell office:value-type="string">
            <text:p>Chandni Chowk</text:p>
          </table:table-cell>
          <table:table-cell office:value-type="string">
            <text:p>INC</text:p>
          </table:table-cell>
          <table:table-cell office:value-type="string">
            <text:p>Kapil Sibal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4" table:visibility="filter">
          <table:table-cell office:value-type="float" office:value="540">
            <text:p>540</text:p>
          </table:table-cell>
          <table:table-cell office:value-type="string">
            <text:p>National Capital Territory Of Delhi</text:p>
          </table:table-cell>
          <table:table-cell office:value-type="string">
            <text:p>Delhi Sadar</text:p>
          </table:table-cell>
          <table:table-cell office:value-type="string">
            <text:p>INC</text:p>
          </table:table-cell>
          <table:table-cell office:value-type="string">
            <text:p>Jagdish Tytler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4" table:visibility="filter">
          <table:table-cell office:value-type="float" office:value="541">
            <text:p>541</text:p>
          </table:table-cell>
          <table:table-cell office:value-type="string">
            <text:p>National Capital Territory Of Delhi</text:p>
          </table:table-cell>
          <table:table-cell office:value-type="string">
            <text:p>Karol Bagh</text:p>
          </table:table-cell>
          <table:table-cell office:value-type="string">
            <text:p>INC</text:p>
          </table:table-cell>
          <table:table-cell office:value-type="string">
            <text:p>Krishna Tirath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2" table:visibility="filter">
          <table:table-cell office:value-type="float" office:value="542">
            <text:p>542</text:p>
          </table:table-cell>
          <table:table-cell office:value-type="string">
            <text:p>Lakshadweep</text:p>
          </table:table-cell>
          <table:table-cell office:value-type="string">
            <text:p>Lakshadweep</text:p>
          </table:table-cell>
          <table:table-cell office:value-type="string">
            <text:p>JD(U)</text:p>
          </table:table-cell>
          <table:table-cell office:value-type="string">
            <text:p>Dr. P. Pookunhikoya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1" table:visibility="filter">
          <table:table-cell office:value-type="float" office:value="543">
            <text:p>543</text:p>
          </table:table-cell>
          <table:table-cell office:value-type="string">
            <text:p>Pondicherry</text:p>
          </table:table-cell>
          <table:table-cell office:value-type="string">
            <text:p>Pondicherry</text:p>
          </table:table-cell>
          <table:table-cell office:value-type="string">
            <text:p>PMK</text:p>
          </table:table-cell>
          <table:table-cell office:value-type="string">
            <text:p>Ramadass. M.</text:p>
          </table:table-cell>
          <table:table-cell office:value-type="float" office:value="2004">
            <text:p>2004</text:p>
          </table:table-cell>
          <table:table-cell table:number-columns-repeated="1018"/>
        </table:table-row>
        <table:table-row table:style-name="ro5" table:number-rows-repeated="10480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2" table:default-cell-style-name="ce4"/>
        <table:table-column table:style-name="co2" table:default-cell-style-name="ce6"/>
        <table:table-column table:style-name="co2" table:default-cell-style-name="ce7"/>
        <table:table-column table:style-name="co2" table:number-columns-repeated="2" table:default-cell-style-name="ce6"/>
        <table:table-column table:style-name="co2" table:number-columns-repeated="3" table:default-cell-style-name="ce5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onstituency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Candidate</text:p>
          </table:table-cell>
          <table:table-cell table:style-name="ce1" office:value-type="string">
            <text:p>Party</text:p>
          </table:table-cell>
          <table:table-cell table:style-name="ce1" office:value-type="string">
            <text:p>Total Vote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rgin</text:p>
          </table:table-cell>
        </table:table-row>
        <table:table-row table:style-name="ro2"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<text:a xlink:href="http://ibnlive.in.com/politics/electionstats/constituency/1980/S01/1.html">Srikakulam</text:a></text:p>
          </table:table-cell>
          <table:table-cell office:value-type="float" office:value="1">
            <text:p>1</text:p>
          </table:table-cell>
          <table:table-cell office:value-type="string">
            <text:p>Rajagopalarao Boddepalli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97336">
            <text:p>197336</text:p>
          </table:table-cell>
          <table:table-cell office:value-type="string">
            <text:p>Won</text:p>
          </table:table-cell>
          <table:table-cell office:value-type="float" office:value="78989">
            <text:p>78989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Gouthu Latchanna</text:p>
          </table:table-cell>
          <table:table-cell table:style-name="ce8" office:value-type="string">
            <text:p><text:a xlink:href="http://ibnlive.in.com/politics/electionstats/votespolled/1980/JNP(S).html">JNP(S)</text:a></text:p>
          </table:table-cell>
          <table:table-cell office:value-type="float" office:value="118347">
            <text:p>118347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3">
          <table:table-cell office:value-type="float" office:value="2" table:number-columns-spanned="1" table:number-rows-spanned="2">
            <text:p>2</text:p>
          </table:table-cell>
          <table:table-cell office:value-type="string" table:number-columns-spanned="1" table:number-rows-spanned="2">
            <text:p><text:a xlink:href="http://ibnlive.in.com/politics/electionstats/constituency/1980/S01/2.html">Parvathipuram</text:a></text:p>
          </table:table-cell>
          <table:table-cell office:value-type="float" office:value="1">
            <text:p>1</text:p>
          </table:table-cell>
          <table:table-cell office:value-type="string">
            <text:p>K.c.suryanarayana Deo Vyricherla</text:p>
          </table:table-cell>
          <table:table-cell office:value-type="string">
            <text:p><text:a xlink:href="http://ibnlive.in.com/politics/electionstats/votespolled/1980/INC(U).html">INC(U)</text:a></text:p>
          </table:table-cell>
          <table:table-cell office:value-type="float" office:value="173179">
            <text:p>173179</text:p>
          </table:table-cell>
          <table:table-cell office:value-type="string">
            <text:p>Won</text:p>
          </table:table-cell>
          <table:table-cell office:value-type="float" office:value="14800">
            <text:p>14800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Narsimha Rao Viswasrai</text:p>
          </table:table-cell>
          <table:table-cell table:style-name="ce8" office:value-type="string">
            <text:p><text:a xlink:href="http://ibnlive.in.com/politics/electionstats/votespolled/1980/INC(I).html">INC(I)</text:a></text:p>
          </table:table-cell>
          <table:table-cell office:value-type="float" office:value="158379">
            <text:p>158379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3" table:number-columns-spanned="1" table:number-rows-spanned="2">
            <text:p>3</text:p>
          </table:table-cell>
          <table:table-cell office:value-type="string" table:number-columns-spanned="1" table:number-rows-spanned="2">
            <text:p><text:a xlink:href="http://ibnlive.in.com/politics/electionstats/constituency/1980/S01/3.html">Bobbili</text:a></text:p>
          </table:table-cell>
          <table:table-cell office:value-type="float" office:value="1">
            <text:p>1</text:p>
          </table:table-cell>
          <table:table-cell office:value-type="string">
            <text:p>P.v.gajapathi Raju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89163">
            <text:p>189163</text:p>
          </table:table-cell>
          <table:table-cell office:value-type="string">
            <text:p>Won</text:p>
          </table:table-cell>
          <table:table-cell office:value-type="float" office:value="138126">
            <text:p>138126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Gedela Prasada Rao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51037">
            <text:p>51037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4" table:number-columns-spanned="1" table:number-rows-spanned="2">
            <text:p>4</text:p>
          </table:table-cell>
          <table:table-cell office:value-type="string" table:number-columns-spanned="1" table:number-rows-spanned="2">
            <text:p><text:a xlink:href="http://ibnlive.in.com/politics/electionstats/constituency/1980/S01/4.html">Visakhapatnam</text:a></text:p>
          </table:table-cell>
          <table:table-cell office:value-type="float" office:value="1">
            <text:p>1</text:p>
          </table:table-cell>
          <table:table-cell office:value-type="string">
            <text:p>Appalaswamy Kommuru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06581">
            <text:p>206581</text:p>
          </table:table-cell>
          <table:table-cell office:value-type="string">
            <text:p>Won</text:p>
          </table:table-cell>
          <table:table-cell office:value-type="float" office:value="34635">
            <text:p>34635</text:p>
          </table:table-cell>
        </table:table-row>
        <table:table-row table:style-name="ro3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Bhattam Srirama Murthy</text:p>
          </table:table-cell>
          <table:table-cell table:style-name="ce8" office:value-type="string">
            <text:p><text:a xlink:href="http://ibnlive.in.com/politics/electionstats/votespolled/1980/INC(U).html">INC(U)</text:a></text:p>
          </table:table-cell>
          <table:table-cell office:value-type="float" office:value="171946">
            <text:p>171946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5" table:number-columns-spanned="1" table:number-rows-spanned="2">
            <text:p>5</text:p>
          </table:table-cell>
          <table:table-cell office:value-type="string" table:number-columns-spanned="1" table:number-rows-spanned="2">
            <text:p><text:a xlink:href="http://ibnlive.in.com/politics/electionstats/constituency/1980/S01/5.html">Bhadrachalam</text:a></text:p>
          </table:table-cell>
          <table:table-cell office:value-type="float" office:value="1">
            <text:p>1</text:p>
          </table:table-cell>
          <table:table-cell office:value-type="string">
            <text:p>B.radhabai Ananda Rao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47534">
            <text:p>147534</text:p>
          </table:table-cell>
          <table:table-cell office:value-type="string">
            <text:p>Won</text:p>
          </table:table-cell>
          <table:table-cell office:value-type="float" office:value="68326">
            <text:p>68326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Karam Chandraiah</text:p>
          </table:table-cell>
          <table:table-cell table:style-name="ce8" office:value-type="string">
            <text:p><text:a xlink:href="http://ibnlive.in.com/politics/electionstats/votespolled/1980/CPI.html">CPI</text:a></text:p>
          </table:table-cell>
          <table:table-cell office:value-type="float" office:value="79208">
            <text:p>79208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6" table:number-columns-spanned="1" table:number-rows-spanned="2">
            <text:p>6</text:p>
          </table:table-cell>
          <table:table-cell office:value-type="string" table:number-columns-spanned="1" table:number-rows-spanned="2">
            <text:p><text:a xlink:href="http://ibnlive.in.com/politics/electionstats/constituency/1980/S01/6.html">Anakapalli</text:a></text:p>
          </table:table-cell>
          <table:table-cell office:value-type="float" office:value="1">
            <text:p>1</text:p>
          </table:table-cell>
          <table:table-cell office:value-type="string">
            <text:p>Appala Naidu S.r.a.s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78139">
            <text:p>178139</text:p>
          </table:table-cell>
          <table:table-cell office:value-type="string">
            <text:p>Won</text:p>
          </table:table-cell>
          <table:table-cell office:value-type="float" office:value="29123">
            <text:p>29123</text:p>
          </table:table-cell>
        </table:table-row>
        <table:table-row table:style-name="ro3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Anand Gajapathi Raju Pusapati</text:p>
          </table:table-cell>
          <table:table-cell table:style-name="ce8" office:value-type="string">
            <text:p><text:a xlink:href="http://ibnlive.in.com/politics/electionstats/votespolled/1980/JNP(S).html">JNP(S)</text:a></text:p>
          </table:table-cell>
          <table:table-cell office:value-type="float" office:value="149016">
            <text:p>149016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7" table:number-columns-spanned="1" table:number-rows-spanned="2">
            <text:p>7</text:p>
          </table:table-cell>
          <table:table-cell office:value-type="string" table:number-columns-spanned="1" table:number-rows-spanned="2">
            <text:p><text:a xlink:href="http://ibnlive.in.com/politics/electionstats/constituency/1980/S01/7.html">Kakinada</text:a></text:p>
          </table:table-cell>
          <table:table-cell office:value-type="float" office:value="1">
            <text:p>1</text:p>
          </table:table-cell>
          <table:table-cell office:value-type="string">
            <text:p>Sanjeevi Rao M.s.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42901">
            <text:p>242901</text:p>
          </table:table-cell>
          <table:table-cell office:value-type="string">
            <text:p>Won</text:p>
          </table:table-cell>
          <table:table-cell office:value-type="float" office:value="162977">
            <text:p>162977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Vaddi Mutyala Rao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79924">
            <text:p>79924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 table:number-columns-spanned="1" table:number-rows-spanned="2">
            <text:p><text:a xlink:href="http://ibnlive.in.com/politics/electionstats/constituency/1980/S01/8.html">Rajahmundry</text:a></text:p>
          </table:table-cell>
          <table:table-cell office:value-type="float" office:value="1">
            <text:p>1</text:p>
          </table:table-cell>
          <table:table-cell office:value-type="string">
            <text:p>S.b.p.pattabhi Rama Rao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49377">
            <text:p>249377</text:p>
          </table:table-cell>
          <table:table-cell office:value-type="string">
            <text:p>Won</text:p>
          </table:table-cell>
          <table:table-cell office:value-type="float" office:value="118491">
            <text:p>118491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Gadam Kamaladevi</text:p>
          </table:table-cell>
          <table:table-cell table:style-name="ce8" office:value-type="string">
            <text:p><text:a xlink:href="http://ibnlive.in.com/politics/electionstats/votespolled/1980/INC(U).html">INC(U)</text:a></text:p>
          </table:table-cell>
          <table:table-cell office:value-type="float" office:value="130886">
            <text:p>130886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9" table:number-columns-spanned="1" table:number-rows-spanned="2">
            <text:p>9</text:p>
          </table:table-cell>
          <table:table-cell office:value-type="string" table:number-columns-spanned="1" table:number-rows-spanned="2">
            <text:p><text:a xlink:href="http://ibnlive.in.com/politics/electionstats/constituency/1980/S01/9.html">Amalapuram</text:a></text:p>
          </table:table-cell>
          <table:table-cell office:value-type="float" office:value="1">
            <text:p>1</text:p>
          </table:table-cell>
          <table:table-cell office:value-type="string">
            <text:p>Kusuma Krishnamurthi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44283">
            <text:p>244283</text:p>
          </table:table-cell>
          <table:table-cell office:value-type="string">
            <text:p>Won</text:p>
          </table:table-cell>
          <table:table-cell office:value-type="float" office:value="121090">
            <text:p>121090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Iswari Bai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123193">
            <text:p>123193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3">
          <table:table-cell office:value-type="float" office:value="10" table:number-columns-spanned="1" table:number-rows-spanned="2">
            <text:p>10</text:p>
          </table:table-cell>
          <table:table-cell office:value-type="string" table:number-columns-spanned="1" table:number-rows-spanned="2">
            <text:p><text:a xlink:href="http://ibnlive.in.com/politics/electionstats/constituency/1980/S01/10.html">Narasapur</text:a></text:p>
          </table:table-cell>
          <table:table-cell office:value-type="float" office:value="1">
            <text:p>1</text:p>
          </table:table-cell>
          <table:table-cell office:value-type="string">
            <text:p>Alluri Subhaschandra Bose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72124">
            <text:p>272124</text:p>
          </table:table-cell>
          <table:table-cell office:value-type="string">
            <text:p>Won</text:p>
          </table:table-cell>
          <table:table-cell office:value-type="float" office:value="157968">
            <text:p>157968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Uddaraju Ramam</text:p>
          </table:table-cell>
          <table:table-cell table:style-name="ce8" office:value-type="string">
            <text:p><text:a xlink:href="http://ibnlive.in.com/politics/electionstats/votespolled/1980/CPM.html">CPM</text:a></text:p>
          </table:table-cell>
          <table:table-cell office:value-type="float" office:value="114156">
            <text:p>114156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3">
          <table:table-cell office:value-type="float" office:value="11" table:number-columns-spanned="1" table:number-rows-spanned="2">
            <text:p>11</text:p>
          </table:table-cell>
          <table:table-cell office:value-type="string" table:number-columns-spanned="1" table:number-rows-spanned="2">
            <text:p><text:a xlink:href="http://ibnlive.in.com/politics/electionstats/constituency/1980/S01/11.html">Eluru</text:a></text:p>
          </table:table-cell>
          <table:table-cell office:value-type="float" office:value="1">
            <text:p>1</text:p>
          </table:table-cell>
          <table:table-cell office:value-type="string">
            <text:p>Chittoori Subbarao Chowdary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66805">
            <text:p>266805</text:p>
          </table:table-cell>
          <table:table-cell office:value-type="string">
            <text:p>Won</text:p>
          </table:table-cell>
          <table:table-cell office:value-type="float" office:value="183335">
            <text:p>183335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K.suryanarayana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83470">
            <text:p>83470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12" table:number-columns-spanned="1" table:number-rows-spanned="2">
            <text:p>12</text:p>
          </table:table-cell>
          <table:table-cell office:value-type="string" table:number-columns-spanned="1" table:number-rows-spanned="2">
            <text:p><text:a xlink:href="http://ibnlive.in.com/politics/electionstats/constituency/1980/S01/12.html">Machilipatnam</text:a></text:p>
          </table:table-cell>
          <table:table-cell office:value-type="float" office:value="1">
            <text:p>1</text:p>
          </table:table-cell>
          <table:table-cell office:value-type="string">
            <text:p>Ankineedu Maganti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49444">
            <text:p>249444</text:p>
          </table:table-cell>
          <table:table-cell office:value-type="string">
            <text:p>Won</text:p>
          </table:table-cell>
          <table:table-cell office:value-type="float" office:value="134336">
            <text:p>134336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Buragadda Niranjana Rao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115108">
            <text:p>115108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13" table:number-columns-spanned="1" table:number-rows-spanned="2">
            <text:p>13</text:p>
          </table:table-cell>
          <table:table-cell office:value-type="string" table:number-columns-spanned="1" table:number-rows-spanned="2">
            <text:p><text:a xlink:href="http://ibnlive.in.com/politics/electionstats/constituency/1980/S01/13.html">Vijayawada</text:a></text:p>
          </table:table-cell>
          <table:table-cell office:value-type="float" office:value="1">
            <text:p>1</text:p>
          </table:table-cell>
          <table:table-cell office:value-type="string">
            <text:p>Vidya Chennupati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40622">
            <text:p>240622</text:p>
          </table:table-cell>
          <table:table-cell office:value-type="string">
            <text:p>Won</text:p>
          </table:table-cell>
          <table:table-cell office:value-type="float" office:value="98702">
            <text:p>98702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K.l.rao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141920">
            <text:p>141920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3">
          <table:table-cell office:value-type="float" office:value="14" table:number-columns-spanned="1" table:number-rows-spanned="2">
            <text:p>14</text:p>
          </table:table-cell>
          <table:table-cell office:value-type="string" table:number-columns-spanned="1" table:number-rows-spanned="2">
            <text:p><text:a xlink:href="http://ibnlive.in.com/politics/electionstats/constituency/1980/S01/14.html">Tenali</text:a></text:p>
          </table:table-cell>
          <table:table-cell office:value-type="float" office:value="1">
            <text:p>1</text:p>
          </table:table-cell>
          <table:table-cell office:value-type="string">
            <text:p>Meduri Nageswara Rao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14807">
            <text:p>214807</text:p>
          </table:table-cell>
          <table:table-cell office:value-type="string">
            <text:p>Won</text:p>
          </table:table-cell>
          <table:table-cell office:value-type="float" office:value="70350">
            <text:p>70350</text:p>
          </table:table-cell>
        </table:table-row>
        <table:table-row table:style-name="ro3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Lavu Balagangadhara Rao</text:p>
          </table:table-cell>
          <table:table-cell table:style-name="ce8" office:value-type="string">
            <text:p><text:a xlink:href="http://ibnlive.in.com/politics/electionstats/votespolled/1980/CPM.html">CPM</text:a></text:p>
          </table:table-cell>
          <table:table-cell office:value-type="float" office:value="144457">
            <text:p>144457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1">
          <table:table-cell office:value-type="float" office:value="15" table:number-columns-spanned="1" table:number-rows-spanned="2">
            <text:p>15</text:p>
          </table:table-cell>
          <table:table-cell office:value-type="string" table:number-columns-spanned="1" table:number-rows-spanned="2">
            <text:p><text:a xlink:href="http://ibnlive.in.com/politics/electionstats/constituency/1980/S01/15.html">Guntur</text:a></text:p>
          </table:table-cell>
          <table:table-cell office:value-type="float" office:value="1">
            <text:p>1</text:p>
          </table:table-cell>
          <table:table-cell office:value-type="string">
            <text:p>N. G. Ranga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52961">
            <text:p>252961</text:p>
          </table:table-cell>
          <table:table-cell office:value-type="string">
            <text:p>Won</text:p>
          </table:table-cell>
          <table:table-cell office:value-type="float" office:value="157336">
            <text:p>157336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K. Sadasiva Rao</text:p>
          </table:table-cell>
          <table:table-cell table:style-name="ce8" office:value-type="string">
            <text:p><text:a xlink:href="http://ibnlive.in.com/politics/electionstats/votespolled/1980/JNP(S).html">JNP(S)</text:a></text:p>
          </table:table-cell>
          <table:table-cell office:value-type="float" office:value="95625">
            <text:p>95625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3">
          <table:table-cell office:value-type="float" office:value="16" table:number-columns-spanned="1" table:number-rows-spanned="2">
            <text:p>16</text:p>
          </table:table-cell>
          <table:table-cell office:value-type="string" table:number-columns-spanned="1" table:number-rows-spanned="2">
            <text:p><text:a xlink:href="http://ibnlive.in.com/politics/electionstats/constituency/1980/S01/16.html">Bapatla</text:a></text:p>
          </table:table-cell>
          <table:table-cell office:value-type="float" office:value="1">
            <text:p>1</text:p>
          </table:table-cell>
          <table:table-cell office:value-type="string">
            <text:p>Ankineedu Prasada Rao Pamulapati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58116">
            <text:p>258116</text:p>
          </table:table-cell>
          <table:table-cell office:value-type="string">
            <text:p>Won</text:p>
          </table:table-cell>
          <table:table-cell office:value-type="float" office:value="151741">
            <text:p>151741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Sambaiah Pallaprolu</text:p>
          </table:table-cell>
          <table:table-cell table:style-name="ce8" office:value-type="string">
            <text:p><text:a xlink:href="http://ibnlive.in.com/politics/electionstats/votespolled/1980/JNP(S).html">JNP(S)</text:a></text:p>
          </table:table-cell>
          <table:table-cell office:value-type="float" office:value="106375">
            <text:p>106375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3">
          <table:table-cell office:value-type="float" office:value="17" table:number-columns-spanned="1" table:number-rows-spanned="2">
            <text:p>17</text:p>
          </table:table-cell>
          <table:table-cell office:value-type="string" table:number-columns-spanned="1" table:number-rows-spanned="2">
            <text:p><text:a xlink:href="http://ibnlive.in.com/politics/electionstats/constituency/1980/S01/17.html">Narasaraopet</text:a></text:p>
          </table:table-cell>
          <table:table-cell office:value-type="float" office:value="1">
            <text:p>1</text:p>
          </table:table-cell>
          <table:table-cell office:value-type="string">
            <text:p>K. Bramhananda Reddy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38854">
            <text:p>238854</text:p>
          </table:table-cell>
          <table:table-cell office:value-type="string">
            <text:p>Won</text:p>
          </table:table-cell>
          <table:table-cell office:value-type="float" office:value="84296">
            <text:p>84296</text:p>
          </table:table-cell>
        </table:table-row>
        <table:table-row table:style-name="ro3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Popuri Brahmanandam</text:p>
          </table:table-cell>
          <table:table-cell table:style-name="ce8" office:value-type="string">
            <text:p><text:a xlink:href="http://ibnlive.in.com/politics/electionstats/votespolled/1980/IND.html">IND</text:a></text:p>
          </table:table-cell>
          <table:table-cell office:value-type="float" office:value="154558">
            <text:p>154558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18" table:number-columns-spanned="1" table:number-rows-spanned="2">
            <text:p>18</text:p>
          </table:table-cell>
          <table:table-cell office:value-type="string" table:number-columns-spanned="1" table:number-rows-spanned="2">
            <text:p><text:a xlink:href="http://ibnlive.in.com/politics/electionstats/constituency/1980/S01/18.html">Ongole</text:a></text:p>
          </table:table-cell>
          <table:table-cell office:value-type="float" office:value="1">
            <text:p>1</text:p>
          </table:table-cell>
          <table:table-cell office:value-type="string">
            <text:p>Venkata Reddi Puli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66831">
            <text:p>266831</text:p>
          </table:table-cell>
          <table:table-cell office:value-type="string">
            <text:p>Won</text:p>
          </table:table-cell>
          <table:table-cell office:value-type="float" office:value="151175">
            <text:p>151175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A.bhakthavastala Reddy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115656">
            <text:p>115656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19" table:number-columns-spanned="1" table:number-rows-spanned="2">
            <text:p>19</text:p>
          </table:table-cell>
          <table:table-cell office:value-type="string" table:number-columns-spanned="1" table:number-rows-spanned="2">
            <text:p><text:a xlink:href="http://ibnlive.in.com/politics/electionstats/constituency/1980/S01/19.html">Nellore</text:a></text:p>
          </table:table-cell>
          <table:table-cell office:value-type="float" office:value="1">
            <text:p>1</text:p>
          </table:table-cell>
          <table:table-cell office:value-type="string">
            <text:p>D. Kamakshaiah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94326">
            <text:p>294326</text:p>
          </table:table-cell>
          <table:table-cell office:value-type="string">
            <text:p>Won</text:p>
          </table:table-cell>
          <table:table-cell office:value-type="float" office:value="227251">
            <text:p>227251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T. P. Bhanu Raju</text:p>
          </table:table-cell>
          <table:table-cell table:style-name="ce8" office:value-type="string">
            <text:p><text:a xlink:href="http://ibnlive.in.com/politics/electionstats/votespolled/1980/CPM.html">CPM</text:a></text:p>
          </table:table-cell>
          <table:table-cell office:value-type="float" office:value="67075">
            <text:p>67075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20" table:number-columns-spanned="1" table:number-rows-spanned="2">
            <text:p>20</text:p>
          </table:table-cell>
          <table:table-cell office:value-type="string" table:number-columns-spanned="1" table:number-rows-spanned="2">
            <text:p><text:a xlink:href="http://ibnlive.in.com/politics/electionstats/constituency/1980/S01/20.html">Tirupathi</text:a></text:p>
          </table:table-cell>
          <table:table-cell office:value-type="float" office:value="1">
            <text:p>1</text:p>
          </table:table-cell>
          <table:table-cell office:value-type="string">
            <text:p>Pasala Penchalaiah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41965">
            <text:p>241965</text:p>
          </table:table-cell>
          <table:table-cell office:value-type="string">
            <text:p>Won</text:p>
          </table:table-cell>
          <table:table-cell office:value-type="float" office:value="155306">
            <text:p>155306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Balakrishnaiah Tambura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86659">
            <text:p>86659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21" table:number-columns-spanned="1" table:number-rows-spanned="2">
            <text:p>21</text:p>
          </table:table-cell>
          <table:table-cell office:value-type="string" table:number-columns-spanned="1" table:number-rows-spanned="2">
            <text:p><text:a xlink:href="http://ibnlive.in.com/politics/electionstats/constituency/1980/S01/21.html">Chittoor</text:a></text:p>
          </table:table-cell>
          <table:table-cell office:value-type="float" office:value="1">
            <text:p>1</text:p>
          </table:table-cell>
          <table:table-cell office:value-type="string">
            <text:p>P. Rajagopal Naidu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32249">
            <text:p>232249</text:p>
          </table:table-cell>
          <table:table-cell office:value-type="string">
            <text:p>Won</text:p>
          </table:table-cell>
          <table:table-cell office:value-type="float" office:value="59847">
            <text:p>59847</text:p>
          </table:table-cell>
        </table:table-row>
        <table:table-row table:style-name="ro3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N. P. Chengalraya Nayudu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172402">
            <text:p>172402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22" table:number-columns-spanned="1" table:number-rows-spanned="2">
            <text:p>22</text:p>
          </table:table-cell>
          <table:table-cell office:value-type="string" table:number-columns-spanned="1" table:number-rows-spanned="2">
            <text:p><text:a xlink:href="http://ibnlive.in.com/politics/electionstats/constituency/1980/S01/22.html">Rajampet</text:a></text:p>
          </table:table-cell>
          <table:table-cell office:value-type="float" office:value="1">
            <text:p>1</text:p>
          </table:table-cell>
          <table:table-cell office:value-type="string">
            <text:p>P. Parthasarathy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89311">
            <text:p>189311</text:p>
          </table:table-cell>
          <table:table-cell office:value-type="string">
            <text:p>Won</text:p>
          </table:table-cell>
          <table:table-cell office:value-type="float" office:value="41401">
            <text:p>41401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Rathnasabapathy Bandaru</text:p>
          </table:table-cell>
          <table:table-cell table:style-name="ce8" office:value-type="string">
            <text:p><text:a xlink:href="http://ibnlive.in.com/politics/electionstats/votespolled/1980/INC(U).html">INC(U)</text:a></text:p>
          </table:table-cell>
          <table:table-cell office:value-type="float" office:value="147910">
            <text:p>147910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23" table:number-columns-spanned="1" table:number-rows-spanned="2">
            <text:p>23</text:p>
          </table:table-cell>
          <table:table-cell office:value-type="string" table:number-columns-spanned="1" table:number-rows-spanned="2">
            <text:p><text:a xlink:href="http://ibnlive.in.com/politics/electionstats/constituency/1980/S01/23.html">Cuddapah</text:a></text:p>
          </table:table-cell>
          <table:table-cell office:value-type="float" office:value="1">
            <text:p>1</text:p>
          </table:table-cell>
          <table:table-cell office:value-type="string">
            <text:p>K. Obul Reddy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56204">
            <text:p>256204</text:p>
          </table:table-cell>
          <table:table-cell office:value-type="string">
            <text:p>Won</text:p>
          </table:table-cell>
          <table:table-cell office:value-type="float" office:value="50546">
            <text:p>50546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P. V. S. Murthy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205658">
            <text:p>205658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24" table:number-columns-spanned="1" table:number-rows-spanned="2">
            <text:p>24</text:p>
          </table:table-cell>
          <table:table-cell office:value-type="string" table:number-columns-spanned="1" table:number-rows-spanned="2">
            <text:p><text:a xlink:href="http://ibnlive.in.com/politics/electionstats/constituency/1980/S01/24.html">Hindupur</text:a></text:p>
          </table:table-cell>
          <table:table-cell office:value-type="float" office:value="1">
            <text:p>1</text:p>
          </table:table-cell>
          <table:table-cell office:value-type="string">
            <text:p>P. Bayapa Reddy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72401">
            <text:p>172401</text:p>
          </table:table-cell>
          <table:table-cell office:value-type="string">
            <text:p>Won</text:p>
          </table:table-cell>
          <table:table-cell office:value-type="float" office:value="78439">
            <text:p>78439</text:p>
          </table:table-cell>
        </table:table-row>
        <table:table-row table:style-name="ro3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K. Rama Chandra Reddi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93962">
            <text:p>93962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1">
          <table:table-cell office:value-type="float" office:value="25" table:number-columns-spanned="1" table:number-rows-spanned="2">
            <text:p>25</text:p>
          </table:table-cell>
          <table:table-cell office:value-type="string" table:number-columns-spanned="1" table:number-rows-spanned="2">
            <text:p><text:a xlink:href="http://ibnlive.in.com/politics/electionstats/constituency/1980/S01/25.html">Anantapur</text:a></text:p>
          </table:table-cell>
          <table:table-cell office:value-type="float" office:value="1">
            <text:p>1</text:p>
          </table:table-cell>
          <table:table-cell office:value-type="string">
            <text:p>Darur Pullaiah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71838">
            <text:p>171838</text:p>
          </table:table-cell>
          <table:table-cell office:value-type="string">
            <text:p>Won</text:p>
          </table:table-cell>
          <table:table-cell office:value-type="float" office:value="73277">
            <text:p>73277</text:p>
          </table:table-cell>
        </table:table-row>
        <table:table-row table:style-name="ro3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D. Narayanaswmy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98561">
            <text:p>98561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3">
          <table:table-cell office:value-type="float" office:value="26" table:number-columns-spanned="1" table:number-rows-spanned="2">
            <text:p>26</text:p>
          </table:table-cell>
          <table:table-cell office:value-type="string" table:number-columns-spanned="1" table:number-rows-spanned="2">
            <text:p><text:a xlink:href="http://ibnlive.in.com/politics/electionstats/constituency/1980/S01/26.html">Kurnool</text:a></text:p>
          </table:table-cell>
          <table:table-cell office:value-type="float" office:value="1">
            <text:p>1</text:p>
          </table:table-cell>
          <table:table-cell office:value-type="string">
            <text:p>K. Vijayabhaskara Reddi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31889">
            <text:p>231889</text:p>
          </table:table-cell>
          <table:table-cell office:value-type="string">
            <text:p>Won</text:p>
          </table:table-cell>
          <table:table-cell office:value-type="float" office:value="204849">
            <text:p>204849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Nasir Ahmed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27040">
            <text:p>27040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27" table:number-columns-spanned="1" table:number-rows-spanned="2">
            <text:p>27</text:p>
          </table:table-cell>
          <table:table-cell office:value-type="string" table:number-columns-spanned="1" table:number-rows-spanned="2">
            <text:p><text:a xlink:href="http://ibnlive.in.com/politics/electionstats/constituency/1980/S01/27.html">Nandyal</text:a></text:p>
          </table:table-cell>
          <table:table-cell office:value-type="float" office:value="1">
            <text:p>1</text:p>
          </table:table-cell>
          <table:table-cell office:value-type="string">
            <text:p>P. Venkata Subbaiah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19606">
            <text:p>219606</text:p>
          </table:table-cell>
          <table:table-cell office:value-type="string">
            <text:p>Won</text:p>
          </table:table-cell>
          <table:table-cell office:value-type="float" office:value="78378">
            <text:p>78378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Asif Pasha</text:p>
          </table:table-cell>
          <table:table-cell table:style-name="ce8" office:value-type="string">
            <text:p><text:a xlink:href="http://ibnlive.in.com/politics/electionstats/votespolled/1980/INC(U).html">INC(U)</text:a></text:p>
          </table:table-cell>
          <table:table-cell office:value-type="float" office:value="141228">
            <text:p>141228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28" table:number-columns-spanned="1" table:number-rows-spanned="2">
            <text:p>28</text:p>
          </table:table-cell>
          <table:table-cell office:value-type="string" table:number-columns-spanned="1" table:number-rows-spanned="2">
            <text:p><text:a xlink:href="http://ibnlive.in.com/politics/electionstats/constituency/1980/S01/28.html">Nagarkurnool</text:a></text:p>
          </table:table-cell>
          <table:table-cell office:value-type="float" office:value="1">
            <text:p>1</text:p>
          </table:table-cell>
          <table:table-cell office:value-type="string">
            <text:p>Anantharamulu Mallu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30364">
            <text:p>230364</text:p>
          </table:table-cell>
          <table:table-cell office:value-type="string">
            <text:p>Won</text:p>
          </table:table-cell>
          <table:table-cell office:value-type="float" office:value="149959">
            <text:p>149959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M. Bheeshamdev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80405">
            <text:p>80405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1">
          <table:table-cell office:value-type="float" office:value="29" table:number-columns-spanned="1" table:number-rows-spanned="2">
            <text:p>29</text:p>
          </table:table-cell>
          <table:table-cell office:value-type="string" table:number-columns-spanned="1" table:number-rows-spanned="2">
            <text:p><text:a xlink:href="http://ibnlive.in.com/politics/electionstats/constituency/1980/S01/29.html">Mahabubnagar</text:a></text:p>
          </table:table-cell>
          <table:table-cell office:value-type="float" office:value="1">
            <text:p>1</text:p>
          </table:table-cell>
          <table:table-cell office:value-type="string">
            <text:p>Mallikarjun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41665">
            <text:p>241665</text:p>
          </table:table-cell>
          <table:table-cell office:value-type="string">
            <text:p>Won</text:p>
          </table:table-cell>
          <table:table-cell office:value-type="float" office:value="152661">
            <text:p>152661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J. Rameshwar Rao</text:p>
          </table:table-cell>
          <table:table-cell table:style-name="ce8" office:value-type="string">
            <text:p><text:a xlink:href="http://ibnlive.in.com/politics/electionstats/votespolled/1980/INC(U).html">INC(U)</text:a></text:p>
          </table:table-cell>
          <table:table-cell office:value-type="float" office:value="89004">
            <text:p>89004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1">
          <table:table-cell office:value-type="float" office:value="30" table:number-columns-spanned="1" table:number-rows-spanned="2">
            <text:p>30</text:p>
          </table:table-cell>
          <table:table-cell office:value-type="string" table:number-columns-spanned="1" table:number-rows-spanned="2">
            <text:p><text:a xlink:href="http://ibnlive.in.com/politics/electionstats/constituency/1980/S01/30.html">Hyderabad</text:a></text:p>
          </table:table-cell>
          <table:table-cell office:value-type="float" office:value="1">
            <text:p>1</text:p>
          </table:table-cell>
          <table:table-cell office:value-type="string">
            <text:p>K.s. Narayana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66868">
            <text:p>166868</text:p>
          </table:table-cell>
          <table:table-cell office:value-type="string">
            <text:p>Won</text:p>
          </table:table-cell>
          <table:table-cell office:value-type="float" office:value="31564">
            <text:p>31564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Ale Narendra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135304">
            <text:p>135304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31" table:number-columns-spanned="1" table:number-rows-spanned="2">
            <text:p>31</text:p>
          </table:table-cell>
          <table:table-cell office:value-type="string" table:number-columns-spanned="1" table:number-rows-spanned="2">
            <text:p><text:a xlink:href="http://ibnlive.in.com/politics/electionstats/constituency/1980/S01/31.html">Secunderabad</text:a></text:p>
          </table:table-cell>
          <table:table-cell office:value-type="float" office:value="1">
            <text:p>1</text:p>
          </table:table-cell>
          <table:table-cell office:value-type="string">
            <text:p>P. Shiv Shanker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86238">
            <text:p>186238</text:p>
          </table:table-cell>
          <table:table-cell office:value-type="string">
            <text:p>Won</text:p>
          </table:table-cell>
          <table:table-cell office:value-type="float" office:value="28523">
            <text:p>28523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M. Sreedhar Reddy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157715">
            <text:p>157715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32" table:number-columns-spanned="1" table:number-rows-spanned="2">
            <text:p>32</text:p>
          </table:table-cell>
          <table:table-cell office:value-type="string" table:number-columns-spanned="1" table:number-rows-spanned="2">
            <text:p><text:a xlink:href="http://ibnlive.in.com/politics/electionstats/constituency/1980/S01/32.html">Siddipet</text:a></text:p>
          </table:table-cell>
          <table:table-cell office:value-type="float" office:value="1">
            <text:p>1</text:p>
          </table:table-cell>
          <table:table-cell office:value-type="string">
            <text:p>Nandi Yellaiah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47670">
            <text:p>247670</text:p>
          </table:table-cell>
          <table:table-cell office:value-type="string">
            <text:p>Won</text:p>
          </table:table-cell>
          <table:table-cell office:value-type="float" office:value="192532">
            <text:p>192532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Babu Rao</text:p>
          </table:table-cell>
          <table:table-cell table:style-name="ce8" office:value-type="string">
            <text:p><text:a xlink:href="http://ibnlive.in.com/politics/electionstats/votespolled/1980/JNP(S).html">JNP(S)</text:a></text:p>
          </table:table-cell>
          <table:table-cell office:value-type="float" office:value="55138">
            <text:p>55138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1">
          <table:table-cell office:value-type="float" office:value="33" table:number-columns-spanned="1" table:number-rows-spanned="2">
            <text:p>33</text:p>
          </table:table-cell>
          <table:table-cell office:value-type="string" table:number-columns-spanned="1" table:number-rows-spanned="2">
            <text:p><text:a xlink:href="http://ibnlive.in.com/politics/electionstats/constituency/1980/S01/33.html">Medak</text:a></text:p>
          </table:table-cell>
          <table:table-cell office:value-type="float" office:value="1">
            <text:p>1</text:p>
          </table:table-cell>
          <table:table-cell office:value-type="string">
            <text:p>Indira Gandhi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301577">
            <text:p>301577</text:p>
          </table:table-cell>
          <table:table-cell office:value-type="string">
            <text:p>Won</text:p>
          </table:table-cell>
          <table:table-cell office:value-type="float" office:value="219124">
            <text:p>219124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S. Jaipal Reddy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82453">
            <text:p>82453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34" table:number-columns-spanned="1" table:number-rows-spanned="2">
            <text:p>34</text:p>
          </table:table-cell>
          <table:table-cell office:value-type="string" table:number-columns-spanned="1" table:number-rows-spanned="2">
            <text:p><text:a xlink:href="http://ibnlive.in.com/politics/electionstats/constituency/1980/S01/34.html">Nizamabad</text:a></text:p>
          </table:table-cell>
          <table:table-cell office:value-type="float" office:value="1">
            <text:p>1</text:p>
          </table:table-cell>
          <table:table-cell office:value-type="string">
            <text:p>M. Ramgopal Reddy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48283">
            <text:p>248283</text:p>
          </table:table-cell>
          <table:table-cell office:value-type="string">
            <text:p>Won</text:p>
          </table:table-cell>
          <table:table-cell office:value-type="float" office:value="200315">
            <text:p>200315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K. M. Khan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47968">
            <text:p>47968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35" table:number-columns-spanned="1" table:number-rows-spanned="2">
            <text:p>35</text:p>
          </table:table-cell>
          <table:table-cell office:value-type="string" table:number-columns-spanned="1" table:number-rows-spanned="2">
            <text:p><text:a xlink:href="http://ibnlive.in.com/politics/electionstats/constituency/1980/S01/35.html">Adilabad</text:a></text:p>
          </table:table-cell>
          <table:table-cell office:value-type="float" office:value="1">
            <text:p>1</text:p>
          </table:table-cell>
          <table:table-cell office:value-type="string">
            <text:p>G. Narasimha Reddy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34300">
            <text:p>234300</text:p>
          </table:table-cell>
          <table:table-cell office:value-type="string">
            <text:p>Won</text:p>
          </table:table-cell>
          <table:table-cell office:value-type="float" office:value="181955">
            <text:p>181955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P. Rajeshwar Rao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52345">
            <text:p>52345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1">
          <table:table-cell office:value-type="float" office:value="36" table:number-columns-spanned="1" table:number-rows-spanned="2">
            <text:p>36</text:p>
          </table:table-cell>
          <table:table-cell office:value-type="string" table:number-columns-spanned="1" table:number-rows-spanned="2">
            <text:p><text:a xlink:href="http://ibnlive.in.com/politics/electionstats/constituency/1980/S01/36.html">Peddapalli</text:a></text:p>
          </table:table-cell>
          <table:table-cell office:value-type="float" office:value="1">
            <text:p>1</text:p>
          </table:table-cell>
          <table:table-cell office:value-type="string">
            <text:p>K. Rajamallu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198106">
            <text:p>198106</text:p>
          </table:table-cell>
          <table:table-cell office:value-type="string">
            <text:p>Won</text:p>
          </table:table-cell>
          <table:table-cell office:value-type="float" office:value="109840">
            <text:p>109840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P. Rajalingaiah</text:p>
          </table:table-cell>
          <table:table-cell table:style-name="ce8" office:value-type="string">
            <text:p><text:a xlink:href="http://ibnlive.in.com/politics/electionstats/votespolled/1980/CPI.html">CPI</text:a></text:p>
          </table:table-cell>
          <table:table-cell office:value-type="float" office:value="88266">
            <text:p>88266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37" table:number-columns-spanned="1" table:number-rows-spanned="2">
            <text:p>37</text:p>
          </table:table-cell>
          <table:table-cell office:value-type="string" table:number-columns-spanned="1" table:number-rows-spanned="2">
            <text:p><text:a xlink:href="http://ibnlive.in.com/politics/electionstats/constituency/1980/S01/37.html">Karimnagar</text:a></text:p>
          </table:table-cell>
          <table:table-cell office:value-type="float" office:value="1">
            <text:p>1</text:p>
          </table:table-cell>
          <table:table-cell office:value-type="string">
            <text:p>M.satyanarayana Rao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01777">
            <text:p>201777</text:p>
          </table:table-cell>
          <table:table-cell office:value-type="string">
            <text:p>Won</text:p>
          </table:table-cell>
          <table:table-cell office:value-type="float" office:value="156328">
            <text:p>156328</text:p>
          </table:table-cell>
        </table:table-row>
        <table:table-row table:style-name="ro3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Chennamaneni Vidya Sagar Rao</text:p>
          </table:table-cell>
          <table:table-cell table:style-name="ce8" office:value-type="string">
            <text:p><text:a xlink:href="http://ibnlive.in.com/politics/electionstats/votespolled/1980/JNP.html">JNP</text:a></text:p>
          </table:table-cell>
          <table:table-cell office:value-type="float" office:value="45449">
            <text:p>45449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38" table:number-columns-spanned="1" table:number-rows-spanned="2">
            <text:p>38</text:p>
          </table:table-cell>
          <table:table-cell office:value-type="string" table:number-columns-spanned="1" table:number-rows-spanned="2">
            <text:p><text:a xlink:href="http://ibnlive.in.com/politics/electionstats/constituency/1980/S01/38.html">Hanamkonda</text:a></text:p>
          </table:table-cell>
          <table:table-cell office:value-type="float" office:value="1">
            <text:p>1</text:p>
          </table:table-cell>
          <table:table-cell office:value-type="string">
            <text:p>P. V. Narsimha Rao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57961">
            <text:p>257961</text:p>
          </table:table-cell>
          <table:table-cell office:value-type="string">
            <text:p>Won</text:p>
          </table:table-cell>
          <table:table-cell office:value-type="float" office:value="162949">
            <text:p>162949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Janardhan Reddy P</text:p>
          </table:table-cell>
          <table:table-cell table:style-name="ce8" office:value-type="string">
            <text:p><text:a xlink:href="http://ibnlive.in.com/politics/electionstats/votespolled/1980/INC(U).html">INC(U)</text:a></text:p>
          </table:table-cell>
          <table:table-cell office:value-type="float" office:value="95012">
            <text:p>95012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3">
          <table:table-cell office:value-type="float" office:value="39" table:number-columns-spanned="1" table:number-rows-spanned="2">
            <text:p>39</text:p>
          </table:table-cell>
          <table:table-cell office:value-type="string" table:number-columns-spanned="1" table:number-rows-spanned="2">
            <text:p><text:a xlink:href="http://ibnlive.in.com/politics/electionstats/constituency/1980/S01/39.html">Warangal</text:a></text:p>
          </table:table-cell>
          <table:table-cell office:value-type="float" office:value="1">
            <text:p>1</text:p>
          </table:table-cell>
          <table:table-cell office:value-type="string">
            <text:p>Md. Kamaloddin Ahmed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65042">
            <text:p>265042</text:p>
          </table:table-cell>
          <table:table-cell office:value-type="string">
            <text:p>Won</text:p>
          </table:table-cell>
          <table:table-cell office:value-type="float" office:value="122042">
            <text:p>122042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T. Purshotham Rao</text:p>
          </table:table-cell>
          <table:table-cell table:style-name="ce8" office:value-type="string">
            <text:p><text:a xlink:href="http://ibnlive.in.com/politics/electionstats/votespolled/1980/INC(U).html">INC(U)</text:a></text:p>
          </table:table-cell>
          <table:table-cell office:value-type="float" office:value="143000">
            <text:p>143000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40" table:number-columns-spanned="1" table:number-rows-spanned="2">
            <text:p>40</text:p>
          </table:table-cell>
          <table:table-cell office:value-type="string" table:number-columns-spanned="1" table:number-rows-spanned="2">
            <text:p><text:a xlink:href="http://ibnlive.in.com/politics/electionstats/constituency/1980/S01/40.html">Khammam</text:a></text:p>
          </table:table-cell>
          <table:table-cell office:value-type="float" office:value="1">
            <text:p>1</text:p>
          </table:table-cell>
          <table:table-cell office:value-type="string">
            <text:p>Kondala Rao Jalagam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01559">
            <text:p>201559</text:p>
          </table:table-cell>
          <table:table-cell office:value-type="string">
            <text:p>Won</text:p>
          </table:table-cell>
          <table:table-cell office:value-type="float" office:value="95483">
            <text:p>95483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Upendraiah Samineni</text:p>
          </table:table-cell>
          <table:table-cell table:style-name="ce8" office:value-type="string">
            <text:p><text:a xlink:href="http://ibnlive.in.com/politics/electionstats/votespolled/1980/INC(U).html">INC(U)</text:a></text:p>
          </table:table-cell>
          <table:table-cell office:value-type="float" office:value="106076">
            <text:p>106076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2">
          <table:table-cell office:value-type="float" office:value="41" table:number-columns-spanned="1" table:number-rows-spanned="2">
            <text:p>41</text:p>
          </table:table-cell>
          <table:table-cell office:value-type="string" table:number-columns-spanned="1" table:number-rows-spanned="2">
            <text:p><text:a xlink:href="http://ibnlive.in.com/politics/electionstats/constituency/1980/S01/41.html">Nalgonda</text:a></text:p>
          </table:table-cell>
          <table:table-cell office:value-type="float" office:value="1">
            <text:p>1</text:p>
          </table:table-cell>
          <table:table-cell office:value-type="string">
            <text:p>T. Damodar Reddy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20952">
            <text:p>220952</text:p>
          </table:table-cell>
          <table:table-cell office:value-type="string">
            <text:p>Won</text:p>
          </table:table-cell>
          <table:table-cell office:value-type="float" office:value="53669">
            <text:p>53669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B. Dharma Bhiksham</text:p>
          </table:table-cell>
          <table:table-cell table:style-name="ce8" office:value-type="string">
            <text:p><text:a xlink:href="http://ibnlive.in.com/politics/electionstats/votespolled/1980/CPI.html">CPI</text:a></text:p>
          </table:table-cell>
          <table:table-cell office:value-type="float" office:value="167283">
            <text:p>167283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  <table:table-row table:style-name="ro1">
          <table:table-cell office:value-type="float" office:value="42" table:number-columns-spanned="1" table:number-rows-spanned="2">
            <text:p>42</text:p>
          </table:table-cell>
          <table:table-cell office:value-type="string" table:number-columns-spanned="1" table:number-rows-spanned="2">
            <text:p><text:a xlink:href="http://ibnlive.in.com/politics/electionstats/constituency/1980/S01/42.html">Miryalguda</text:a></text:p>
          </table:table-cell>
          <table:table-cell office:value-type="float" office:value="1">
            <text:p>1</text:p>
          </table:table-cell>
          <table:table-cell office:value-type="string">
            <text:p>G. S. Reddy</text:p>
          </table:table-cell>
          <table:table-cell office:value-type="string">
            <text:p><text:a xlink:href="http://ibnlive.in.com/politics/electionstats/votespolled/1980/INC(I).html">INC(I)</text:a></text:p>
          </table:table-cell>
          <table:table-cell office:value-type="float" office:value="221980">
            <text:p>221980</text:p>
          </table:table-cell>
          <table:table-cell office:value-type="string">
            <text:p>Won</text:p>
          </table:table-cell>
          <table:table-cell office:value-type="float" office:value="48007">
            <text:p>48007</text:p>
          </table:table-cell>
        </table:table-row>
        <table:table-row table:style-name="ro2">
          <table:covered-table-cell table:number-columns-repeated="2" table:style-name="Default"/>
          <table:table-cell table:style-name="ce5" office:value-type="float" office:value="2">
            <text:p>2</text:p>
          </table:table-cell>
          <table:table-cell table:style-name="ce8" office:value-type="string">
            <text:p>B. Narasimha Reddy</text:p>
          </table:table-cell>
          <table:table-cell table:style-name="ce8" office:value-type="string">
            <text:p><text:a xlink:href="http://ibnlive.in.com/politics/electionstats/votespolled/1980/CPM.html">CPM</text:a></text:p>
          </table:table-cell>
          <table:table-cell office:value-type="float" office:value="173973">
            <text:p>173973</text:p>
          </table:table-cell>
          <table:table-cell office:value-type="string">
            <text:p>Runner-up</text:p>
          </table:table-cell>
          <table:table-cell office:value-type="string">
            <text:p> </text:p>
          </table:table-cell>
        </table:table-row>
        <table:table-row table:style-name="ro1">
          <table:table-cell table:style-name="ce5" office:value-type="string" table:number-columns-spanned="8" table:number-rows-spanned="1">
            <text:p> </text:p>
          </table:table-cell>
          <table:covered-table-cell table:number-columns-repeated="7" table:style-name="Default"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Sheet1.A1:Sheet1.E544" table:display-filter-buttons="true">
          <table:filter>
            <table:filter-and>
              <table:filter-condition table:field-number="1" table:value="Bihar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khar Mittal</meta:initial-creator>
    <meta:creation-date>2012-06-11T11:05:20</meta:creation-date>
    <dc:date>2012-06-11T15:12:05</dc:date>
    <dc:creator>Shekhar Mittal</dc:creator>
    <meta:editing-duration>PT4H35S</meta:editing-duration>
    <meta:editing-cycles>3</meta:editing-cycles>
    <meta:generator>LibreOffice/3.5$Linux_X86_64 LibreOffice_project/350m1$Build-2</meta:generator>
    <meta:document-statistic meta:table-count="3" meta:cell-count="3902" meta:object-count="0"/>
  </office:meta>
</office:document-meta>
</file>